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2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1.586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6.4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80808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5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74pt solid #808080"/>
    </style:style>
    <style:style style:name="ce29" style:family="table-cell" style:parent-style-name="Default">
      <style:table-cell-properties fo:background-color="#bbdefb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bdefb" fo:border="0.74pt solid #80808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0f4c3" style:text-align-source="fix" style:repeat-content="false" fo:border="0.74pt solid #80808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0f4c3" fo:border="0.74pt solid #80808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8bbd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ffcc"/>
    </style:style>
    <style:style style:name="ce21" style:family="table-cell" style:parent-style-name="Default">
      <style:text-properties fo:color="#808080" fo:font-style="italic" style:font-style-asian="italic" style:font-style-complex="italic"/>
    </style:style>
    <style:style style:name="ce22" style:family="table-cell" style:parent-style-name="Default">
      <style:text-properties fo:color="#cc0000"/>
    </style:style>
    <style:style style:name="ce48" style:family="table-cell" style:parent-style-name="Default">
      <style:table-cell-properties fo:border="0.74pt solid #80808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bdefb" fo:border="0.74pt solid #808080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0f4c3" fo:border="none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0f4c3" fo:border="0.74pt solid #808080" style:vertical-align="middle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4c7dc" style:text-align-source="fix" style:repeat-content="false" fo:wrap-option="wrap" fo:border="0.74pt solid #a9a9a9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7" style:family="table-cell" style:parent-style-name="Default">
      <style:table-cell-properties style:text-align-source="fix" style:repeat-content="false" fo:border="0.74pt solid #a9a9a9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  <style:map style:condition="cell-content()=20" style:apply-style-name="Untitled5" style:base-cell-address="'order by UPPER filter'.C2"/>
      <style:map style:condition="cell-content()=30" style:apply-style-name="Untitled6" style:base-cell-address="'order by UPPER filter'.C2"/>
      <style:map style:condition="cell-content()=40" style:apply-style-name="Untitled7" style:base-cell-address="'order by UPPER filter'.C2"/>
    </style:style>
    <style:style style:name="ce32" style:family="table-cell" style:parent-style-name="Default" style:data-style-name="N120">
      <style:table-cell-properties style:text-align-source="fix" style:repeat-content="false" fo:border="0.74pt solid #a9a9a9" style:vertical-align="middle"/>
      <style:paragraph-properties fo:text-align="end" fo:margin-left="0cm"/>
      <style:map style:condition="is-true-formula([.C4] = MIN([.$C$4:.$AA$41]))" style:apply-style-name="BIG_20_BORDERS" style:base-cell-address="'order by UPPER filter'.C4"/>
      <style:map style:condition="is-true-formula([.C4] = MIN([.$C4:.$AA4]))" style:apply-style-name="Accent" style:base-cell-address="'order by UPPER filter'.C4"/>
    </style:style>
    <style:style style:name="ce34" style:family="table-cell" style:parent-style-name="Default" style:data-style-name="N120">
      <style:table-cell-properties fo:background-color="#ffff00"/>
      <style:map style:condition="is-true-formula([.C43] = MIN([.$C43:.$AA43]))" style:apply-style-name="Untitled11" style:base-cell-address="'order by UPPER filter'.C43"/>
    </style:style>
    <style:style style:name="ce35" style:family="table-cell" style:parent-style-name="Default">
      <style:table-cell-properties fo:background-color="#b4c7dc" style:text-align-source="fix" style:repeat-content="false" fo:border="0.74pt solid #a9a9a9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2" style:family="table-cell" style:parent-style-name="Default">
      <style:table-cell-properties fo:background-color="#4dd0e1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bc02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2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bc02d"/>
    </style:style>
    <style:style style:name="ce45" style:family="table-cell" style:parent-style-name="Default">
      <style:table-cell-properties style:text-align-source="fix" style:repeat-content="false" fo:border="0.74pt solid #a9a9a9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  <style:map style:condition="cell-content()=20" style:apply-style-name="Untitled5" style:base-cell-address="'order by UPPER filter'.C2"/>
      <style:map style:condition="cell-content()=30" style:apply-style-name="Untitled6" style:base-cell-address="'order by UPPER filter'.C2"/>
      <style:map style:condition="cell-content()=40" style:apply-style-name="Untitled7" style:base-cell-address="'order by UPPER filter'.C2"/>
    </style:style>
    <style:style style:name="ce46" style:family="table-cell" style:parent-style-name="Default">
      <style:table-cell-properties fo:background-color="#d3d3d3" style:text-align-source="fix" style:repeat-content="false" fo:wrap-option="wrap" fo:border="0.74pt solid #c0c0c0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47" style:family="table-cell" style:parent-style-name="Default">
      <style:table-cell-properties fo:background-color="#fff0f5" style:text-align-source="fix" style:repeat-content="false" fo:border="0.74pt solid #c0c0c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74pt solid #bdbdbd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>
      <style:table-cell-properties style:text-align-source="fix" style:repeat-content="false" fo:border="0.74pt solid #a9a9a9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  <style:map style:condition="cell-content()=20" style:apply-style-name="Untitled5" style:base-cell-address="'order by UPPER filter'.C2"/>
      <style:map style:condition="cell-content()=30" style:apply-style-name="Untitled6" style:base-cell-address="'order by UPPER filter'.C2"/>
      <style:map style:condition="cell-content()=40" style:apply-style-name="Untitled7" style:base-cell-address="'order by UPPER filter'.C2"/>
    </style:style>
    <style:style style:name="ce58" style:family="table-cell" style:parent-style-name="Default" style:data-style-name="N120">
      <style:table-cell-properties style:text-align-source="fix" style:repeat-content="false" fo:border="0.74pt solid #a9a9a9" style:vertical-align="middle"/>
      <style:paragraph-properties fo:text-align="end" fo:margin-left="0cm"/>
      <style:map style:condition="is-true-formula([.C4] = MIN([.$C$4:.$AA$41]))" style:apply-style-name="BIG_20_BORDERS" style:base-cell-address="'order by LOWER filter'.C4"/>
      <style:map style:condition="is-true-formula([.C4] = MIN([.$C4:.$AA4]))" style:apply-style-name="Accent" style:base-cell-address="'order by LOWER filter'.C4"/>
    </style:style>
    <style:style style:name="ce59" style:family="table-cell" style:parent-style-name="Default" style:data-style-name="N120">
      <style:table-cell-properties fo:background-color="#ffff00"/>
      <style:map style:condition="is-true-formula([.C43] = MIN([.$C43:.$AA43]))" style:apply-style-name="Untitled11" style:base-cell-address="'order by LOWER filter'.C43"/>
    </style:style>
    <style:style style:name="ce61" style:family="table-cell" style:parent-style-name="Default">
      <style:table-cell-properties style:text-align-source="fix" style:repeat-content="false" fo:border="0.74pt solid #a9a9a9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0" style:apply-style-name="Untitled1" style:base-cell-address="'order by UPPER filter'.C2"/>
      <style:map style:condition="cell-content()=5" style:apply-style-name="Untitled2" style:base-cell-address="'order by UPPER filter'.C2"/>
      <style:map style:condition="cell-content()=10" style:apply-style-name="Untitled3" style:base-cell-address="'order by UPPER filter'.C2"/>
      <style:map style:condition="cell-content()=15" style:apply-style-name="Untitled4" style:base-cell-address="'order by UPPER filter'.C2"/>
      <style:map style:condition="cell-content()=20" style:apply-style-name="Untitled5" style:base-cell-address="'order by UPPER filter'.C2"/>
      <style:map style:condition="cell-content()=30" style:apply-style-name="Untitled6" style:base-cell-address="'order by UPPER filter'.C2"/>
      <style:map style:condition="cell-content()=40" style:apply-style-name="Untitled7" style:base-cell-address="'order by UPPER filter'.C2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rder by UPPER filter" table:style-name="ta1">
        <table:table-column table:style-name="co1" table:default-cell-style-name="ce30"/>
        <table:table-column table:style-name="co2" table:default-cell-style-name="ce14"/>
        <table:table-column table:style-name="co3" table:default-cell-style-name="ce32"/>
        <table:table-column table:style-name="co4" table:number-columns-repeated="9" table:default-cell-style-name="ce32"/>
        <table:table-column table:style-name="co5" table:number-columns-repeated="15" table:default-cell-style-name="ce32"/>
        <table:table-column table:style-name="co6" table:default-cell-style-name="ce5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SULT TYPE</text:p>
          </table:table-cell>
          <table:table-cell table:style-name="ce24" office:value-type="string" calcext:value-type="string">
            <text:p>NO </text:p>
            <text:p>FILTER</text:p>
          </table:table-cell>
          <table:table-cell table:style-name="ce35" office:value-type="string" calcext:value-type="string">
            <text:p>FILTER 1</text:p>
          </table:table-cell>
          <table:table-cell table:style-name="ce35" office:value-type="string" calcext:value-type="string">
            <text:p>FILTER 2</text:p>
          </table:table-cell>
          <table:table-cell table:style-name="ce35" office:value-type="string" calcext:value-type="string">
            <text:p>FILTER 3</text:p>
          </table:table-cell>
          <table:table-cell table:style-name="ce35" office:value-type="string" calcext:value-type="string">
            <text:p>FILTER 4</text:p>
          </table:table-cell>
          <table:table-cell table:style-name="ce35" office:value-type="string" calcext:value-type="string">
            <text:p>FILTER 5</text:p>
          </table:table-cell>
          <table:table-cell table:style-name="ce35" office:value-type="string" calcext:value-type="string">
            <text:p>FILTER 6</text:p>
          </table:table-cell>
          <table:table-cell table:style-name="ce35" office:value-type="string" calcext:value-type="string">
            <text:p>FILTER 7</text:p>
          </table:table-cell>
          <table:table-cell table:style-name="ce35" office:value-type="string" calcext:value-type="string">
            <text:p>FILTER 8</text:p>
          </table:table-cell>
          <table:table-cell table:style-name="ce35" office:value-type="string" calcext:value-type="string">
            <text:p>FILTER 9</text:p>
          </table:table-cell>
          <table:table-cell table:style-name="ce35" office:value-type="string" calcext:value-type="string">
            <text:p>FILTER 10</text:p>
          </table:table-cell>
          <table:table-cell table:style-name="ce35" office:value-type="string" calcext:value-type="string">
            <text:p>FILTER 11</text:p>
          </table:table-cell>
          <table:table-cell table:style-name="ce35" office:value-type="string" calcext:value-type="string">
            <text:p>FILTER 12</text:p>
          </table:table-cell>
          <table:table-cell table:style-name="ce35" office:value-type="string" calcext:value-type="string">
            <text:p>FILTER 13</text:p>
          </table:table-cell>
          <table:table-cell table:style-name="ce35" office:value-type="string" calcext:value-type="string">
            <text:p>FILTER 14</text:p>
          </table:table-cell>
          <table:table-cell table:style-name="ce35" office:value-type="string" calcext:value-type="string">
            <text:p>FILTER 15</text:p>
          </table:table-cell>
          <table:table-cell table:style-name="ce35" office:value-type="string" calcext:value-type="string">
            <text:p>FILTER 16</text:p>
          </table:table-cell>
          <table:table-cell table:style-name="ce35" office:value-type="string" calcext:value-type="string">
            <text:p>FILTER 17</text:p>
          </table:table-cell>
          <table:table-cell table:style-name="ce35" office:value-type="string" calcext:value-type="string">
            <text:p>FILTER 18</text:p>
          </table:table-cell>
          <table:table-cell table:style-name="ce35" office:value-type="string" calcext:value-type="string">
            <text:p>FILTER 19</text:p>
          </table:table-cell>
          <table:table-cell table:style-name="ce35" office:value-type="string" calcext:value-type="string">
            <text:p>FILTER 20</text:p>
          </table:table-cell>
          <table:table-cell table:style-name="ce35" office:value-type="string" calcext:value-type="string">
            <text:p>FILTER 21</text:p>
          </table:table-cell>
          <table:table-cell table:style-name="ce35" office:value-type="string" calcext:value-type="string">
            <text:p>FILTER 22</text:p>
          </table:table-cell>
          <table:table-cell table:style-name="ce35" office:value-type="string" calcext:value-type="string">
            <text:p>FILTER 23</text:p>
          </table:table-cell>
          <table:table-cell table:style-name="ce35" office:value-type="string" calcext:value-type="string">
            <text:p>FILTER 24</text:p>
          </table:table-cell>
          <table:table-cell table:style-name="ce46" office:value-type="string" calcext:value-type="string" table:number-columns-spanned="1" table:number-rows-spanned="3">
            <text:p>SPARK </text:p>
            <text:p>LINE</text:p>
          </table:table-cell>
        </table:table-row>
        <table:table-row table:style-name="ro2">
          <table:table-cell table:style-name="ce25" office:value-type="string" calcext:value-type="string" table:number-columns-spanned="1" table:number-rows-spanned="2">
            <text:p>FILTERS</text:p>
          </table:table-cell>
          <table:table-cell table:style-name="ce48" office:value-type="string" calcext:value-type="string">
            <text:p>UPPER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number-columns-repeated="4" table:style-name="ce27" office:value-type="float" office:value="5" calcext:value-type="float">
            <text:p>5</text:p>
          </table:table-cell>
          <table:table-cell table:number-columns-repeated="4" table:style-name="ce27" office:value-type="float" office:value="10" calcext:value-type="float">
            <text:p>10</text:p>
          </table:table-cell>
          <table:table-cell table:number-columns-repeated="4" table:style-name="ce27" office:value-type="float" office:value="15" calcext:value-type="float">
            <text:p>15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45" office:value-type="float" office:value="20" calcext:value-type="float">
            <text:p>20</text:p>
          </table:table-cell>
          <table:table-cell table:number-columns-repeated="3" table:style-name="ce45" office:value-type="float" office:value="30" calcext:value-type="float">
            <text:p>30</text:p>
          </table:table-cell>
          <table:table-cell table:number-columns-repeated="3" table:style-name="ce45" office:value-type="float" office:value="40" calcext:value-type="float">
            <text:p>40</text:p>
          </table:table-cell>
          <table:covered-table-cell table:style-name="ce47" office:value-type="string" calcext:value-type="string">
            <text:p>SPARKLINE</text:p>
          </table:covered-table-cell>
        </table:table-row>
        <table:table-row table:style-name="ro2">
          <table:covered-table-cell table:style-name="ce28"/>
          <table:table-cell table:style-name="ce48" office:value-type="string" calcext:value-type="string">
            <text:p>LOWER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40" calcext:value-type="float">
            <text:p>40</text:p>
          </table:table-cell>
          <table:table-cell table:style-name="ce45" office:value-type="float" office:value="20" calcext:value-type="float">
            <text:p>20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40" calcext:value-type="float">
            <text:p>40</text:p>
          </table:table-cell>
          <table:covered-table-cell table:style-name="ce47" office:value-type="string" calcext:value-type="string">
            <text:p>SPARKLINE</text:p>
          </table:covered-table-cell>
        </table:table-row>
        <table:table-row table:style-name="ro2">
          <table:table-cell table:style-name="ce29" office:value-type="string" calcext:value-type="string" table:number-columns-spanned="1" table:number-rows-spanned="19">
            <text:p>NORMAL</text:p>
          </table:table-cell>
          <table:table-cell office:value-type="string" calcext:value-type="string">
            <text:p>conc feat all </text:p>
          </table:table-cell>
          <table:table-cell table:number-columns-repeated="2"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office:value-type="float" office:value="0.264388489208633" calcext:value-type="float">
            <text:p>0.26439</text:p>
          </table:table-cell>
          <table:table-cell table:number-columns-repeated="3"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table:number-columns-repeated="3"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table:number-columns-repeated="4" office:value-type="float" office:value="0.260791366906475" calcext:value-type="float">
            <text:p>0.26079</text:p>
          </table:table-cell>
          <table:table-cell table:number-columns-repeated="3" office:value-type="float" office:value="0.262589928057554" calcext:value-type="float">
            <text:p>0.26259</text:p>
          </table:table-cell>
          <table:table-cell office:value-type="float" office:value="0.258992805755396" calcext:value-type="float">
            <text:p>0.25899</text:p>
          </table:table-cell>
          <table:table-cell table:number-columns-repeated="2" office:value-type="float" office:value="0.260791366906475" calcext:value-type="float">
            <text:p>0.26079</text:p>
          </table:table-cell>
          <table:table-cell table:number-columns-repeated="3" office:value-type="float" office:value="0.264388489208633" calcext:value-type="float">
            <text:p>0.26439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feat spectral </text:p>
          </table:table-cell>
          <table:table-cell table:number-columns-repeated="2"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office:value-type="float" office:value="0.264388489208633" calcext:value-type="float">
            <text:p>0.26439</text:p>
          </table:table-cell>
          <table:table-cell table:number-columns-repeated="3"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table:number-columns-repeated="3"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table:number-columns-repeated="4" office:value-type="float" office:value="0.260791366906475" calcext:value-type="float">
            <text:p>0.26079</text:p>
          </table:table-cell>
          <table:table-cell table:number-columns-repeated="3" office:value-type="float" office:value="0.262589928057554" calcext:value-type="float">
            <text:p>0.26259</text:p>
          </table:table-cell>
          <table:table-cell office:value-type="float" office:value="0.258992805755396" calcext:value-type="float">
            <text:p>0.25899</text:p>
          </table:table-cell>
          <table:table-cell table:number-columns-repeated="2" office:value-type="float" office:value="0.260791366906475" calcext:value-type="float">
            <text:p>0.26079</text:p>
          </table:table-cell>
          <table:table-cell table:number-columns-repeated="3" office:value-type="float" office:value="0.264388489208633" calcext:value-type="float">
            <text:p>0.26439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feat tonaless </text:p>
          </table:table-cell>
          <table:table-cell office:value-type="float" office:value="0.278776978417266" calcext:value-type="float">
            <text:p>0.27878</text:p>
          </table:table-cell>
          <table:table-cell table:number-columns-repeated="15" office:value-type="float" office:value="0.539568345323741" calcext:value-type="float">
            <text:p>0.53957</text:p>
          </table:table-cell>
          <table:table-cell table:number-columns-repeated="3" office:value-type="float" office:value="0.537769784172662" calcext:value-type="float">
            <text:p>0.53777</text:p>
          </table:table-cell>
          <table:table-cell table:number-columns-repeated="6" office:value-type="float" office:value="0.539568345323741" calcext:value-type="float">
            <text:p>0.53957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feat time </text:p>
          </table:table-cell>
          <table:table-cell table:number-columns-repeated="25" office:value-type="float" office:value="0.232014388489209" calcext:value-type="float">
            <text:p>0.23201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avg feat all </text:p>
          </table:table-cell>
          <table:table-cell table:number-columns-repeated="6" office:value-type="float" office:value="0.242805755395683" calcext:value-type="float">
            <text:p>0.24281</text:p>
          </table:table-cell>
          <table:table-cell table:number-columns-repeated="3" office:value-type="float" office:value="0.244604316546763" calcext:value-type="float">
            <text:p>0.24460</text:p>
          </table:table-cell>
          <table:table-cell office:value-type="float" office:value="0.242805755395683" calcext:value-type="float">
            <text:p>0.24281</text:p>
          </table:table-cell>
          <table:table-cell table:number-columns-repeated="3" office:value-type="float" office:value="0.244604316546763" calcext:value-type="float">
            <text:p>0.24460</text:p>
          </table:table-cell>
          <table:table-cell table:number-columns-repeated="5" office:value-type="float" office:value="0.246402877697842" calcext:value-type="float">
            <text:p>0.24640</text:p>
          </table:table-cell>
          <table:table-cell office:value-type="float" office:value="0.248201438848921" calcext:value-type="float">
            <text:p>0.24820</text:p>
          </table:table-cell>
          <table:table-cell office:value-type="float" office:value="0.246402877697842" calcext:value-type="float">
            <text:p>0.24640</text:p>
          </table:table-cell>
          <table:table-cell table:number-columns-repeated="2" office:value-type="float" office:value="0.248201438848921" calcext:value-type="float">
            <text:p>0.24820</text:p>
          </table:table-cell>
          <table:table-cell table:number-columns-repeated="3" office:value-type="float" office:value="0.246402877697842" calcext:value-type="float">
            <text:p>0.2464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avg feat spectral </text:p>
          </table:table-cell>
          <table:table-cell table:number-columns-repeated="6" office:value-type="float" office:value="0.242805755395683" calcext:value-type="float">
            <text:p>0.24281</text:p>
          </table:table-cell>
          <table:table-cell table:number-columns-repeated="3" office:value-type="float" office:value="0.244604316546763" calcext:value-type="float">
            <text:p>0.24460</text:p>
          </table:table-cell>
          <table:table-cell office:value-type="float" office:value="0.242805755395683" calcext:value-type="float">
            <text:p>0.24281</text:p>
          </table:table-cell>
          <table:table-cell table:number-columns-repeated="3" office:value-type="float" office:value="0.244604316546763" calcext:value-type="float">
            <text:p>0.24460</text:p>
          </table:table-cell>
          <table:table-cell table:number-columns-repeated="5" office:value-type="float" office:value="0.246402877697842" calcext:value-type="float">
            <text:p>0.24640</text:p>
          </table:table-cell>
          <table:table-cell office:value-type="float" office:value="0.248201438848921" calcext:value-type="float">
            <text:p>0.24820</text:p>
          </table:table-cell>
          <table:table-cell office:value-type="float" office:value="0.246402877697842" calcext:value-type="float">
            <text:p>0.24640</text:p>
          </table:table-cell>
          <table:table-cell table:number-columns-repeated="2" office:value-type="float" office:value="0.248201438848921" calcext:value-type="float">
            <text:p>0.24820</text:p>
          </table:table-cell>
          <table:table-cell table:number-columns-repeated="3" office:value-type="float" office:value="0.246402877697842" calcext:value-type="float">
            <text:p>0.2464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avg feat tonaless </text:p>
          </table:table-cell>
          <table:table-cell office:value-type="float" office:value="0.320143884892086" calcext:value-type="float">
            <text:p>0.32014</text:p>
          </table:table-cell>
          <table:table-cell office:value-type="float" office:value="0.514388489208633" calcext:value-type="float">
            <text:p>0.51439</text:p>
          </table:table-cell>
          <table:table-cell office:value-type="float" office:value="0.512589928057554" calcext:value-type="float">
            <text:p>0.51259</text:p>
          </table:table-cell>
          <table:table-cell table:number-columns-repeated="3" office:value-type="float" office:value="0.514388489208633" calcext:value-type="float">
            <text:p>0.51439</text:p>
          </table:table-cell>
          <table:table-cell office:value-type="float" office:value="0.510791366906475" calcext:value-type="float">
            <text:p>0.51079</text:p>
          </table:table-cell>
          <table:table-cell office:value-type="float" office:value="0.514388489208633" calcext:value-type="float">
            <text:p>0.51439</text:p>
          </table:table-cell>
          <table:table-cell table:number-columns-repeated="2" office:value-type="float" office:value="0.512589928057554" calcext:value-type="float">
            <text:p>0.51259</text:p>
          </table:table-cell>
          <table:table-cell office:value-type="float" office:value="0.510791366906475" calcext:value-type="float">
            <text:p>0.51079</text:p>
          </table:table-cell>
          <table:table-cell office:value-type="float" office:value="0.516187050359712" calcext:value-type="float">
            <text:p>0.51619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10791366906475" calcext:value-type="float">
            <text:p>0.51079</text:p>
          </table:table-cell>
          <table:table-cell office:value-type="float" office:value="0.514388489208633" calcext:value-type="float">
            <text:p>0.51439</text:p>
          </table:table-cell>
          <table:table-cell office:value-type="float" office:value="0.517985611510791" calcext:value-type="float">
            <text:p>0.51799</text:p>
          </table:table-cell>
          <table:table-cell office:value-type="float" office:value="0.523381294964029" calcext:value-type="float">
            <text:p>0.52338</text:p>
          </table:table-cell>
          <table:table-cell office:value-type="float" office:value="0.525179856115108" calcext:value-type="float">
            <text:p>0.52518</text:p>
          </table:table-cell>
          <table:table-cell table:number-columns-repeated="2" office:value-type="float" office:value="0.526978417266187" calcext:value-type="float">
            <text:p>0.52698</text:p>
          </table:table-cell>
          <table:table-cell office:value-type="float" office:value="0.530575539568345" calcext:value-type="float">
            <text:p>0.53058</text:p>
          </table:table-cell>
          <table:table-cell office:value-type="float" office:value="0.532374100719424" calcext:value-type="float">
            <text:p>0.53237</text:p>
          </table:table-cell>
          <table:table-cell office:value-type="float" office:value="0.526978417266187" calcext:value-type="float">
            <text:p>0.52698</text:p>
          </table:table-cell>
          <table:table-cell table:number-columns-repeated="2" office:value-type="float" office:value="0.525179856115108" calcext:value-type="float">
            <text:p>0.52518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avg feat time </text:p>
          </table:table-cell>
          <table:table-cell table:number-columns-repeated="25" office:value-type="float" office:value="0.20863309352518" calcext:value-type="float">
            <text:p>0.20863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Centroid </text:p>
          </table:table-cell>
          <table:table-cell table:number-columns-repeated="2" office:value-type="float" office:value="0.357913669064748" calcext:value-type="float">
            <text:p>0.35791</text:p>
          </table:table-cell>
          <table:table-cell table:number-columns-repeated="2" office:value-type="float" office:value="0.359712230215827" calcext:value-type="float">
            <text:p>0.35971</text:p>
          </table:table-cell>
          <table:table-cell table:number-columns-repeated="3" office:value-type="float" office:value="0.357913669064748" calcext:value-type="float">
            <text:p>0.35791</text:p>
          </table:table-cell>
          <table:table-cell table:number-columns-repeated="6" office:value-type="float" office:value="0.359712230215827" calcext:value-type="float">
            <text:p>0.35971</text:p>
          </table:table-cell>
          <table:table-cell table:number-columns-repeated="5" office:value-type="float" office:value="0.357913669064748" calcext:value-type="float">
            <text:p>0.35791</text:p>
          </table:table-cell>
          <table:table-cell office:value-type="float" office:value="0.359712230215827" calcext:value-type="float">
            <text:p>0.35971</text:p>
          </table:table-cell>
          <table:table-cell office:value-type="float" office:value="0.356115107913669" calcext:value-type="float">
            <text:p>0.35612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56115107913669" calcext:value-type="float">
            <text:p>0.35612</text:p>
          </table:table-cell>
          <table:table-cell office:value-type="float" office:value="0.359712230215827" calcext:value-type="float">
            <text:p>0.35971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59712230215827" calcext:value-type="float">
            <text:p>0.35971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CrestFactor </text:p>
          </table:table-cell>
          <table:table-cell table:number-columns-repeated="8" office:value-type="float" office:value="0.561151079136691" calcext:value-type="float">
            <text:p>0.56115</text:p>
          </table:table-cell>
          <table:table-cell table:number-columns-repeated="11" office:value-type="float" office:value="0.56294964028777" calcext:value-type="float">
            <text:p>0.56295</text:p>
          </table:table-cell>
          <table:table-cell office:value-type="float" office:value="0.561151079136691" calcext:value-type="float">
            <text:p>0.56115</text:p>
          </table:table-cell>
          <table:table-cell table:number-columns-repeated="2" office:value-type="float" office:value="0.56294964028777" calcext:value-type="float">
            <text:p>0.56295</text:p>
          </table:table-cell>
          <table:table-cell table:number-columns-repeated="3" office:value-type="float" office:value="0.564748201438849" calcext:value-type="float">
            <text:p>0.56475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Decrease </text:p>
          </table:table-cell>
          <table:table-cell table:number-columns-repeated="4" office:value-type="float" office:value="0.467625899280576" calcext:value-type="float">
            <text:p>0.46763</text:p>
          </table:table-cell>
          <table:table-cell table:number-columns-repeated="4" office:value-type="float" office:value="0.462230215827338" calcext:value-type="float">
            <text:p>0.46223</text:p>
          </table:table-cell>
          <table:table-cell office:value-type="float" office:value="0.446043165467626" calcext:value-type="float">
            <text:p>0.44604</text:p>
          </table:table-cell>
          <table:table-cell table:number-columns-repeated="3" office:value-type="float" office:value="0.444244604316547" calcext:value-type="float">
            <text:p>0.44424</text:p>
          </table:table-cell>
          <table:table-cell table:number-columns-repeated="4" office:value-type="float" office:value="0.446043165467626" calcext:value-type="float">
            <text:p>0.44604</text:p>
          </table:table-cell>
          <table:table-cell table:number-columns-repeated="3" office:value-type="float" office:value="0.465827338129496" calcext:value-type="float">
            <text:p>0.46583</text:p>
          </table:table-cell>
          <table:table-cell table:number-columns-repeated="2" office:value-type="float" office:value="0.444244604316547" calcext:value-type="float">
            <text:p>0.44424</text:p>
          </table:table-cell>
          <table:table-cell office:value-type="float" office:value="0.442446043165468" calcext:value-type="float">
            <text:p>0.44245</text:p>
          </table:table-cell>
          <table:table-cell office:value-type="float" office:value="0.426258992805755" calcext:value-type="float">
            <text:p>0.42626</text:p>
          </table:table-cell>
          <table:table-cell table:number-columns-repeated="2" office:value-type="float" office:value="0.428057553956835" calcext:value-type="float">
            <text:p>0.42806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Flatness </text:p>
          </table:table-cell>
          <table:table-cell office:value-type="float" office:value="0.321942446043165" calcext:value-type="float">
            <text:p>0.32194</text:p>
          </table:table-cell>
          <table:table-cell table:number-columns-repeated="24" office:value-type="float" office:value="0.665467625899281" calcext:value-type="float">
            <text:p>0.66547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Flux </text:p>
          </table:table-cell>
          <table:table-cell table:number-columns-repeated="16" office:value-type="float" office:value="0.523381294964029" calcext:value-type="float">
            <text:p>0.52338</text:p>
          </table:table-cell>
          <table:table-cell table:number-columns-repeated="3" office:value-type="float" office:value="0.528776978417266" calcext:value-type="float">
            <text:p>0.52878</text:p>
          </table:table-cell>
          <table:table-cell table:number-columns-repeated="2" office:value-type="float" office:value="0.525179856115108" calcext:value-type="float">
            <text:p>0.52518</text:p>
          </table:table-cell>
          <table:table-cell office:value-type="float" office:value="0.523381294964029" calcext:value-type="float">
            <text:p>0.52338</text:p>
          </table:table-cell>
          <table:table-cell office:value-type="float" office:value="0.525179856115108" calcext:value-type="float">
            <text:p>0.52518</text:p>
          </table:table-cell>
          <table:table-cell table:number-columns-repeated="2" office:value-type="float" office:value="0.523381294964029" calcext:value-type="float">
            <text:p>0.52338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Rolloff 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29136690647482" calcext:value-type="float">
            <text:p>0.32914</text:p>
          </table:table-cell>
          <table:table-cell table:number-columns-repeated="2" office:value-type="float" office:value="0.330935251798561" calcext:value-type="float">
            <text:p>0.33094</text:p>
          </table:table-cell>
          <table:table-cell office:value-type="float" office:value="0.325539568345324" calcext:value-type="float">
            <text:p>0.32554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30935251798561" calcext:value-type="float">
            <text:p>0.33094</text:p>
          </table:table-cell>
          <table:table-cell office:value-type="float" office:value="0.329136690647482" calcext:value-type="float">
            <text:p>0.32914</text:p>
          </table:table-cell>
          <table:table-cell table:number-columns-repeated="2" office:value-type="float" office:value="0.325539568345324" calcext:value-type="float">
            <text:p>0.32554</text:p>
          </table:table-cell>
          <table:table-cell office:value-type="float" office:value="0.330935251798561" calcext:value-type="float">
            <text:p>0.33094</text:p>
          </table:table-cell>
          <table:table-cell office:value-type="float" office:value="0.327338129496403" calcext:value-type="float">
            <text:p>0.32734</text:p>
          </table:table-cell>
          <table:table-cell table:number-columns-repeated="2" office:value-type="float" office:value="0.323741007194245" calcext:value-type="float">
            <text:p>0.32374</text:p>
          </table:table-cell>
          <table:table-cell table:number-columns-repeated="2" office:value-type="float" office:value="0.325539568345324" calcext:value-type="float">
            <text:p>0.32554</text:p>
          </table:table-cell>
          <table:table-cell office:value-type="float" office:value="0.323741007194245" calcext:value-type="float">
            <text:p>0.32374</text:p>
          </table:table-cell>
          <table:table-cell table:number-columns-repeated="2" office:value-type="float" office:value="0.325539568345324" calcext:value-type="float">
            <text:p>0.32554</text:p>
          </table:table-cell>
          <table:table-cell table:number-columns-repeated="2" office:value-type="float" office:value="0.327338129496403" calcext:value-type="float">
            <text:p>0.32734</text:p>
          </table:table-cell>
          <table:table-cell office:value-type="float" office:value="0.325539568345324" calcext:value-type="float">
            <text:p>0.32554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18345323741007" calcext:value-type="float">
            <text:p>0.31835</text:p>
          </table:table-cell>
          <table:table-cell office:value-type="float" office:value="0.320143884892086" calcext:value-type="float">
            <text:p>0.32014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Spread </text:p>
          </table:table-cell>
          <table:table-cell table:number-columns-repeated="8" office:value-type="float" office:value="0.43705035971223" calcext:value-type="float">
            <text:p>0.43705</text:p>
          </table:table-cell>
          <table:table-cell office:value-type="float" office:value="0.440647482014388" calcext:value-type="float">
            <text:p>0.44065</text:p>
          </table:table-cell>
          <table:table-cell table:number-columns-repeated="2" office:value-type="float" office:value="0.438848920863309" calcext:value-type="float">
            <text:p>0.43885</text:p>
          </table:table-cell>
          <table:table-cell office:value-type="float" office:value="0.43705035971223" calcext:value-type="float">
            <text:p>0.43705</text:p>
          </table:table-cell>
          <table:table-cell office:value-type="float" office:value="0.442446043165468" calcext:value-type="float">
            <text:p>0.44245</text:p>
          </table:table-cell>
          <table:table-cell table:number-columns-repeated="4" office:value-type="float" office:value="0.440647482014388" calcext:value-type="float">
            <text:p>0.44065</text:p>
          </table:table-cell>
          <table:table-cell table:number-columns-repeated="2" office:value-type="float" office:value="0.438848920863309" calcext:value-type="float">
            <text:p>0.43885</text:p>
          </table:table-cell>
          <table:table-cell table:number-columns-repeated="2" office:value-type="float" office:value="0.442446043165468" calcext:value-type="float">
            <text:p>0.44245</text:p>
          </table:table-cell>
          <table:table-cell office:value-type="float" office:value="0.440647482014388" calcext:value-type="float">
            <text:p>0.44065</text:p>
          </table:table-cell>
          <table:table-cell office:value-type="float" office:value="0.447841726618705" calcext:value-type="float">
            <text:p>0.44784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42446043165468" calcext:value-type="float">
            <text:p>0.44245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TonalPowerRatio </text:p>
          </table:table-cell>
          <table:table-cell table:number-columns-repeated="16" office:value-type="float" office:value="0.56294964028777" calcext:value-type="float">
            <text:p>0.56295</text:p>
          </table:table-cell>
          <table:table-cell table:number-columns-repeated="3" office:value-type="float" office:value="0.561151079136691" calcext:value-type="float">
            <text:p>0.56115</text:p>
          </table:table-cell>
          <table:table-cell table:number-columns-repeated="3" office:value-type="float" office:value="0.566546762589928" calcext:value-type="float">
            <text:p>0.56655</text:p>
          </table:table-cell>
          <table:table-cell table:number-columns-repeated="3" office:value-type="float" office:value="0.559352517985611" calcext:value-type="float">
            <text:p>0.55935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TimeZeroCrossingRate </text:p>
          </table:table-cell>
          <table:table-cell table:number-columns-repeated="25" office:value-type="float" office:value="0.411870503597122" calcext:value-type="float">
            <text:p>0.41187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TimeAcfCoeff </text:p>
          </table:table-cell>
          <table:table-cell table:number-columns-repeated="25" office:value-type="float" office:value="0.537769784172662" calcext:value-type="float">
            <text:p>0.53777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TimeMaxAcf </text:p>
          </table:table-cell>
          <table:table-cell table:number-columns-repeated="25" office:value-type="float" office:value="0.580935251798561" calcext:value-type="float">
            <text:p>0.58094</text:p>
          </table:table-cell>
          <table:table-cell/>
        </table:table-row>
        <table:table-row table:style-name="ro2">
          <table:table-cell table:style-name="ce31" office:value-type="string" calcext:value-type="string" table:number-columns-spanned="1" table:number-rows-spanned="19">
            <text:p>STANDARDIZED</text:p>
          </table:table-cell>
          <table:table-cell table:style-name="ce16" office:value-type="string" calcext:value-type="string">
            <text:p>conc feat all STD</text:p>
          </table:table-cell>
          <table:table-cell office:value-type="float" office:value="0.079136690647482" calcext:value-type="float">
            <text:p>0.07914</text:p>
          </table:table-cell>
          <table:table-cell table:number-columns-repeated="3" office:value-type="float" office:value="0.14568345323741" calcext:value-type="float">
            <text:p>0.14568</text:p>
          </table:table-cell>
          <table:table-cell table:number-columns-repeated="4" office:value-type="float" office:value="0.197841726618705" calcext:value-type="float">
            <text:p>0.19784</text:p>
          </table:table-cell>
          <table:table-cell table:number-columns-repeated="4" office:value-type="float" office:value="0.196043165467626" calcext:value-type="float">
            <text:p>0.19604</text:p>
          </table:table-cell>
          <table:table-cell table:number-columns-repeated="4" office:value-type="float" office:value="0.194244604316547" calcext:value-type="float">
            <text:p>0.19424</text:p>
          </table:table-cell>
          <table:table-cell table:number-columns-repeated="3" office:value-type="float" office:value="0.190647482014388" calcext:value-type="float">
            <text:p>0.19065</text:p>
          </table:table-cell>
          <table:table-cell table:number-columns-repeated="4" office:value-type="float" office:value="0.192446043165468" calcext:value-type="float">
            <text:p>0.19245</text:p>
          </table:table-cell>
          <table:table-cell table:number-columns-repeated="2" office:value-type="float" office:value="0.190647482014388" calcext:value-type="float">
            <text:p>0.19065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feat spectral STD</text:p>
          </table:table-cell>
          <table:table-cell table:number-columns-repeated="4" office:value-type="float" office:value="0.197841726618705" calcext:value-type="float">
            <text:p>0.19784</text:p>
          </table:table-cell>
          <table:table-cell table:number-columns-repeated="4" office:value-type="float" office:value="0.241007194244604" calcext:value-type="float">
            <text:p>0.24101</text:p>
          </table:table-cell>
          <table:table-cell table:number-columns-repeated="4" office:value-type="float" office:value="0.235611510791367" calcext:value-type="float">
            <text:p>0.23561</text:p>
          </table:table-cell>
          <table:table-cell table:number-columns-repeated="7" office:value-type="float" office:value="0.226618705035971" calcext:value-type="float">
            <text:p>0.22662</text:p>
          </table:table-cell>
          <table:table-cell office:value-type="float" office:value="0.223021582733813" calcext:value-type="float">
            <text:p>0.22302</text:p>
          </table:table-cell>
          <table:table-cell table:number-columns-repeated="2" office:value-type="float" office:value="0.221223021582734" calcext:value-type="float">
            <text:p>0.22122</text:p>
          </table:table-cell>
          <table:table-cell table:number-columns-repeated="3" office:value-type="float" office:value="0.223021582733813" calcext:value-type="float">
            <text:p>0.22302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feat tonaless STD</text:p>
          </table:table-cell>
          <table:table-cell office:value-type="float" office:value="0.253597122302158" calcext:value-type="float">
            <text:p>0.25360</text:p>
          </table:table-cell>
          <table:table-cell table:number-columns-repeated="3" office:value-type="float" office:value="0.516187050359712" calcext:value-type="float">
            <text:p>0.51619</text:p>
          </table:table-cell>
          <table:table-cell office:value-type="float" office:value="0.514388489208633" calcext:value-type="float">
            <text:p>0.51439</text:p>
          </table:table-cell>
          <table:table-cell table:number-columns-repeated="14" office:value-type="float" office:value="0.516187050359712" calcext:value-type="float">
            <text:p>0.51619</text:p>
          </table:table-cell>
          <table:table-cell table:number-columns-repeated="3" office:value-type="float" office:value="0.508992805755396" calcext:value-type="float">
            <text:p>0.50899</text:p>
          </table:table-cell>
          <table:table-cell table:number-columns-repeated="2" office:value-type="float" office:value="0.514388489208633" calcext:value-type="float">
            <text:p>0.51439</text:p>
          </table:table-cell>
          <table:table-cell office:value-type="float" office:value="0.512589928057554" calcext:value-type="float">
            <text:p>0.51259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feat time STD</text:p>
          </table:table-cell>
          <table:table-cell table:number-columns-repeated="25" office:value-type="float" office:value="0.23021582733813" calcext:value-type="float">
            <text:p>0.23022</text:p>
          </table:table-cell>
          <table:table-cell/>
        </table:table-row>
        <table:table-row table:style-name="ro2">
          <table:covered-table-cell table:style-name="ce33"/>
          <table:table-cell table:style-name="ce16" office:value-type="string" calcext:value-type="string">
            <text:p>conc avg feat all STD</text:p>
          </table:table-cell>
          <table:table-cell office:value-type="float" office:value="0.0683453237410072" calcext:value-type="float">
            <text:p>0.06835</text:p>
          </table:table-cell>
          <table:table-cell table:number-columns-repeated="3" office:value-type="float" office:value="0.0881294964028777" calcext:value-type="float">
            <text:p>0.08813</text:p>
          </table:table-cell>
          <table:table-cell office:value-type="float" office:value="0.111510791366906" calcext:value-type="float">
            <text:p>0.11151</text:p>
          </table:table-cell>
          <table:table-cell table:number-columns-repeated="3" office:value-type="float" office:value="0.113309352517986" calcext:value-type="float">
            <text:p>0.11331</text:p>
          </table:table-cell>
          <table:table-cell office:value-type="float" office:value="0.115107913669065" calcext:value-type="float">
            <text:p>0.11511</text:p>
          </table:table-cell>
          <table:table-cell table:number-columns-repeated="3" office:value-type="float" office:value="0.113309352517986" calcext:value-type="float">
            <text:p>0.11331</text:p>
          </table:table-cell>
          <table:table-cell table:number-columns-repeated="3" office:value-type="float" office:value="0.120503597122302" calcext:value-type="float">
            <text:p>0.12050</text:p>
          </table:table-cell>
          <table:table-cell office:value-type="float" office:value="0.118705035971223" calcext:value-type="float">
            <text:p>0.11871</text:p>
          </table:table-cell>
          <table:table-cell table:number-columns-repeated="6" office:value-type="float" office:value="0.120503597122302" calcext:value-type="float">
            <text:p>0.12050</text:p>
          </table:table-cell>
          <table:table-cell table:number-columns-repeated="3" office:value-type="float" office:value="0.122302158273381" calcext:value-type="float">
            <text:p>0.12230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spectral STD</text:p>
          </table:table-cell>
          <table:table-cell table:number-columns-repeated="4" office:value-type="float" office:value="0.174460431654676" calcext:value-type="float">
            <text:p>0.17446</text:p>
          </table:table-cell>
          <table:table-cell table:number-columns-repeated="4" office:value-type="float" office:value="0.206834532374101" calcext:value-type="float">
            <text:p>0.20683</text:p>
          </table:table-cell>
          <table:table-cell table:number-columns-repeated="4" office:value-type="float" office:value="0.203237410071942" calcext:value-type="float">
            <text:p>0.20324</text:p>
          </table:table-cell>
          <table:table-cell table:number-columns-repeated="2" office:value-type="float" office:value="0.210431654676259" calcext:value-type="float">
            <text:p>0.21043</text:p>
          </table:table-cell>
          <table:table-cell table:number-columns-repeated="2" office:value-type="float" office:value="0.20863309352518" calcext:value-type="float">
            <text:p>0.20863</text:p>
          </table:table-cell>
          <table:table-cell table:number-columns-repeated="3" office:value-type="float" office:value="0.210431654676259" calcext:value-type="float">
            <text:p>0.21043</text:p>
          </table:table-cell>
          <table:table-cell office:value-type="float" office:value="0.199640287769784" calcext:value-type="float">
            <text:p>0.19964</text:p>
          </table:table-cell>
          <table:table-cell table:number-columns-repeated="2" office:value-type="float" office:value="0.197841726618705" calcext:value-type="float">
            <text:p>0.19784</text:p>
          </table:table-cell>
          <table:table-cell table:number-columns-repeated="3" office:value-type="float" office:value="0.205035971223022" calcext:value-type="float">
            <text:p>0.20504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tonaless STD</text:p>
          </table:table-cell>
          <table:table-cell office:value-type="float" office:value="0.23021582733813" calcext:value-type="float">
            <text:p>0.23022</text:p>
          </table:table-cell>
          <table:table-cell office:value-type="float" office:value="0.514388489208633" calcext:value-type="float">
            <text:p>0.51439</text:p>
          </table:table-cell>
          <table:table-cell office:value-type="float" office:value="0.508992805755396" calcext:value-type="float">
            <text:p>0.50899</text:p>
          </table:table-cell>
          <table:table-cell office:value-type="float" office:value="0.510791366906475" calcext:value-type="float">
            <text:p>0.51079</text:p>
          </table:table-cell>
          <table:table-cell table:number-columns-repeated="2" office:value-type="float" office:value="0.514388489208633" calcext:value-type="float">
            <text:p>0.51439</text:p>
          </table:table-cell>
          <table:table-cell office:value-type="float" office:value="0.507194244604317" calcext:value-type="float">
            <text:p>0.50719</text:p>
          </table:table-cell>
          <table:table-cell office:value-type="float" office:value="0.510791366906475" calcext:value-type="float">
            <text:p>0.51079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08992805755396" calcext:value-type="float">
            <text:p>0.50899</text:p>
          </table:table-cell>
          <table:table-cell office:value-type="float" office:value="0.507194244604317" calcext:value-type="float">
            <text:p>0.50719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10791366906475" calcext:value-type="float">
            <text:p>0.51079</text:p>
          </table:table-cell>
          <table:table-cell office:value-type="float" office:value="0.508992805755396" calcext:value-type="float">
            <text:p>0.50899</text:p>
          </table:table-cell>
          <table:table-cell office:value-type="float" office:value="0.510791366906475" calcext:value-type="float">
            <text:p>0.51079</text:p>
          </table:table-cell>
          <table:table-cell office:value-type="float" office:value="0.514388489208633" calcext:value-type="float">
            <text:p>0.51439</text:p>
          </table:table-cell>
          <table:table-cell office:value-type="float" office:value="0.517985611510791" calcext:value-type="float">
            <text:p>0.51799</text:p>
          </table:table-cell>
          <table:table-cell office:value-type="float" office:value="0.51978417266187" calcext:value-type="float">
            <text:p>0.51978</text:p>
          </table:table-cell>
          <table:table-cell office:value-type="float" office:value="0.523381294964029" calcext:value-type="float">
            <text:p>0.52338</text:p>
          </table:table-cell>
          <table:table-cell office:value-type="float" office:value="0.503597122302158" calcext:value-type="float">
            <text:p>0.50360</text:p>
          </table:table-cell>
          <table:table-cell office:value-type="float" office:value="0.507194244604317" calcext:value-type="float">
            <text:p>0.50719</text:p>
          </table:table-cell>
          <table:table-cell office:value-type="float" office:value="0.512589928057554" calcext:value-type="float">
            <text:p>0.51259</text:p>
          </table:table-cell>
          <table:table-cell table:number-columns-repeated="2" office:value-type="float" office:value="0.5" calcext:value-type="float">
            <text:p>0.50000</text:p>
          </table:table-cell>
          <table:table-cell office:value-type="float" office:value="0.501798561151079" calcext:value-type="float">
            <text:p>0.50180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time STD</text:p>
          </table:table-cell>
          <table:table-cell table:number-columns-repeated="25" office:value-type="float" office:value="0.20863309352518" calcext:value-type="float">
            <text:p>0.20863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Centroid STD</text:p>
          </table:table-cell>
          <table:table-cell table:number-columns-repeated="8" office:value-type="float" office:value="0.366906474820144" calcext:value-type="float">
            <text:p>0.36691</text:p>
          </table:table-cell>
          <table:table-cell office:value-type="float" office:value="0.363309352517986" calcext:value-type="float">
            <text:p>0.36331</text:p>
          </table:table-cell>
          <table:table-cell table:number-columns-repeated="2" office:value-type="float" office:value="0.365107913669065" calcext:value-type="float">
            <text:p>0.36511</text:p>
          </table:table-cell>
          <table:table-cell office:value-type="float" office:value="0.366906474820144" calcext:value-type="float">
            <text:p>0.36691</text:p>
          </table:table-cell>
          <table:table-cell office:value-type="float" office:value="0.363309352517986" calcext:value-type="float">
            <text:p>0.36331</text:p>
          </table:table-cell>
          <table:table-cell table:number-columns-repeated="2" office:value-type="float" office:value="0.361510791366906" calcext:value-type="float">
            <text:p>0.36151</text:p>
          </table:table-cell>
          <table:table-cell office:value-type="float" office:value="0.363309352517986" calcext:value-type="float">
            <text:p>0.36331</text:p>
          </table:table-cell>
          <table:table-cell office:value-type="float" office:value="0.357913669064748" calcext:value-type="float">
            <text:p>0.35791</text:p>
          </table:table-cell>
          <table:table-cell table:number-columns-repeated="2" office:value-type="float" office:value="0.361510791366906" calcext:value-type="float">
            <text:p>0.36151</text:p>
          </table:table-cell>
          <table:table-cell office:value-type="float" office:value="0.352517985611511" calcext:value-type="float">
            <text:p>0.35252</text:p>
          </table:table-cell>
          <table:table-cell table:number-columns-repeated="2" office:value-type="float" office:value="0.35431654676259" calcext:value-type="float">
            <text:p>0.35432</text:p>
          </table:table-cell>
          <table:table-cell table:number-columns-repeated="3" office:value-type="float" office:value="0.357913669064748" calcext:value-type="float">
            <text:p>0.35791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CrestFactor STD</text:p>
          </table:table-cell>
          <table:table-cell table:number-columns-repeated="19" office:value-type="float" office:value="0.56294964028777" calcext:value-type="float">
            <text:p>0.56295</text:p>
          </table:table-cell>
          <table:table-cell table:number-columns-repeated="3" office:value-type="float" office:value="0.564748201438849" calcext:value-type="float">
            <text:p>0.56475</text:p>
          </table:table-cell>
          <table:table-cell table:number-columns-repeated="3" office:value-type="float" office:value="0.566546762589928" calcext:value-type="float">
            <text:p>0.56655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Decrease STD</text:p>
          </table:table-cell>
          <table:table-cell table:number-columns-repeated="4" office:value-type="float" office:value="0.482014388489209" calcext:value-type="float">
            <text:p>0.48201</text:p>
          </table:table-cell>
          <table:table-cell table:number-columns-repeated="2" office:value-type="float" office:value="0.467625899280576" calcext:value-type="float">
            <text:p>0.46763</text:p>
          </table:table-cell>
          <table:table-cell table:number-columns-repeated="2" office:value-type="float" office:value="0.465827338129496" calcext:value-type="float">
            <text:p>0.46583</text:p>
          </table:table-cell>
          <table:table-cell office:value-type="float" office:value="0.455035971223022" calcext:value-type="float">
            <text:p>0.45504</text:p>
          </table:table-cell>
          <table:table-cell office:value-type="float" office:value="0.456834532374101" calcext:value-type="float">
            <text:p>0.45683</text:p>
          </table:table-cell>
          <table:table-cell table:number-columns-repeated="2" office:value-type="float" office:value="0.455035971223022" calcext:value-type="float">
            <text:p>0.45504</text:p>
          </table:table-cell>
          <table:table-cell table:number-columns-repeated="2" office:value-type="float" office:value="0.45863309352518" calcext:value-type="float">
            <text:p>0.45863</text:p>
          </table:table-cell>
          <table:table-cell table:number-columns-repeated="2" office:value-type="float" office:value="0.456834532374101" calcext:value-type="float">
            <text:p>0.45683</text:p>
          </table:table-cell>
          <table:table-cell office:value-type="float" office:value="0.465827338129496" calcext:value-type="float">
            <text:p>0.46583</text:p>
          </table:table-cell>
          <table:table-cell table:number-columns-repeated="2" office:value-type="float" office:value="0.464028776978417" calcext:value-type="float">
            <text:p>0.46403</text:p>
          </table:table-cell>
          <table:table-cell office:value-type="float" office:value="0.444244604316547" calcext:value-type="float">
            <text:p>0.44424</text:p>
          </table:table-cell>
          <table:table-cell table:number-columns-repeated="2" office:value-type="float" office:value="0.446043165467626" calcext:value-type="float">
            <text:p>0.44604</text:p>
          </table:table-cell>
          <table:table-cell table:number-columns-repeated="3" office:value-type="float" office:value="0.420863309352518" calcext:value-type="float">
            <text:p>0.42086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Flatness STD</text:p>
          </table:table-cell>
          <table:table-cell office:value-type="float" office:value="0.318345323741007" calcext:value-type="float">
            <text:p>0.31835</text:p>
          </table:table-cell>
          <table:table-cell table:number-columns-repeated="24" office:value-type="float" office:value="0.665467625899281" calcext:value-type="float">
            <text:p>0.66547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Flux STD</text:p>
          </table:table-cell>
          <table:table-cell table:number-columns-repeated="16" office:value-type="float" office:value="0.523381294964029" calcext:value-type="float">
            <text:p>0.52338</text:p>
          </table:table-cell>
          <table:table-cell office:value-type="float" office:value="0.526978417266187" calcext:value-type="float">
            <text:p>0.52698</text:p>
          </table:table-cell>
          <table:table-cell table:number-columns-repeated="2" office:value-type="float" office:value="0.523381294964029" calcext:value-type="float">
            <text:p>0.52338</text:p>
          </table:table-cell>
          <table:table-cell table:number-columns-repeated="3" office:value-type="float" office:value="0.52158273381295" calcext:value-type="float">
            <text:p>0.52158</text:p>
          </table:table-cell>
          <table:table-cell table:number-columns-repeated="3" office:value-type="float" office:value="0.523381294964029" calcext:value-type="float">
            <text:p>0.52338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Rolloff STD</text:p>
          </table:table-cell>
          <table:table-cell table:number-columns-repeated="3" office:value-type="float" office:value="0.336330935251799" calcext:value-type="float">
            <text:p>0.33633</text:p>
          </table:table-cell>
          <table:table-cell office:value-type="float" office:value="0.338129496402878" calcext:value-type="float">
            <text:p>0.33813</text:p>
          </table:table-cell>
          <table:table-cell office:value-type="float" office:value="0.33273381294964" calcext:value-type="float">
            <text:p>0.33273</text:p>
          </table:table-cell>
          <table:table-cell office:value-type="float" office:value="0.334532374100719" calcext:value-type="float">
            <text:p>0.33453</text:p>
          </table:table-cell>
          <table:table-cell table:number-columns-repeated="2" office:value-type="float" office:value="0.336330935251799" calcext:value-type="float">
            <text:p>0.33633</text:p>
          </table:table-cell>
          <table:table-cell table:number-columns-repeated="4" office:value-type="float" office:value="0.334532374100719" calcext:value-type="float">
            <text:p>0.33453</text:p>
          </table:table-cell>
          <table:table-cell office:value-type="float" office:value="0.329136690647482" calcext:value-type="float">
            <text:p>0.32914</text:p>
          </table:table-cell>
          <table:table-cell office:value-type="float" office:value="0.33273381294964" calcext:value-type="float">
            <text:p>0.33273</text:p>
          </table:table-cell>
          <table:table-cell office:value-type="float" office:value="0.334532374100719" calcext:value-type="float">
            <text:p>0.33453</text:p>
          </table:table-cell>
          <table:table-cell office:value-type="float" office:value="0.33273381294964" calcext:value-type="float">
            <text:p>0.33273</text:p>
          </table:table-cell>
          <table:table-cell office:value-type="float" office:value="0.327338129496403" calcext:value-type="float">
            <text:p>0.32734</text:p>
          </table:table-cell>
          <table:table-cell table:number-columns-repeated="2" office:value-type="float" office:value="0.334532374100719" calcext:value-type="float">
            <text:p>0.33453</text:p>
          </table:table-cell>
          <table:table-cell table:number-columns-repeated="2" office:value-type="float" office:value="0.329136690647482" calcext:value-type="float">
            <text:p>0.32914</text:p>
          </table:table-cell>
          <table:table-cell table:number-columns-repeated="3" office:value-type="float" office:value="0.327338129496403" calcext:value-type="float">
            <text:p>0.32734</text:p>
          </table:table-cell>
          <table:table-cell office:value-type="float" office:value="0.330935251798561" calcext:value-type="float">
            <text:p>0.33094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Spread STD</text:p>
          </table:table-cell>
          <table:table-cell office:value-type="float" office:value="0.431654676258993" calcext:value-type="float">
            <text:p>0.43165</text:p>
          </table:table-cell>
          <table:table-cell table:number-columns-repeated="3" office:value-type="float" office:value="0.429856115107914" calcext:value-type="float">
            <text:p>0.42986</text:p>
          </table:table-cell>
          <table:table-cell office:value-type="float" office:value="0.431654676258993" calcext:value-type="float">
            <text:p>0.43165</text:p>
          </table:table-cell>
          <table:table-cell table:number-columns-repeated="3" office:value-type="float" office:value="0.429856115107914" calcext:value-type="float">
            <text:p>0.42986</text:p>
          </table:table-cell>
          <table:table-cell office:value-type="float" office:value="0.431654676258993" calcext:value-type="float">
            <text:p>0.43165</text:p>
          </table:table-cell>
          <table:table-cell table:number-columns-repeated="3" office:value-type="float" office:value="0.429856115107914" calcext:value-type="float">
            <text:p>0.42986</text:p>
          </table:table-cell>
          <table:table-cell table:number-columns-repeated="8" office:value-type="float" office:value="0.433453237410072" calcext:value-type="float">
            <text:p>0.43345</text:p>
          </table:table-cell>
          <table:table-cell office:value-type="float" office:value="0.429856115107914" calcext:value-type="float">
            <text:p>0.42986</text:p>
          </table:table-cell>
          <table:table-cell office:value-type="float" office:value="0.433453237410072" calcext:value-type="float">
            <text:p>0.43345</text:p>
          </table:table-cell>
          <table:table-cell table:number-columns-repeated="2" office:value-type="float" office:value="0.438848920863309" calcext:value-type="float">
            <text:p>0.43885</text:p>
          </table:table-cell>
          <table:table-cell office:value-type="float" office:value="0.43705035971223" calcext:value-type="float">
            <text:p>0.43705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TonalPowerRatio STD</text:p>
          </table:table-cell>
          <table:table-cell table:number-columns-repeated="12" office:value-type="float" office:value="0.564748201438849" calcext:value-type="float">
            <text:p>0.56475</text:p>
          </table:table-cell>
          <table:table-cell table:number-columns-repeated="7" office:value-type="float" office:value="0.56294964028777" calcext:value-type="float">
            <text:p>0.56295</text:p>
          </table:table-cell>
          <table:table-cell table:number-columns-repeated="3" office:value-type="float" office:value="0.566546762589928" calcext:value-type="float">
            <text:p>0.56655</text:p>
          </table:table-cell>
          <table:table-cell table:number-columns-repeated="3" office:value-type="float" office:value="0.559352517985611" calcext:value-type="float">
            <text:p>0.55935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TimeZeroCrossingRate STD</text:p>
          </table:table-cell>
          <table:table-cell table:number-columns-repeated="25" office:value-type="float" office:value="0.406474820143885" calcext:value-type="float">
            <text:p>0.40647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TimeAcfCoeff STD</text:p>
          </table:table-cell>
          <table:table-cell table:number-columns-repeated="25" office:value-type="float" office:value="0.535971223021583" calcext:value-type="float">
            <text:p>0.53597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TimeMaxAcf STD</text:p>
          </table:table-cell>
          <table:table-cell table:number-columns-repeated="25" office:value-type="float" office:value="0.58273381294964" calcext:value-type="float">
            <text:p>0.58273</text:p>
          </table:table-cell>
          <table:table-cell/>
        </table:table-row>
        <table:table-row table:style-name="ro3">
          <table:table-cell table:style-name="Default" table:number-columns-repeated="28"/>
        </table:table-row>
        <table:table-row table:style-name="ro3">
          <table:table-cell table:style-name="Default"/>
          <table:table-cell table:style-name="ce26" office:value-type="string" calcext:value-type="string">
            <text:p>AVERAGE</text:p>
          </table:table-cell>
          <table:table-cell table:style-name="ce34" table:formula="of:=AVERAGE([.C4:.C41])" office:value-type="float" office:value="0.360280196895116" calcext:value-type="float">
            <text:p>0.36028</text:p>
          </table:table-cell>
          <table:table-cell table:style-name="ce34" table:formula="of:=AVERAGE([.D4:.D41])" office:value-type="float" office:value="0.40709011737978" calcext:value-type="float">
            <text:p>0.40709</text:p>
          </table:table-cell>
          <table:table-cell table:style-name="ce34" table:formula="of:=AVERAGE([.E4:.E41])" office:value-type="float" office:value="0.40709011737978" calcext:value-type="float">
            <text:p>0.40709</text:p>
          </table:table-cell>
          <table:table-cell table:style-name="ce34" table:formula="of:=AVERAGE([.F4:.F41])" office:value-type="float" office:value="0.407326770162817" calcext:value-type="float">
            <text:p>0.40733</text:p>
          </table:table-cell>
          <table:table-cell table:style-name="ce34" table:formula="of:=AVERAGE([.G4:.G41])" office:value-type="float" office:value="0.410355925785687" calcext:value-type="float">
            <text:p>0.41036</text:p>
          </table:table-cell>
          <table:table-cell table:style-name="ce34" table:formula="of:=AVERAGE([.H4:.H41])" office:value-type="float" office:value="0.410497917455509" calcext:value-type="float">
            <text:p>0.41050</text:p>
          </table:table-cell>
          <table:table-cell table:style-name="ce34" table:formula="of:=AVERAGE([.I4:.I41])" office:value-type="float" office:value="0.410403256342295" calcext:value-type="float">
            <text:p>0.41040</text:p>
          </table:table-cell>
          <table:table-cell table:style-name="ce34" table:formula="of:=AVERAGE([.J4:.J41])" office:value-type="float" office:value="0.410687239681939" calcext:value-type="float">
            <text:p>0.41069</text:p>
          </table:table-cell>
          <table:table-cell table:style-name="ce34" table:formula="of:=AVERAGE([.K4:.K41])" office:value-type="float" office:value="0.40959863687997" calcext:value-type="float">
            <text:p>0.40960</text:p>
          </table:table-cell>
          <table:table-cell table:style-name="ce34" table:formula="of:=AVERAGE([.L4:.L41])" office:value-type="float" office:value="0.409314653540326" calcext:value-type="float">
            <text:p>0.40931</text:p>
          </table:table-cell>
          <table:table-cell table:style-name="ce34" table:formula="of:=AVERAGE([.M4:.M41])" office:value-type="float" office:value="0.40940931465354" calcext:value-type="float">
            <text:p>0.40941</text:p>
          </table:table-cell>
          <table:table-cell table:style-name="ce34" table:formula="of:=AVERAGE([.N4:.N41])" office:value-type="float" office:value="0.409693297993185" calcext:value-type="float">
            <text:p>0.40969</text:p>
          </table:table-cell>
          <table:table-cell table:style-name="ce34" table:formula="of:=AVERAGE([.O4:.O41])" office:value-type="float" office:value="0.409551306323363" calcext:value-type="float">
            <text:p>0.40955</text:p>
          </table:table-cell>
          <table:table-cell table:style-name="ce34" table:formula="of:=AVERAGE([.P4:.P41])" office:value-type="float" office:value="0.409503975766755" calcext:value-type="float">
            <text:p>0.40950</text:p>
          </table:table-cell>
          <table:table-cell table:style-name="ce34" table:formula="of:=AVERAGE([.Q4:.Q41])" office:value-type="float" office:value="0.409645967436577" calcext:value-type="float">
            <text:p>0.40965</text:p>
          </table:table-cell>
          <table:table-cell table:style-name="ce34" table:formula="of:=AVERAGE([.R4:.R41])" office:value-type="float" office:value="0.409787959106399" calcext:value-type="float">
            <text:p>0.40979</text:p>
          </table:table-cell>
          <table:table-cell table:style-name="ce34" table:formula="of:=AVERAGE([.S4:.S41])" office:value-type="float" office:value="0.410687239681939" calcext:value-type="float">
            <text:p>0.41069</text:p>
          </table:table-cell>
          <table:table-cell table:style-name="ce34" table:formula="of:=AVERAGE([.T4:.T41])" office:value-type="float" office:value="0.410923892464975" calcext:value-type="float">
            <text:p>0.41092</text:p>
          </table:table-cell>
          <table:table-cell table:style-name="ce34" table:formula="of:=AVERAGE([.U4:.U41])" office:value-type="float" office:value="0.41120787580462" calcext:value-type="float">
            <text:p>0.41121</text:p>
          </table:table-cell>
          <table:table-cell table:style-name="ce34" table:formula="of:=AVERAGE([.V4:.V41])" office:value-type="float" office:value="0.408604695191216" calcext:value-type="float">
            <text:p>0.40860</text:p>
          </table:table-cell>
          <table:table-cell table:style-name="ce34" table:formula="of:=AVERAGE([.W4:.W41])" office:value-type="float" office:value="0.408983339644074" calcext:value-type="float">
            <text:p>0.40898</text:p>
          </table:table-cell>
          <table:table-cell table:style-name="ce34" table:formula="of:=AVERAGE([.X4:.X41])" office:value-type="float" office:value="0.408983339644074" calcext:value-type="float">
            <text:p>0.40898</text:p>
          </table:table-cell>
          <table:table-cell table:style-name="ce34" table:formula="of:=AVERAGE([.Y4:.Y41])" office:value-type="float" office:value="0.408226050738357" calcext:value-type="float">
            <text:p>0.40823</text:p>
          </table:table-cell>
          <table:table-cell table:style-name="ce34" table:formula="of:=AVERAGE([.Z4:.Z41])" office:value-type="float" office:value="0.407847406285498" calcext:value-type="float">
            <text:p>0.40785</text:p>
          </table:table-cell>
          <table:table-cell table:style-name="ce34" table:formula="of:=AVERAGE([.AA4:.AA41])" office:value-type="float" office:value="0.407942067398713" calcext:value-type="float">
            <text:p>0.40794</text:p>
          </table:table-cell>
          <table:table-cell table:style-name="Default"/>
        </table:table-row>
        <table:table-row table:style-name="ro3" table:number-rows-repeated="3">
          <table:table-cell table:style-name="Default" table:number-columns-repeated="28"/>
        </table:table-row>
        <table:table-row table:style-name="ro3">
          <table:table-cell table:style-name="ce19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 table:style-name="Default"/>
          <table:table-cell table:style-name="ce52" office:value-type="string" calcext:value-type="string" table:number-columns-spanned="3" table:number-rows-spanned="1">
            <text:p>TEST </text:p>
          </table:table-cell>
          <table:covered-table-cell table:number-columns-repeated="2" table:style-name="Default"/>
          <table:table-cell table:style-name="Default"/>
          <table:table-cell table:style-name="ce60" office:value-type="string" calcext:value-type="string" table:number-columns-spanned="2" table:number-rows-spanned="1">
            <text:p>MIN VALUE</text:p>
          </table:table-cell>
          <table:covered-table-cell table:style-name="ce70"/>
          <table:table-cell table:style-name="Default" table:number-columns-repeated="19"/>
        </table:table-row>
        <table:table-row table:style-name="ro3">
          <table:table-cell table:style-name="ce20" office:value-type="float" office:value="0.3975" calcext:value-type="float">
            <text:p>0.3975</text:p>
          </table:table-cell>
          <table:table-cell table:style-name="Default" office:value-type="string" calcext:value-type="string">
            <text:p>result is better than no filter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filter upper 0 5 10 15 20 30 40</text:p>
          </table:table-cell>
          <table:covered-table-cell table:number-columns-repeated="2" table:style-name="Default"/>
          <table:table-cell table:style-name="Default"/>
          <table:table-cell table:style-name="ce54" table:formula="of:=MIN([.C4:.AA41])" office:value-type="float" office:value="0.0683453237410072" calcext:value-type="float" table:number-columns-spanned="2" table:number-rows-spanned="1">
            <text:p>0.06835</text:p>
          </table:table-cell>
          <table:covered-table-cell table:style-name="Default"/>
          <table:table-cell table:style-name="Default" table:number-columns-repeated="19"/>
        </table:table-row>
        <table:table-row table:style-name="ro3">
          <table:table-cell table:style-name="ce21" office:value-type="float" office:value="0.3453" calcext:value-type="float">
            <text:p>0.3453</text:p>
          </table:table-cell>
          <table:table-cell table:style-name="Default" office:value-type="string" calcext:value-type="string">
            <text:p>equal to no filter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filter lower 0 5 10 15 20 30 40</text:p>
          </table:table-cell>
          <table:covered-table-cell table:number-columns-repeated="2" table:style-name="Default"/>
          <table:table-cell table:style-name="Default" table:number-columns-repeated="22"/>
        </table:table-row>
        <table:table-row table:style-name="ro3">
          <table:table-cell table:style-name="ce22" office:value-type="float" office:value="0.48343" calcext:value-type="float">
            <text:p>0.48343</text:p>
          </table:table-cell>
          <table:table-cell table:style-name="Default" office:value-type="string" calcext:value-type="string">
            <text:p>result is worst than no filter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YAT1,2,3</text:p>
          </table:table-cell>
          <table:covered-table-cell table:style-name="Default"/>
          <table:table-cell table:style-name="Default" table:number-columns-repeated="2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march</text:p>
          </table:table-cell>
          <table:covered-table-cell table:style-name="Default"/>
          <table:table-cell table:style-name="Default" table:number-columns-repeated="2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H 2,6,10,14,18,22</text:p>
          </table:table-cell>
          <table:covered-table-cell table:style-name="Default"/>
          <table:table-cell table:style-name="Default" table:number-columns-repeated="2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556 files</text:p>
          </table:table-cell>
          <table:covered-table-cell table:style-name="Default"/>
          <table:table-cell table:style-name="Default" table:number-columns-repeated="23"/>
        </table:table-row>
        <table:table-row table:style-name="ro3" table:number-rows-repeated="2">
          <table:table-cell table:style-name="Default" table:number-columns-repeated="28"/>
        </table:table-row>
        <table:table-row table:style-name="ro3">
          <table:table-cell table:style-name="Default"/>
          <table:table-cell table:style-name="Default">
            <draw:frame draw:z-index="0" draw:style-name="gr1" draw:text-style-name="P1" svg:width="53.789cm" svg:height="25.002cm" svg:x="3.119cm" svg:y="0.151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26"/>
        </table:table-row>
        <calcext:conditional-formats>
          <calcext:conditional-format calcext:target-range-address="'order by UPPER filter'.C43:'order by UPPER filter'.AA43">
            <calcext:condition calcext:apply-style-name="Untitled11" calcext:value="formula-is([.C43] = MIN([.$C43:.$AA43]))" calcext:base-cell-address="'order by UPPER filter'.C43"/>
          </calcext:conditional-format>
          <calcext:conditional-format calcext:target-range-address="'order by UPPER filter'.C2:'order by UPPER filter'.AA3">
            <calcext:condition calcext:apply-style-name="Untitled1" calcext:value="=0" calcext:base-cell-address="'order by UPPER filter'.C2"/>
            <calcext:condition calcext:apply-style-name="Untitled2" calcext:value="=5" calcext:base-cell-address="'order by UPPER filter'.C2"/>
            <calcext:condition calcext:apply-style-name="Untitled3" calcext:value="=10" calcext:base-cell-address="'order by UPPER filter'.C2"/>
            <calcext:condition calcext:apply-style-name="Untitled4" calcext:value="=15" calcext:base-cell-address="'order by UPPER filter'.C2"/>
            <calcext:condition calcext:apply-style-name="Untitled5" calcext:value="=20" calcext:base-cell-address="'order by UPPER filter'.C2"/>
            <calcext:condition calcext:apply-style-name="Untitled6" calcext:value="=30" calcext:base-cell-address="'order by UPPER filter'.C2"/>
            <calcext:condition calcext:apply-style-name="Untitled7" calcext:value="=40" calcext:base-cell-address="'order by UPPER filter'.C2"/>
          </calcext:conditional-format>
          <calcext:conditional-format calcext:target-range-address="'order by UPPER filter'.C4:'order by UPPER filter'.AA41">
            <calcext:color-scale>
              <calcext:color-scale-entry calcext:value="0" calcext:type="minimum" calcext:color="#fafafa"/>
              <calcext:color-scale-entry calcext:value="50" calcext:type="percentile" calcext:color="#ffa726"/>
              <calcext:color-scale-entry calcext:value="0" calcext:type="maximum" calcext:color="#ff5722"/>
            </calcext:color-scale>
            <calcext:condition calcext:apply-style-name="BIG BORDERS" calcext:value="formula-is([.C4] = MIN([.$C$4:.$AA$41]))" calcext:base-cell-address="'order by UPPER filter'.C4"/>
            <calcext:condition calcext:apply-style-name="Accent" calcext:value="formula-is([.C4] = MIN([.$C4:.$AA4]))" calcext:base-cell-address="'order by UPPER filter'.C4"/>
          </calcext:conditional-format>
        </calcext:conditional-formats>
        <calcext:sparkline-groups>
          <calcext:sparkline-group calcext:id="{3D3B0D0F-553D-4E78-ABB3-5D3FCFE74D50}" calcext:type="column" calcext:line-width="0.5pt" calcext:display-empty-cells-as="gap" calcext:low="true" calcext:min-axis-type="group" calcext:max-axis-type="individual" calcext:color-series="#4169e1" calcext:color-negative="#ff0000" calcext:color-axis="#ff0000" calcext:color-markers="#228b22" calcext:color-first="#ff0000" calcext:color-last="#ff0000" calcext:color-high="#ff0000" calcext:color-low="#0000cd">
            <calcext:sparklines>
              <calcext:sparkline calcext:cell-address="'order by UPPER filter'.AB4" calcext:data-range="'order by LOWER filter'.C4:'order by LOWER filter'.AA4"/>
              <calcext:sparkline calcext:cell-address="'order by UPPER filter'.AB5" calcext:data-range="'order by LOWER filter'.C5:'order by LOWER filter'.AA5"/>
              <calcext:sparkline calcext:cell-address="'order by UPPER filter'.AB6" calcext:data-range="'order by LOWER filter'.C6:'order by LOWER filter'.AA6"/>
              <calcext:sparkline calcext:cell-address="'order by UPPER filter'.AB7" calcext:data-range="'order by UPPER filter'.C7:'order by UPPER filter'.AA7"/>
              <calcext:sparkline calcext:cell-address="'order by UPPER filter'.AB8" calcext:data-range="'order by LOWER filter'.C8:'order by LOWER filter'.AA8"/>
              <calcext:sparkline calcext:cell-address="'order by UPPER filter'.AB9" calcext:data-range="'order by LOWER filter'.C9:'order by LOWER filter'.AA9"/>
              <calcext:sparkline calcext:cell-address="'order by UPPER filter'.AB10" calcext:data-range="'order by LOWER filter'.C10:'order by LOWER filter'.AA10"/>
              <calcext:sparkline calcext:cell-address="'order by UPPER filter'.AB11" calcext:data-range="'order by LOWER filter'.C11:'order by LOWER filter'.AA11"/>
              <calcext:sparkline calcext:cell-address="'order by UPPER filter'.AB12" calcext:data-range="'order by LOWER filter'.C12:'order by LOWER filter'.AA12"/>
              <calcext:sparkline calcext:cell-address="'order by UPPER filter'.AB13" calcext:data-range="'order by LOWER filter'.C13:'order by LOWER filter'.AA13"/>
              <calcext:sparkline calcext:cell-address="'order by UPPER filter'.AB14" calcext:data-range="'order by UPPER filter'.C14:'order by UPPER filter'.AA14"/>
              <calcext:sparkline calcext:cell-address="'order by UPPER filter'.AB15" calcext:data-range="'order by LOWER filter'.C15:'order by LOWER filter'.AA15"/>
              <calcext:sparkline calcext:cell-address="'order by UPPER filter'.AB16" calcext:data-range="'order by LOWER filter'.C16:'order by LOWER filter'.AA16"/>
              <calcext:sparkline calcext:cell-address="'order by UPPER filter'.AB17" calcext:data-range="'order by LOWER filter'.C17:'order by LOWER filter'.AA17"/>
              <calcext:sparkline calcext:cell-address="'order by UPPER filter'.AB18" calcext:data-range="'order by LOWER filter'.C18:'order by LOWER filter'.AA18"/>
              <calcext:sparkline calcext:cell-address="'order by UPPER filter'.AB19" calcext:data-range="'order by LOWER filter'.C19:'order by LOWER filter'.AA19"/>
              <calcext:sparkline calcext:cell-address="'order by UPPER filter'.AB20" calcext:data-range="'order by LOWER filter'.C20:'order by LOWER filter'.AA20"/>
              <calcext:sparkline calcext:cell-address="'order by UPPER filter'.AB21" calcext:data-range="'order by LOWER filter'.C21:'order by LOWER filter'.AA21"/>
              <calcext:sparkline calcext:cell-address="'order by UPPER filter'.AB22" calcext:data-range="'order by LOWER filter'.C22:'order by LOWER filter'.AA22"/>
              <calcext:sparkline calcext:cell-address="'order by UPPER filter'.AB23" calcext:data-range="'order by LOWER filter'.C23:'order by LOWER filter'.AA23"/>
              <calcext:sparkline calcext:cell-address="'order by UPPER filter'.AB24" calcext:data-range="'order by LOWER filter'.C24:'order by LOWER filter'.AA24"/>
              <calcext:sparkline calcext:cell-address="'order by UPPER filter'.AB25" calcext:data-range="'order by LOWER filter'.C25:'order by LOWER filter'.AA25"/>
              <calcext:sparkline calcext:cell-address="'order by UPPER filter'.AB26" calcext:data-range="'order by LOWER filter'.C26:'order by LOWER filter'.AA26"/>
              <calcext:sparkline calcext:cell-address="'order by UPPER filter'.AB27" calcext:data-range="'order by LOWER filter'.C27:'order by LOWER filter'.AA27"/>
              <calcext:sparkline calcext:cell-address="'order by UPPER filter'.AB28" calcext:data-range="'order by LOWER filter'.C28:'order by LOWER filter'.AA28"/>
              <calcext:sparkline calcext:cell-address="'order by UPPER filter'.AB29" calcext:data-range="'order by LOWER filter'.C29:'order by LOWER filter'.AA29"/>
              <calcext:sparkline calcext:cell-address="'order by UPPER filter'.AB30" calcext:data-range="'order by LOWER filter'.C30:'order by LOWER filter'.AA30"/>
              <calcext:sparkline calcext:cell-address="'order by UPPER filter'.AB31" calcext:data-range="'order by LOWER filter'.C31:'order by LOWER filter'.AA31"/>
              <calcext:sparkline calcext:cell-address="'order by UPPER filter'.AB32" calcext:data-range="'order by LOWER filter'.C32:'order by LOWER filter'.AA32"/>
              <calcext:sparkline calcext:cell-address="'order by UPPER filter'.AB33" calcext:data-range="'order by LOWER filter'.C33:'order by LOWER filter'.AA33"/>
              <calcext:sparkline calcext:cell-address="'order by UPPER filter'.AB34" calcext:data-range="'order by LOWER filter'.C34:'order by LOWER filter'.AA34"/>
              <calcext:sparkline calcext:cell-address="'order by UPPER filter'.AB35" calcext:data-range="'order by LOWER filter'.C35:'order by LOWER filter'.AA35"/>
              <calcext:sparkline calcext:cell-address="'order by UPPER filter'.AB36" calcext:data-range="'order by LOWER filter'.C36:'order by LOWER filter'.AA36"/>
              <calcext:sparkline calcext:cell-address="'order by UPPER filter'.AB37" calcext:data-range="'order by LOWER filter'.C37:'order by LOWER filter'.AA37"/>
              <calcext:sparkline calcext:cell-address="'order by UPPER filter'.AB38" calcext:data-range="'order by LOWER filter'.C38:'order by LOWER filter'.AA38"/>
              <calcext:sparkline calcext:cell-address="'order by UPPER filter'.AB39" calcext:data-range="'order by LOWER filter'.C39:'order by LOWER filter'.AA39"/>
              <calcext:sparkline calcext:cell-address="'order by UPPER filter'.AB40" calcext:data-range="'order by LOWER filter'.C40:'order by LOWER filter'.AA40"/>
              <calcext:sparkline calcext:cell-address="'order by UPPER filter'.AB41" calcext:data-range="'order by LOWER filter'.C41:'order by LOWER filter'.AA41"/>
            </calcext:sparklines>
          </calcext:sparkline-group>
        </calcext:sparkline-groups>
      </table:table>
      <table:table table:name="order by LOWER filter" table:style-name="ta1">
        <table:table-column table:style-name="co1" table:default-cell-style-name="ce30"/>
        <table:table-column table:style-name="co2" table:default-cell-style-name="ce14"/>
        <table:table-column table:style-name="co3" table:default-cell-style-name="ce58"/>
        <table:table-column table:style-name="co4" table:number-columns-repeated="9" table:default-cell-style-name="ce58"/>
        <table:table-column table:style-name="co5" table:number-columns-repeated="15" table:default-cell-style-name="ce58"/>
        <table:table-column table:style-name="co6" table:default-cell-style-name="ce5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RESULT TYPE</text:p>
          </table:table-cell>
          <table:table-cell table:style-name="ce24" office:value-type="string" calcext:value-type="string">
            <text:p>NO </text:p>
            <text:p>FILTER</text:p>
          </table:table-cell>
          <table:table-cell table:style-name="ce35" office:value-type="string" calcext:value-type="string">
            <text:p>FILTER 1</text:p>
          </table:table-cell>
          <table:table-cell table:style-name="ce35" office:value-type="string" calcext:value-type="string">
            <text:p>FILTER 2</text:p>
          </table:table-cell>
          <table:table-cell table:style-name="ce35" office:value-type="string" calcext:value-type="string">
            <text:p>FILTER 3</text:p>
          </table:table-cell>
          <table:table-cell table:style-name="ce35" office:value-type="string" calcext:value-type="string">
            <text:p>FILTER 4</text:p>
          </table:table-cell>
          <table:table-cell table:style-name="ce35" office:value-type="string" calcext:value-type="string">
            <text:p>FILTER 5</text:p>
          </table:table-cell>
          <table:table-cell table:style-name="ce35" office:value-type="string" calcext:value-type="string">
            <text:p>FILTER 6</text:p>
          </table:table-cell>
          <table:table-cell table:style-name="ce35" office:value-type="string" calcext:value-type="string">
            <text:p>FILTER 7</text:p>
          </table:table-cell>
          <table:table-cell table:style-name="ce35" office:value-type="string" calcext:value-type="string">
            <text:p>FILTER 8</text:p>
          </table:table-cell>
          <table:table-cell table:style-name="ce35" office:value-type="string" calcext:value-type="string">
            <text:p>FILTER 9</text:p>
          </table:table-cell>
          <table:table-cell table:style-name="ce35" office:value-type="string" calcext:value-type="string">
            <text:p>FILTER 10</text:p>
          </table:table-cell>
          <table:table-cell table:style-name="ce35" office:value-type="string" calcext:value-type="string">
            <text:p>FILTER 11</text:p>
          </table:table-cell>
          <table:table-cell table:style-name="ce35" office:value-type="string" calcext:value-type="string">
            <text:p>FILTER 12</text:p>
          </table:table-cell>
          <table:table-cell table:style-name="ce35" office:value-type="string" calcext:value-type="string">
            <text:p>FILTER 13</text:p>
          </table:table-cell>
          <table:table-cell table:style-name="ce35" office:value-type="string" calcext:value-type="string">
            <text:p>FILTER 14</text:p>
          </table:table-cell>
          <table:table-cell table:style-name="ce35" office:value-type="string" calcext:value-type="string">
            <text:p>FILTER 15</text:p>
          </table:table-cell>
          <table:table-cell table:style-name="ce35" office:value-type="string" calcext:value-type="string">
            <text:p>FILTER 16</text:p>
          </table:table-cell>
          <table:table-cell table:style-name="ce35" office:value-type="string" calcext:value-type="string">
            <text:p>FILTER 17</text:p>
          </table:table-cell>
          <table:table-cell table:style-name="ce35" office:value-type="string" calcext:value-type="string">
            <text:p>FILTER 18</text:p>
          </table:table-cell>
          <table:table-cell table:style-name="ce35" office:value-type="string" calcext:value-type="string">
            <text:p>FILTER 19</text:p>
          </table:table-cell>
          <table:table-cell table:style-name="ce35" office:value-type="string" calcext:value-type="string">
            <text:p>FILTER 20</text:p>
          </table:table-cell>
          <table:table-cell table:style-name="ce35" office:value-type="string" calcext:value-type="string">
            <text:p>FILTER 21</text:p>
          </table:table-cell>
          <table:table-cell table:style-name="ce35" office:value-type="string" calcext:value-type="string">
            <text:p>FILTER 22</text:p>
          </table:table-cell>
          <table:table-cell table:style-name="ce35" office:value-type="string" calcext:value-type="string">
            <text:p>FILTER 23</text:p>
          </table:table-cell>
          <table:table-cell table:style-name="ce35" office:value-type="string" calcext:value-type="string">
            <text:p>FILTER 24</text:p>
          </table:table-cell>
          <table:table-cell table:style-name="ce46" office:value-type="string" calcext:value-type="string" table:number-columns-spanned="1" table:number-rows-spanned="3">
            <text:p>SPARK </text:p>
            <text:p>LINE</text:p>
          </table:table-cell>
        </table:table-row>
        <table:table-row table:style-name="ro2">
          <table:table-cell table:style-name="ce25" office:value-type="string" calcext:value-type="string" table:number-columns-spanned="1" table:number-rows-spanned="2">
            <text:p>FILTERS</text:p>
          </table:table-cell>
          <table:table-cell table:style-name="ce48" office:value-type="string" calcext:value-type="string">
            <text:p>UPPER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0" calcext:value-type="float">
            <text:p>0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5" calcext:value-type="float">
            <text:p>15</text:p>
          </table:table-cell>
          <table:table-cell table:style-name="ce57" office:value-type="float" office:value="20" calcext:value-type="float">
            <text:p>2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40" calcext:value-type="float">
            <text:p>40</text:p>
          </table:table-cell>
          <table:table-cell table:style-name="ce61" office:value-type="float" office:value="20" calcext:value-type="float">
            <text:p>20</text:p>
          </table:table-cell>
          <table:table-cell table:style-name="ce61" office:value-type="float" office:value="30" calcext:value-type="float">
            <text:p>30</text:p>
          </table:table-cell>
          <table:table-cell table:style-name="ce61" office:value-type="float" office:value="40" calcext:value-type="float">
            <text:p>40</text:p>
          </table:table-cell>
          <table:covered-table-cell table:style-name="ce47" office:value-type="string" calcext:value-type="string">
            <text:p>SPARKLINE</text:p>
          </table:covered-table-cell>
        </table:table-row>
        <table:table-row table:style-name="ro2">
          <table:covered-table-cell table:style-name="ce28"/>
          <table:table-cell table:style-name="ce48" office:value-type="string" calcext:value-type="string">
            <text:p>LOWER</text:p>
          </table:table-cell>
          <table:table-cell table:number-columns-repeated="4" table:style-name="ce57" office:value-type="float" office:value="0" calcext:value-type="float">
            <text:p>0</text:p>
          </table:table-cell>
          <table:table-cell table:number-columns-repeated="4" table:style-name="ce57" office:value-type="float" office:value="5" calcext:value-type="float">
            <text:p>5</text:p>
          </table:table-cell>
          <table:table-cell table:number-columns-repeated="4" table:style-name="ce57" office:value-type="float" office:value="10" calcext:value-type="float">
            <text:p>10</text:p>
          </table:table-cell>
          <table:table-cell table:number-columns-repeated="4" table:style-name="ce57" office:value-type="float" office:value="15" calcext:value-type="float">
            <text:p>15</text:p>
          </table:table-cell>
          <table:table-cell table:style-name="ce57" office:value-type="float" office:value="20" calcext:value-type="float">
            <text:p>20</text:p>
          </table:table-cell>
          <table:table-cell table:number-columns-repeated="2" table:style-name="ce61" office:value-type="float" office:value="20" calcext:value-type="float">
            <text:p>20</text:p>
          </table:table-cell>
          <table:table-cell table:number-columns-repeated="3" table:style-name="ce61" office:value-type="float" office:value="30" calcext:value-type="float">
            <text:p>30</text:p>
          </table:table-cell>
          <table:table-cell table:number-columns-repeated="3" table:style-name="ce61" office:value-type="float" office:value="40" calcext:value-type="float">
            <text:p>40</text:p>
          </table:table-cell>
          <table:covered-table-cell table:style-name="ce47" office:value-type="string" calcext:value-type="string">
            <text:p>SPARKLINE</text:p>
          </table:covered-table-cell>
        </table:table-row>
        <table:table-row table:style-name="ro2">
          <table:table-cell table:style-name="ce29" office:value-type="string" calcext:value-type="string" table:number-columns-spanned="1" table:number-rows-spanned="19">
            <text:p>NORMAL</text:p>
          </table:table-cell>
          <table:table-cell office:value-type="string" calcext:value-type="string">
            <text:p>conc feat all </text:p>
          </table:table-cell>
          <table:table-cell table:number-columns-repeated="8"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table:number-columns-repeated="3" office:value-type="float" office:value="0.260791366906475" calcext:value-type="float">
            <text:p>0.26079</text:p>
          </table:table-cell>
          <table:table-cell office:value-type="float" office:value="0.264388489208633" calcext:value-type="float">
            <text:p>0.26439</text:p>
          </table:table-cell>
          <table:table-cell table:number-columns-repeated="2" office:value-type="float" office:value="0.262589928057554" calcext:value-type="float">
            <text:p>0.26259</text:p>
          </table:table-cell>
          <table:table-cell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office:value-type="float" office:value="0.258992805755396" calcext:value-type="float">
            <text:p>0.25899</text:p>
          </table:table-cell>
          <table:table-cell office:value-type="float" office:value="0.264388489208633" calcext:value-type="float">
            <text:p>0.26439</text:p>
          </table:table-cell>
          <table:table-cell office:value-type="float" office:value="0.262589928057554" calcext:value-type="float">
            <text:p>0.26259</text:p>
          </table:table-cell>
          <table:table-cell office:value-type="float" office:value="0.260791366906475" calcext:value-type="float">
            <text:p>0.26079</text:p>
          </table:table-cell>
          <table:table-cell office:value-type="float" office:value="0.264388489208633" calcext:value-type="float">
            <text:p>0.26439</text:p>
          </table:table-cell>
          <table:table-cell office:value-type="float" office:value="0.262589928057554" calcext:value-type="float">
            <text:p>0.26259</text:p>
          </table:table-cell>
          <table:table-cell office:value-type="float" office:value="0.260791366906475" calcext:value-type="float">
            <text:p>0.26079</text:p>
          </table:table-cell>
          <table:table-cell office:value-type="float" office:value="0.264388489208633" calcext:value-type="float">
            <text:p>0.26439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feat spectral </text:p>
          </table:table-cell>
          <table:table-cell table:number-columns-repeated="8"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table:number-columns-repeated="3" office:value-type="float" office:value="0.260791366906475" calcext:value-type="float">
            <text:p>0.26079</text:p>
          </table:table-cell>
          <table:table-cell office:value-type="float" office:value="0.264388489208633" calcext:value-type="float">
            <text:p>0.26439</text:p>
          </table:table-cell>
          <table:table-cell table:number-columns-repeated="2" office:value-type="float" office:value="0.262589928057554" calcext:value-type="float">
            <text:p>0.26259</text:p>
          </table:table-cell>
          <table:table-cell office:value-type="float" office:value="0.260791366906475" calcext:value-type="float">
            <text:p>0.26079</text:p>
          </table:table-cell>
          <table:table-cell office:value-type="float" office:value="0.262589928057554" calcext:value-type="float">
            <text:p>0.26259</text:p>
          </table:table-cell>
          <table:table-cell office:value-type="float" office:value="0.258992805755396" calcext:value-type="float">
            <text:p>0.25899</text:p>
          </table:table-cell>
          <table:table-cell office:value-type="float" office:value="0.264388489208633" calcext:value-type="float">
            <text:p>0.26439</text:p>
          </table:table-cell>
          <table:table-cell office:value-type="float" office:value="0.262589928057554" calcext:value-type="float">
            <text:p>0.26259</text:p>
          </table:table-cell>
          <table:table-cell office:value-type="float" office:value="0.260791366906475" calcext:value-type="float">
            <text:p>0.26079</text:p>
          </table:table-cell>
          <table:table-cell office:value-type="float" office:value="0.264388489208633" calcext:value-type="float">
            <text:p>0.26439</text:p>
          </table:table-cell>
          <table:table-cell office:value-type="float" office:value="0.262589928057554" calcext:value-type="float">
            <text:p>0.26259</text:p>
          </table:table-cell>
          <table:table-cell office:value-type="float" office:value="0.260791366906475" calcext:value-type="float">
            <text:p>0.26079</text:p>
          </table:table-cell>
          <table:table-cell office:value-type="float" office:value="0.264388489208633" calcext:value-type="float">
            <text:p>0.26439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feat tonaless </text:p>
          </table:table-cell>
          <table:table-cell office:value-type="float" office:value="0.278776978417266" calcext:value-type="float">
            <text:p>0.27878</text:p>
          </table:table-cell>
          <table:table-cell table:number-columns-repeated="15" office:value-type="float" office:value="0.539568345323741" calcext:value-type="float">
            <text:p>0.53957</text:p>
          </table:table-cell>
          <table:table-cell office:value-type="float" office:value="0.537769784172662" calcext:value-type="float">
            <text:p>0.53777</text:p>
          </table:table-cell>
          <table:table-cell table:number-columns-repeated="2" office:value-type="float" office:value="0.539568345323741" calcext:value-type="float">
            <text:p>0.53957</text:p>
          </table:table-cell>
          <table:table-cell office:value-type="float" office:value="0.537769784172662" calcext:value-type="float">
            <text:p>0.53777</text:p>
          </table:table-cell>
          <table:table-cell table:number-columns-repeated="2" office:value-type="float" office:value="0.539568345323741" calcext:value-type="float">
            <text:p>0.53957</text:p>
          </table:table-cell>
          <table:table-cell office:value-type="float" office:value="0.537769784172662" calcext:value-type="float">
            <text:p>0.53777</text:p>
          </table:table-cell>
          <table:table-cell table:number-columns-repeated="2" office:value-type="float" office:value="0.539568345323741" calcext:value-type="float">
            <text:p>0.53957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feat time </text:p>
          </table:table-cell>
          <table:table-cell table:number-columns-repeated="25" office:value-type="float" office:value="0.232014388489209" calcext:value-type="float">
            <text:p>0.23201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avg feat all </text:p>
          </table:table-cell>
          <table:table-cell table:number-columns-repeated="2" office:value-type="float" office:value="0.242805755395683" calcext:value-type="float">
            <text:p>0.24281</text:p>
          </table:table-cell>
          <table:table-cell table:number-columns-repeated="2" office:value-type="float" office:value="0.244604316546763" calcext:value-type="float">
            <text:p>0.24460</text:p>
          </table:table-cell>
          <table:table-cell table:number-columns-repeated="3" office:value-type="float" office:value="0.242805755395683" calcext:value-type="float">
            <text:p>0.24281</text:p>
          </table:table-cell>
          <table:table-cell office:value-type="float" office:value="0.246402877697842" calcext:value-type="float">
            <text:p>0.24640</text:p>
          </table:table-cell>
          <table:table-cell office:value-type="float" office:value="0.242805755395683" calcext:value-type="float">
            <text:p>0.24281</text:p>
          </table:table-cell>
          <table:table-cell table:number-columns-repeated="2" office:value-type="float" office:value="0.244604316546763" calcext:value-type="float">
            <text:p>0.24460</text:p>
          </table:table-cell>
          <table:table-cell office:value-type="float" office:value="0.246402877697842" calcext:value-type="float">
            <text:p>0.24640</text:p>
          </table:table-cell>
          <table:table-cell office:value-type="float" office:value="0.242805755395683" calcext:value-type="float">
            <text:p>0.24281</text:p>
          </table:table-cell>
          <table:table-cell table:number-columns-repeated="2" office:value-type="float" office:value="0.244604316546763" calcext:value-type="float">
            <text:p>0.24460</text:p>
          </table:table-cell>
          <table:table-cell table:number-columns-repeated="5" office:value-type="float" office:value="0.246402877697842" calcext:value-type="float">
            <text:p>0.24640</text:p>
          </table:table-cell>
          <table:table-cell office:value-type="float" office:value="0.248201438848921" calcext:value-type="float">
            <text:p>0.24820</text:p>
          </table:table-cell>
          <table:table-cell office:value-type="float" office:value="0.246402877697842" calcext:value-type="float">
            <text:p>0.24640</text:p>
          </table:table-cell>
          <table:table-cell table:number-columns-repeated="2" office:value-type="float" office:value="0.248201438848921" calcext:value-type="float">
            <text:p>0.24820</text:p>
          </table:table-cell>
          <table:table-cell office:value-type="float" office:value="0.246402877697842" calcext:value-type="float">
            <text:p>0.2464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avg feat spectral </text:p>
          </table:table-cell>
          <table:table-cell table:number-columns-repeated="2" office:value-type="float" office:value="0.242805755395683" calcext:value-type="float">
            <text:p>0.24281</text:p>
          </table:table-cell>
          <table:table-cell table:number-columns-repeated="2" office:value-type="float" office:value="0.244604316546763" calcext:value-type="float">
            <text:p>0.24460</text:p>
          </table:table-cell>
          <table:table-cell table:number-columns-repeated="3" office:value-type="float" office:value="0.242805755395683" calcext:value-type="float">
            <text:p>0.24281</text:p>
          </table:table-cell>
          <table:table-cell office:value-type="float" office:value="0.246402877697842" calcext:value-type="float">
            <text:p>0.24640</text:p>
          </table:table-cell>
          <table:table-cell office:value-type="float" office:value="0.242805755395683" calcext:value-type="float">
            <text:p>0.24281</text:p>
          </table:table-cell>
          <table:table-cell table:number-columns-repeated="2" office:value-type="float" office:value="0.244604316546763" calcext:value-type="float">
            <text:p>0.24460</text:p>
          </table:table-cell>
          <table:table-cell office:value-type="float" office:value="0.246402877697842" calcext:value-type="float">
            <text:p>0.24640</text:p>
          </table:table-cell>
          <table:table-cell office:value-type="float" office:value="0.242805755395683" calcext:value-type="float">
            <text:p>0.24281</text:p>
          </table:table-cell>
          <table:table-cell table:number-columns-repeated="2" office:value-type="float" office:value="0.244604316546763" calcext:value-type="float">
            <text:p>0.24460</text:p>
          </table:table-cell>
          <table:table-cell table:number-columns-repeated="5" office:value-type="float" office:value="0.246402877697842" calcext:value-type="float">
            <text:p>0.24640</text:p>
          </table:table-cell>
          <table:table-cell office:value-type="float" office:value="0.248201438848921" calcext:value-type="float">
            <text:p>0.24820</text:p>
          </table:table-cell>
          <table:table-cell office:value-type="float" office:value="0.246402877697842" calcext:value-type="float">
            <text:p>0.24640</text:p>
          </table:table-cell>
          <table:table-cell table:number-columns-repeated="2" office:value-type="float" office:value="0.248201438848921" calcext:value-type="float">
            <text:p>0.24820</text:p>
          </table:table-cell>
          <table:table-cell office:value-type="float" office:value="0.246402877697842" calcext:value-type="float">
            <text:p>0.24640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avg feat tonaless </text:p>
          </table:table-cell>
          <table:table-cell office:value-type="float" office:value="0.320143884892086" calcext:value-type="float">
            <text:p>0.32014</text:p>
          </table:table-cell>
          <table:table-cell office:value-type="float" office:value="0.514388489208633" calcext:value-type="float">
            <text:p>0.51439</text:p>
          </table:table-cell>
          <table:table-cell table:number-columns-repeated="2" office:value-type="float" office:value="0.512589928057554" calcext:value-type="float">
            <text:p>0.51259</text:p>
          </table:table-cell>
          <table:table-cell table:number-columns-repeated="2" office:value-type="float" office:value="0.514388489208633" calcext:value-type="float">
            <text:p>0.51439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10791366906475" calcext:value-type="float">
            <text:p>0.51079</text:p>
          </table:table-cell>
          <table:table-cell office:value-type="float" office:value="0.512589928057554" calcext:value-type="float">
            <text:p>0.51259</text:p>
          </table:table-cell>
          <table:table-cell table:number-columns-repeated="2" office:value-type="float" office:value="0.510791366906475" calcext:value-type="float">
            <text:p>0.51079</text:p>
          </table:table-cell>
          <table:table-cell table:number-columns-repeated="3" office:value-type="float" office:value="0.514388489208633" calcext:value-type="float">
            <text:p>0.51439</text:p>
          </table:table-cell>
          <table:table-cell office:value-type="float" office:value="0.516187050359712" calcext:value-type="float">
            <text:p>0.51619</text:p>
          </table:table-cell>
          <table:table-cell office:value-type="float" office:value="0.517985611510791" calcext:value-type="float">
            <text:p>0.51799</text:p>
          </table:table-cell>
          <table:table-cell office:value-type="float" office:value="0.523381294964029" calcext:value-type="float">
            <text:p>0.52338</text:p>
          </table:table-cell>
          <table:table-cell table:number-columns-repeated="2" office:value-type="float" office:value="0.526978417266187" calcext:value-type="float">
            <text:p>0.52698</text:p>
          </table:table-cell>
          <table:table-cell office:value-type="float" office:value="0.525179856115108" calcext:value-type="float">
            <text:p>0.52518</text:p>
          </table:table-cell>
          <table:table-cell office:value-type="float" office:value="0.530575539568345" calcext:value-type="float">
            <text:p>0.53058</text:p>
          </table:table-cell>
          <table:table-cell office:value-type="float" office:value="0.525179856115108" calcext:value-type="float">
            <text:p>0.52518</text:p>
          </table:table-cell>
          <table:table-cell office:value-type="float" office:value="0.526978417266187" calcext:value-type="float">
            <text:p>0.52698</text:p>
          </table:table-cell>
          <table:table-cell office:value-type="float" office:value="0.532374100719424" calcext:value-type="float">
            <text:p>0.53237</text:p>
          </table:table-cell>
          <table:table-cell office:value-type="float" office:value="0.525179856115108" calcext:value-type="float">
            <text:p>0.52518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onc avg feat time </text:p>
          </table:table-cell>
          <table:table-cell table:number-columns-repeated="25" office:value-type="float" office:value="0.20863309352518" calcext:value-type="float">
            <text:p>0.20863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Centroid </text:p>
          </table:table-cell>
          <table:table-cell table:number-columns-repeated="2" office:value-type="float" office:value="0.357913669064748" calcext:value-type="float">
            <text:p>0.35791</text:p>
          </table:table-cell>
          <table:table-cell table:number-columns-repeated="2" office:value-type="float" office:value="0.359712230215827" calcext:value-type="float">
            <text:p>0.35971</text:p>
          </table:table-cell>
          <table:table-cell table:number-columns-repeated="2" office:value-type="float" office:value="0.357913669064748" calcext:value-type="float">
            <text:p>0.35791</text:p>
          </table:table-cell>
          <table:table-cell office:value-type="float" office:value="0.359712230215827" calcext:value-type="float">
            <text:p>0.35971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59712230215827" calcext:value-type="float">
            <text:p>0.35971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59712230215827" calcext:value-type="float">
            <text:p>0.35971</text:p>
          </table:table-cell>
          <table:table-cell office:value-type="float" office:value="0.357913669064748" calcext:value-type="float">
            <text:p>0.35791</text:p>
          </table:table-cell>
          <table:table-cell table:number-columns-repeated="3" office:value-type="float" office:value="0.359712230215827" calcext:value-type="float">
            <text:p>0.35971</text:p>
          </table:table-cell>
          <table:table-cell table:number-columns-repeated="2" office:value-type="float" office:value="0.357913669064748" calcext:value-type="float">
            <text:p>0.35791</text:p>
          </table:table-cell>
          <table:table-cell office:value-type="float" office:value="0.356115107913669" calcext:value-type="float">
            <text:p>0.35612</text:p>
          </table:table-cell>
          <table:table-cell office:value-type="float" office:value="0.359712230215827" calcext:value-type="float">
            <text:p>0.35971</text:p>
          </table:table-cell>
          <table:table-cell table:number-columns-repeated="3" office:value-type="float" office:value="0.357913669064748" calcext:value-type="float">
            <text:p>0.35791</text:p>
          </table:table-cell>
          <table:table-cell office:value-type="float" office:value="0.359712230215827" calcext:value-type="float">
            <text:p>0.35971</text:p>
          </table:table-cell>
          <table:table-cell office:value-type="float" office:value="0.356115107913669" calcext:value-type="float">
            <text:p>0.35612</text:p>
          </table:table-cell>
          <table:table-cell office:value-type="float" office:value="0.359712230215827" calcext:value-type="float">
            <text:p>0.35971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CrestFactor </text:p>
          </table:table-cell>
          <table:table-cell table:number-columns-repeated="2" office:value-type="float" office:value="0.561151079136691" calcext:value-type="float">
            <text:p>0.56115</text:p>
          </table:table-cell>
          <table:table-cell table:number-columns-repeated="2" office:value-type="float" office:value="0.56294964028777" calcext:value-type="float">
            <text:p>0.56295</text:p>
          </table:table-cell>
          <table:table-cell table:number-columns-repeated="2" office:value-type="float" office:value="0.561151079136691" calcext:value-type="float">
            <text:p>0.56115</text:p>
          </table:table-cell>
          <table:table-cell table:number-columns-repeated="2" office:value-type="float" office:value="0.56294964028777" calcext:value-type="float">
            <text:p>0.56295</text:p>
          </table:table-cell>
          <table:table-cell table:number-columns-repeated="2" office:value-type="float" office:value="0.561151079136691" calcext:value-type="float">
            <text:p>0.56115</text:p>
          </table:table-cell>
          <table:table-cell table:number-columns-repeated="2" office:value-type="float" office:value="0.56294964028777" calcext:value-type="float">
            <text:p>0.56295</text:p>
          </table:table-cell>
          <table:table-cell table:number-columns-repeated="2" office:value-type="float" office:value="0.561151079136691" calcext:value-type="float">
            <text:p>0.56115</text:p>
          </table:table-cell>
          <table:table-cell table:number-columns-repeated="3" office:value-type="float" office:value="0.56294964028777" calcext:value-type="float">
            <text:p>0.56295</text:p>
          </table:table-cell>
          <table:table-cell office:value-type="float" office:value="0.561151079136691" calcext:value-type="float">
            <text:p>0.56115</text:p>
          </table:table-cell>
          <table:table-cell office:value-type="float" office:value="0.564748201438849" calcext:value-type="float">
            <text:p>0.56475</text:p>
          </table:table-cell>
          <table:table-cell table:number-columns-repeated="2" office:value-type="float" office:value="0.56294964028777" calcext:value-type="float">
            <text:p>0.56295</text:p>
          </table:table-cell>
          <table:table-cell office:value-type="float" office:value="0.564748201438849" calcext:value-type="float">
            <text:p>0.56475</text:p>
          </table:table-cell>
          <table:table-cell table:number-columns-repeated="2" office:value-type="float" office:value="0.56294964028777" calcext:value-type="float">
            <text:p>0.56295</text:p>
          </table:table-cell>
          <table:table-cell office:value-type="float" office:value="0.564748201438849" calcext:value-type="float">
            <text:p>0.56475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Decrease 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62230215827338" calcext:value-type="float">
            <text:p>0.46223</text:p>
          </table:table-cell>
          <table:table-cell table:number-columns-repeated="2" office:value-type="float" office:value="0.446043165467626" calcext:value-type="float">
            <text:p>0.44604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62230215827338" calcext:value-type="float">
            <text:p>0.46223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46043165467626" calcext:value-type="float">
            <text:p>0.44604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62230215827338" calcext:value-type="float">
            <text:p>0.46223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46043165467626" calcext:value-type="float">
            <text:p>0.44604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62230215827338" calcext:value-type="float">
            <text:p>0.46223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46043165467626" calcext:value-type="float">
            <text:p>0.44604</text:p>
          </table:table-cell>
          <table:table-cell office:value-type="float" office:value="0.465827338129496" calcext:value-type="float">
            <text:p>0.46583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26258992805755" calcext:value-type="float">
            <text:p>0.42626</text:p>
          </table:table-cell>
          <table:table-cell office:value-type="float" office:value="0.465827338129496" calcext:value-type="float">
            <text:p>0.46583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28057553956835" calcext:value-type="float">
            <text:p>0.42806</text:p>
          </table:table-cell>
          <table:table-cell office:value-type="float" office:value="0.465827338129496" calcext:value-type="float">
            <text:p>0.46583</text:p>
          </table:table-cell>
          <table:table-cell office:value-type="float" office:value="0.442446043165468" calcext:value-type="float">
            <text:p>0.44245</text:p>
          </table:table-cell>
          <table:table-cell office:value-type="float" office:value="0.428057553956835" calcext:value-type="float">
            <text:p>0.42806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Flatness </text:p>
          </table:table-cell>
          <table:table-cell office:value-type="float" office:value="0.321942446043165" calcext:value-type="float">
            <text:p>0.32194</text:p>
          </table:table-cell>
          <table:table-cell table:number-columns-repeated="24" office:value-type="float" office:value="0.665467625899281" calcext:value-type="float">
            <text:p>0.66547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Flux </text:p>
          </table:table-cell>
          <table:table-cell table:number-columns-repeated="16" office:value-type="float" office:value="0.523381294964029" calcext:value-type="float">
            <text:p>0.52338</text:p>
          </table:table-cell>
          <table:table-cell office:value-type="float" office:value="0.528776978417266" calcext:value-type="float">
            <text:p>0.52878</text:p>
          </table:table-cell>
          <table:table-cell table:number-columns-repeated="2" office:value-type="float" office:value="0.525179856115108" calcext:value-type="float">
            <text:p>0.52518</text:p>
          </table:table-cell>
          <table:table-cell office:value-type="float" office:value="0.528776978417266" calcext:value-type="float">
            <text:p>0.52878</text:p>
          </table:table-cell>
          <table:table-cell office:value-type="float" office:value="0.525179856115108" calcext:value-type="float">
            <text:p>0.52518</text:p>
          </table:table-cell>
          <table:table-cell office:value-type="float" office:value="0.523381294964029" calcext:value-type="float">
            <text:p>0.52338</text:p>
          </table:table-cell>
          <table:table-cell office:value-type="float" office:value="0.528776978417266" calcext:value-type="float">
            <text:p>0.52878</text:p>
          </table:table-cell>
          <table:table-cell table:number-columns-repeated="2" office:value-type="float" office:value="0.523381294964029" calcext:value-type="float">
            <text:p>0.52338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Rolloff </text:p>
          </table:table-cell>
          <table:table-cell office:value-type="float" office:value="0.327338129496403" calcext:value-type="float">
            <text:p>0.32734</text:p>
          </table:table-cell>
          <table:table-cell table:number-columns-repeated="2" office:value-type="float" office:value="0.325539568345324" calcext:value-type="float">
            <text:p>0.32554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9136690647482" calcext:value-type="float">
            <text:p>0.32914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25539568345324" calcext:value-type="float">
            <text:p>0.32554</text:p>
          </table:table-cell>
          <table:table-cell office:value-type="float" office:value="0.323741007194245" calcext:value-type="float">
            <text:p>0.32374</text:p>
          </table:table-cell>
          <table:table-cell table:number-columns-repeated="3" office:value-type="float" office:value="0.330935251798561" calcext:value-type="float">
            <text:p>0.33094</text:p>
          </table:table-cell>
          <table:table-cell office:value-type="float" office:value="0.325539568345324" calcext:value-type="float">
            <text:p>0.32554</text:p>
          </table:table-cell>
          <table:table-cell office:value-type="float" office:value="0.330935251798561" calcext:value-type="float">
            <text:p>0.33094</text:p>
          </table:table-cell>
          <table:table-cell office:value-type="float" office:value="0.329136690647482" calcext:value-type="float">
            <text:p>0.32914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25539568345324" calcext:value-type="float">
            <text:p>0.32554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23741007194245" calcext:value-type="float">
            <text:p>0.32374</text:p>
          </table:table-cell>
          <table:table-cell office:value-type="float" office:value="0.325539568345324" calcext:value-type="float">
            <text:p>0.32554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18345323741007" calcext:value-type="float">
            <text:p>0.31835</text:p>
          </table:table-cell>
          <table:table-cell table:number-columns-repeated="2" office:value-type="float" office:value="0.325539568345324" calcext:value-type="float">
            <text:p>0.32554</text:p>
          </table:table-cell>
          <table:table-cell office:value-type="float" office:value="0.320143884892086" calcext:value-type="float">
            <text:p>0.32014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Spread </text:p>
          </table:table-cell>
          <table:table-cell table:number-columns-repeated="2" office:value-type="float" office:value="0.43705035971223" calcext:value-type="float">
            <text:p>0.43705</text:p>
          </table:table-cell>
          <table:table-cell office:value-type="float" office:value="0.440647482014388" calcext:value-type="float">
            <text:p>0.44065</text:p>
          </table:table-cell>
          <table:table-cell office:value-type="float" office:value="0.442446043165468" calcext:value-type="float">
            <text:p>0.44245</text:p>
          </table:table-cell>
          <table:table-cell table:number-columns-repeated="2" office:value-type="float" office:value="0.43705035971223" calcext:value-type="float">
            <text:p>0.43705</text:p>
          </table:table-cell>
          <table:table-cell office:value-type="float" office:value="0.438848920863309" calcext:value-type="float">
            <text:p>0.43885</text:p>
          </table:table-cell>
          <table:table-cell office:value-type="float" office:value="0.440647482014388" calcext:value-type="float">
            <text:p>0.44065</text:p>
          </table:table-cell>
          <table:table-cell table:number-columns-repeated="2" office:value-type="float" office:value="0.43705035971223" calcext:value-type="float">
            <text:p>0.43705</text:p>
          </table:table-cell>
          <table:table-cell office:value-type="float" office:value="0.438848920863309" calcext:value-type="float">
            <text:p>0.43885</text:p>
          </table:table-cell>
          <table:table-cell office:value-type="float" office:value="0.440647482014388" calcext:value-type="float">
            <text:p>0.44065</text:p>
          </table:table-cell>
          <table:table-cell table:number-columns-repeated="3" office:value-type="float" office:value="0.43705035971223" calcext:value-type="float">
            <text:p>0.43705</text:p>
          </table:table-cell>
          <table:table-cell table:number-columns-repeated="2" office:value-type="float" office:value="0.440647482014388" calcext:value-type="float">
            <text:p>0.44065</text:p>
          </table:table-cell>
          <table:table-cell office:value-type="float" office:value="0.442446043165468" calcext:value-type="float">
            <text:p>0.44245</text:p>
          </table:table-cell>
          <table:table-cell office:value-type="float" office:value="0.447841726618705" calcext:value-type="float">
            <text:p>0.44784</text:p>
          </table:table-cell>
          <table:table-cell office:value-type="float" office:value="0.438848920863309" calcext:value-type="float">
            <text:p>0.43885</text:p>
          </table:table-cell>
          <table:table-cell office:value-type="float" office:value="0.442446043165468" calcext:value-type="float">
            <text:p>0.44245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38848920863309" calcext:value-type="float">
            <text:p>0.43885</text:p>
          </table:table-cell>
          <table:table-cell office:value-type="float" office:value="0.440647482014388" calcext:value-type="float">
            <text:p>0.44065</text:p>
          </table:table-cell>
          <table:table-cell office:value-type="float" office:value="0.442446043165468" calcext:value-type="float">
            <text:p>0.44245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SpectralTonalPowerRatio </text:p>
          </table:table-cell>
          <table:table-cell table:number-columns-repeated="16" office:value-type="float" office:value="0.56294964028777" calcext:value-type="float">
            <text:p>0.56295</text:p>
          </table:table-cell>
          <table:table-cell office:value-type="float" office:value="0.561151079136691" calcext:value-type="float">
            <text:p>0.56115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9352517985611" calcext:value-type="float">
            <text:p>0.55935</text:p>
          </table:table-cell>
          <table:table-cell office:value-type="float" office:value="0.561151079136691" calcext:value-type="float">
            <text:p>0.56115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9352517985611" calcext:value-type="float">
            <text:p>0.55935</text:p>
          </table:table-cell>
          <table:table-cell office:value-type="float" office:value="0.561151079136691" calcext:value-type="float">
            <text:p>0.56115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9352517985611" calcext:value-type="float">
            <text:p>0.55935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TimeZeroCrossingRate </text:p>
          </table:table-cell>
          <table:table-cell table:number-columns-repeated="25" office:value-type="float" office:value="0.411870503597122" calcext:value-type="float">
            <text:p>0.41187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TimeAcfCoeff </text:p>
          </table:table-cell>
          <table:table-cell table:number-columns-repeated="25" office:value-type="float" office:value="0.537769784172662" calcext:value-type="float">
            <text:p>0.53777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feat TimeMaxAcf </text:p>
          </table:table-cell>
          <table:table-cell table:number-columns-repeated="25" office:value-type="float" office:value="0.580935251798561" calcext:value-type="float">
            <text:p>0.58094</text:p>
          </table:table-cell>
          <table:table-cell/>
        </table:table-row>
        <table:table-row table:style-name="ro2">
          <table:table-cell table:style-name="ce31" office:value-type="string" calcext:value-type="string" table:number-columns-spanned="1" table:number-rows-spanned="19">
            <text:p>STANDARDIZED</text:p>
          </table:table-cell>
          <table:table-cell table:style-name="ce16" office:value-type="string" calcext:value-type="string">
            <text:p>conc feat all STD</text:p>
          </table:table-cell>
          <table:table-cell office:value-type="float" office:value="0.079136690647482" calcext:value-type="float">
            <text:p>0.07914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196043165467626" calcext:value-type="float">
            <text:p>0.19604</text:p>
          </table:table-cell>
          <table:table-cell office:value-type="float" office:value="0.194244604316547" calcext:value-type="float">
            <text:p>0.19424</text:p>
          </table:table-cell>
          <table:table-cell office:value-type="float" office:value="0.14568345323741" calcext:value-type="float">
            <text:p>0.14568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196043165467626" calcext:value-type="float">
            <text:p>0.19604</text:p>
          </table:table-cell>
          <table:table-cell office:value-type="float" office:value="0.194244604316547" calcext:value-type="float">
            <text:p>0.19424</text:p>
          </table:table-cell>
          <table:table-cell office:value-type="float" office:value="0.14568345323741" calcext:value-type="float">
            <text:p>0.14568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196043165467626" calcext:value-type="float">
            <text:p>0.19604</text:p>
          </table:table-cell>
          <table:table-cell office:value-type="float" office:value="0.194244604316547" calcext:value-type="float">
            <text:p>0.19424</text:p>
          </table:table-cell>
          <table:table-cell office:value-type="float" office:value="0.14568345323741" calcext:value-type="float">
            <text:p>0.14568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196043165467626" calcext:value-type="float">
            <text:p>0.19604</text:p>
          </table:table-cell>
          <table:table-cell office:value-type="float" office:value="0.194244604316547" calcext:value-type="float">
            <text:p>0.19424</text:p>
          </table:table-cell>
          <table:table-cell office:value-type="float" office:value="0.190647482014388" calcext:value-type="float">
            <text:p>0.19065</text:p>
          </table:table-cell>
          <table:table-cell table:number-columns-repeated="2" office:value-type="float" office:value="0.192446043165468" calcext:value-type="float">
            <text:p>0.19245</text:p>
          </table:table-cell>
          <table:table-cell office:value-type="float" office:value="0.190647482014388" calcext:value-type="float">
            <text:p>0.19065</text:p>
          </table:table-cell>
          <table:table-cell office:value-type="float" office:value="0.192446043165468" calcext:value-type="float">
            <text:p>0.19245</text:p>
          </table:table-cell>
          <table:table-cell table:number-columns-repeated="2" office:value-type="float" office:value="0.190647482014388" calcext:value-type="float">
            <text:p>0.19065</text:p>
          </table:table-cell>
          <table:table-cell office:value-type="float" office:value="0.192446043165468" calcext:value-type="float">
            <text:p>0.19245</text:p>
          </table:table-cell>
          <table:table-cell office:value-type="float" office:value="0.190647482014388" calcext:value-type="float">
            <text:p>0.19065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feat spectral STD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5611510791367" calcext:value-type="float">
            <text:p>0.23561</text:p>
          </table:table-cell>
          <table:table-cell office:value-type="float" office:value="0.226618705035971" calcext:value-type="float">
            <text:p>0.22662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5611510791367" calcext:value-type="float">
            <text:p>0.23561</text:p>
          </table:table-cell>
          <table:table-cell office:value-type="float" office:value="0.226618705035971" calcext:value-type="float">
            <text:p>0.22662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5611510791367" calcext:value-type="float">
            <text:p>0.23561</text:p>
          </table:table-cell>
          <table:table-cell office:value-type="float" office:value="0.226618705035971" calcext:value-type="float">
            <text:p>0.22662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241007194244604" calcext:value-type="float">
            <text:p>0.24101</text:p>
          </table:table-cell>
          <table:table-cell office:value-type="float" office:value="0.235611510791367" calcext:value-type="float">
            <text:p>0.23561</text:p>
          </table:table-cell>
          <table:table-cell table:number-columns-repeated="2" office:value-type="float" office:value="0.226618705035971" calcext:value-type="float">
            <text:p>0.22662</text:p>
          </table:table-cell>
          <table:table-cell table:number-columns-repeated="2" office:value-type="float" office:value="0.223021582733813" calcext:value-type="float">
            <text:p>0.22302</text:p>
          </table:table-cell>
          <table:table-cell office:value-type="float" office:value="0.226618705035971" calcext:value-type="float">
            <text:p>0.22662</text:p>
          </table:table-cell>
          <table:table-cell office:value-type="float" office:value="0.221223021582734" calcext:value-type="float">
            <text:p>0.22122</text:p>
          </table:table-cell>
          <table:table-cell office:value-type="float" office:value="0.223021582733813" calcext:value-type="float">
            <text:p>0.22302</text:p>
          </table:table-cell>
          <table:table-cell office:value-type="float" office:value="0.226618705035971" calcext:value-type="float">
            <text:p>0.22662</text:p>
          </table:table-cell>
          <table:table-cell office:value-type="float" office:value="0.221223021582734" calcext:value-type="float">
            <text:p>0.22122</text:p>
          </table:table-cell>
          <table:table-cell office:value-type="float" office:value="0.223021582733813" calcext:value-type="float">
            <text:p>0.22302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feat tonaless STD</text:p>
          </table:table-cell>
          <table:table-cell office:value-type="float" office:value="0.253597122302158" calcext:value-type="float">
            <text:p>0.25360</text:p>
          </table:table-cell>
          <table:table-cell office:value-type="float" office:value="0.514388489208633" calcext:value-type="float">
            <text:p>0.51439</text:p>
          </table:table-cell>
          <table:table-cell table:number-columns-repeated="15" office:value-type="float" office:value="0.516187050359712" calcext:value-type="float">
            <text:p>0.51619</text:p>
          </table:table-cell>
          <table:table-cell office:value-type="float" office:value="0.508992805755396" calcext:value-type="float">
            <text:p>0.50899</text:p>
          </table:table-cell>
          <table:table-cell office:value-type="float" office:value="0.514388489208633" calcext:value-type="float">
            <text:p>0.51439</text:p>
          </table:table-cell>
          <table:table-cell office:value-type="float" office:value="0.516187050359712" calcext:value-type="float">
            <text:p>0.51619</text:p>
          </table:table-cell>
          <table:table-cell office:value-type="float" office:value="0.508992805755396" calcext:value-type="float">
            <text:p>0.50899</text:p>
          </table:table-cell>
          <table:table-cell office:value-type="float" office:value="0.514388489208633" calcext:value-type="float">
            <text:p>0.51439</text:p>
          </table:table-cell>
          <table:table-cell office:value-type="float" office:value="0.516187050359712" calcext:value-type="float">
            <text:p>0.51619</text:p>
          </table:table-cell>
          <table:table-cell office:value-type="float" office:value="0.508992805755396" calcext:value-type="float">
            <text:p>0.50899</text:p>
          </table:table-cell>
          <table:table-cell office:value-type="float" office:value="0.512589928057554" calcext:value-type="float">
            <text:p>0.51259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feat time STD</text:p>
          </table:table-cell>
          <table:table-cell table:number-columns-repeated="25" office:value-type="float" office:value="0.23021582733813" calcext:value-type="float">
            <text:p>0.23022</text:p>
          </table:table-cell>
          <table:table-cell/>
        </table:table-row>
        <table:table-row table:style-name="ro2">
          <table:covered-table-cell table:style-name="ce33"/>
          <table:table-cell table:style-name="ce16" office:value-type="string" calcext:value-type="string">
            <text:p>conc avg feat all STD</text:p>
          </table:table-cell>
          <table:table-cell office:value-type="float" office:value="0.0683453237410072" calcext:value-type="float">
            <text:p>0.06835</text:p>
          </table:table-cell>
          <table:table-cell office:value-type="float" office:value="0.111510791366906" calcext:value-type="float">
            <text:p>0.11151</text:p>
          </table:table-cell>
          <table:table-cell office:value-type="float" office:value="0.115107913669065" calcext:value-type="float">
            <text:p>0.11511</text:p>
          </table:table-cell>
          <table:table-cell office:value-type="float" office:value="0.120503597122302" calcext:value-type="float">
            <text:p>0.12050</text:p>
          </table:table-cell>
          <table:table-cell office:value-type="float" office:value="0.0881294964028777" calcext:value-type="float">
            <text:p>0.08813</text:p>
          </table:table-cell>
          <table:table-cell table:number-columns-repeated="2" office:value-type="float" office:value="0.113309352517986" calcext:value-type="float">
            <text:p>0.11331</text:p>
          </table:table-cell>
          <table:table-cell office:value-type="float" office:value="0.120503597122302" calcext:value-type="float">
            <text:p>0.12050</text:p>
          </table:table-cell>
          <table:table-cell office:value-type="float" office:value="0.0881294964028777" calcext:value-type="float">
            <text:p>0.08813</text:p>
          </table:table-cell>
          <table:table-cell table:number-columns-repeated="2" office:value-type="float" office:value="0.113309352517986" calcext:value-type="float">
            <text:p>0.11331</text:p>
          </table:table-cell>
          <table:table-cell office:value-type="float" office:value="0.120503597122302" calcext:value-type="float">
            <text:p>0.12050</text:p>
          </table:table-cell>
          <table:table-cell office:value-type="float" office:value="0.0881294964028777" calcext:value-type="float">
            <text:p>0.08813</text:p>
          </table:table-cell>
          <table:table-cell table:number-columns-repeated="2" office:value-type="float" office:value="0.113309352517986" calcext:value-type="float">
            <text:p>0.11331</text:p>
          </table:table-cell>
          <table:table-cell office:value-type="float" office:value="0.118705035971223" calcext:value-type="float">
            <text:p>0.11871</text:p>
          </table:table-cell>
          <table:table-cell table:number-columns-repeated="2" office:value-type="float" office:value="0.120503597122302" calcext:value-type="float">
            <text:p>0.12050</text:p>
          </table:table-cell>
          <table:table-cell office:value-type="float" office:value="0.122302158273381" calcext:value-type="float">
            <text:p>0.12230</text:p>
          </table:table-cell>
          <table:table-cell table:number-columns-repeated="2" office:value-type="float" office:value="0.120503597122302" calcext:value-type="float">
            <text:p>0.12050</text:p>
          </table:table-cell>
          <table:table-cell office:value-type="float" office:value="0.122302158273381" calcext:value-type="float">
            <text:p>0.12230</text:p>
          </table:table-cell>
          <table:table-cell table:number-columns-repeated="2" office:value-type="float" office:value="0.120503597122302" calcext:value-type="float">
            <text:p>0.12050</text:p>
          </table:table-cell>
          <table:table-cell office:value-type="float" office:value="0.122302158273381" calcext:value-type="float">
            <text:p>0.12230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spectral STD</text:p>
          </table:table-cell>
          <table:table-cell office:value-type="float" office:value="0.174460431654676" calcext:value-type="float">
            <text:p>0.17446</text:p>
          </table:table-cell>
          <table:table-cell office:value-type="float" office:value="0.206834532374101" calcext:value-type="float">
            <text:p>0.20683</text:p>
          </table:table-cell>
          <table:table-cell office:value-type="float" office:value="0.203237410071942" calcext:value-type="float">
            <text:p>0.20324</text:p>
          </table:table-cell>
          <table:table-cell office:value-type="float" office:value="0.210431654676259" calcext:value-type="float">
            <text:p>0.21043</text:p>
          </table:table-cell>
          <table:table-cell office:value-type="float" office:value="0.174460431654676" calcext:value-type="float">
            <text:p>0.17446</text:p>
          </table:table-cell>
          <table:table-cell office:value-type="float" office:value="0.206834532374101" calcext:value-type="float">
            <text:p>0.20683</text:p>
          </table:table-cell>
          <table:table-cell office:value-type="float" office:value="0.203237410071942" calcext:value-type="float">
            <text:p>0.20324</text:p>
          </table:table-cell>
          <table:table-cell office:value-type="float" office:value="0.210431654676259" calcext:value-type="float">
            <text:p>0.21043</text:p>
          </table:table-cell>
          <table:table-cell office:value-type="float" office:value="0.174460431654676" calcext:value-type="float">
            <text:p>0.17446</text:p>
          </table:table-cell>
          <table:table-cell office:value-type="float" office:value="0.206834532374101" calcext:value-type="float">
            <text:p>0.20683</text:p>
          </table:table-cell>
          <table:table-cell office:value-type="float" office:value="0.203237410071942" calcext:value-type="float">
            <text:p>0.20324</text:p>
          </table:table-cell>
          <table:table-cell office:value-type="float" office:value="0.20863309352518" calcext:value-type="float">
            <text:p>0.20863</text:p>
          </table:table-cell>
          <table:table-cell office:value-type="float" office:value="0.174460431654676" calcext:value-type="float">
            <text:p>0.17446</text:p>
          </table:table-cell>
          <table:table-cell office:value-type="float" office:value="0.206834532374101" calcext:value-type="float">
            <text:p>0.20683</text:p>
          </table:table-cell>
          <table:table-cell office:value-type="float" office:value="0.203237410071942" calcext:value-type="float">
            <text:p>0.20324</text:p>
          </table:table-cell>
          <table:table-cell office:value-type="float" office:value="0.20863309352518" calcext:value-type="float">
            <text:p>0.20863</text:p>
          </table:table-cell>
          <table:table-cell office:value-type="float" office:value="0.210431654676259" calcext:value-type="float">
            <text:p>0.21043</text:p>
          </table:table-cell>
          <table:table-cell office:value-type="float" office:value="0.199640287769784" calcext:value-type="float">
            <text:p>0.19964</text:p>
          </table:table-cell>
          <table:table-cell office:value-type="float" office:value="0.205035971223022" calcext:value-type="float">
            <text:p>0.20504</text:p>
          </table:table-cell>
          <table:table-cell office:value-type="float" office:value="0.210431654676259" calcext:value-type="float">
            <text:p>0.21043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205035971223022" calcext:value-type="float">
            <text:p>0.20504</text:p>
          </table:table-cell>
          <table:table-cell office:value-type="float" office:value="0.210431654676259" calcext:value-type="float">
            <text:p>0.21043</text:p>
          </table:table-cell>
          <table:table-cell office:value-type="float" office:value="0.197841726618705" calcext:value-type="float">
            <text:p>0.19784</text:p>
          </table:table-cell>
          <table:table-cell office:value-type="float" office:value="0.205035971223022" calcext:value-type="float">
            <text:p>0.20504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tonaless STD</text:p>
          </table:table-cell>
          <table:table-cell office:value-type="float" office:value="0.23021582733813" calcext:value-type="float">
            <text:p>0.23022</text:p>
          </table:table-cell>
          <table:table-cell office:value-type="float" office:value="0.514388489208633" calcext:value-type="float">
            <text:p>0.51439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10791366906475" calcext:value-type="float">
            <text:p>0.51079</text:p>
          </table:table-cell>
          <table:table-cell table:number-columns-repeated="2" office:value-type="float" office:value="0.514388489208633" calcext:value-type="float">
            <text:p>0.51439</text:p>
          </table:table-cell>
          <table:table-cell table:number-columns-repeated="3" office:value-type="float" office:value="0.508992805755396" calcext:value-type="float">
            <text:p>0.50899</text:p>
          </table:table-cell>
          <table:table-cell table:number-columns-repeated="2" office:value-type="float" office:value="0.507194244604317" calcext:value-type="float">
            <text:p>0.50719</text:p>
          </table:table-cell>
          <table:table-cell table:number-columns-repeated="3" office:value-type="float" office:value="0.510791366906475" calcext:value-type="float">
            <text:p>0.51079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14388489208633" calcext:value-type="float">
            <text:p>0.51439</text:p>
          </table:table-cell>
          <table:table-cell office:value-type="float" office:value="0.517985611510791" calcext:value-type="float">
            <text:p>0.51799</text:p>
          </table:table-cell>
          <table:table-cell office:value-type="float" office:value="0.503597122302158" calcext:value-type="float">
            <text:p>0.50360</text:p>
          </table:table-cell>
          <table:table-cell office:value-type="float" office:value="0.5" calcext:value-type="float">
            <text:p>0.50000</text:p>
          </table:table-cell>
          <table:table-cell office:value-type="float" office:value="0.51978417266187" calcext:value-type="float">
            <text:p>0.51978</text:p>
          </table:table-cell>
          <table:table-cell office:value-type="float" office:value="0.507194244604317" calcext:value-type="float">
            <text:p>0.50719</text:p>
          </table:table-cell>
          <table:table-cell office:value-type="float" office:value="0.5" calcext:value-type="float">
            <text:p>0.50000</text:p>
          </table:table-cell>
          <table:table-cell office:value-type="float" office:value="0.523381294964029" calcext:value-type="float">
            <text:p>0.52338</text:p>
          </table:table-cell>
          <table:table-cell office:value-type="float" office:value="0.512589928057554" calcext:value-type="float">
            <text:p>0.51259</text:p>
          </table:table-cell>
          <table:table-cell office:value-type="float" office:value="0.501798561151079" calcext:value-type="float">
            <text:p>0.50180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conc avg feat time STD</text:p>
          </table:table-cell>
          <table:table-cell table:number-columns-repeated="25" office:value-type="float" office:value="0.20863309352518" calcext:value-type="float">
            <text:p>0.20863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Centroid STD</text:p>
          </table:table-cell>
          <table:table-cell table:number-columns-repeated="2" office:value-type="float" office:value="0.366906474820144" calcext:value-type="float">
            <text:p>0.36691</text:p>
          </table:table-cell>
          <table:table-cell table:number-columns-repeated="2" office:value-type="float" office:value="0.363309352517986" calcext:value-type="float">
            <text:p>0.36331</text:p>
          </table:table-cell>
          <table:table-cell table:number-columns-repeated="2" office:value-type="float" office:value="0.366906474820144" calcext:value-type="float">
            <text:p>0.36691</text:p>
          </table:table-cell>
          <table:table-cell office:value-type="float" office:value="0.365107913669065" calcext:value-type="float">
            <text:p>0.36511</text:p>
          </table:table-cell>
          <table:table-cell office:value-type="float" office:value="0.361510791366906" calcext:value-type="float">
            <text:p>0.36151</text:p>
          </table:table-cell>
          <table:table-cell table:number-columns-repeated="2" office:value-type="float" office:value="0.366906474820144" calcext:value-type="float">
            <text:p>0.36691</text:p>
          </table:table-cell>
          <table:table-cell office:value-type="float" office:value="0.365107913669065" calcext:value-type="float">
            <text:p>0.36511</text:p>
          </table:table-cell>
          <table:table-cell office:value-type="float" office:value="0.361510791366906" calcext:value-type="float">
            <text:p>0.36151</text:p>
          </table:table-cell>
          <table:table-cell table:number-columns-repeated="3" office:value-type="float" office:value="0.366906474820144" calcext:value-type="float">
            <text:p>0.36691</text:p>
          </table:table-cell>
          <table:table-cell office:value-type="float" office:value="0.363309352517986" calcext:value-type="float">
            <text:p>0.36331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52517985611511" calcext:value-type="float">
            <text:p>0.35252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61510791366906" calcext:value-type="float">
            <text:p>0.36151</text:p>
          </table:table-cell>
          <table:table-cell office:value-type="float" office:value="0.35431654676259" calcext:value-type="float">
            <text:p>0.35432</text:p>
          </table:table-cell>
          <table:table-cell office:value-type="float" office:value="0.357913669064748" calcext:value-type="float">
            <text:p>0.35791</text:p>
          </table:table-cell>
          <table:table-cell office:value-type="float" office:value="0.361510791366906" calcext:value-type="float">
            <text:p>0.36151</text:p>
          </table:table-cell>
          <table:table-cell office:value-type="float" office:value="0.35431654676259" calcext:value-type="float">
            <text:p>0.35432</text:p>
          </table:table-cell>
          <table:table-cell office:value-type="float" office:value="0.357913669064748" calcext:value-type="float">
            <text:p>0.35791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CrestFactor STD</text:p>
          </table:table-cell>
          <table:table-cell table:number-columns-repeated="17" office:value-type="float" office:value="0.56294964028777" calcext:value-type="float">
            <text:p>0.56295</text:p>
          </table:table-cell>
          <table:table-cell office:value-type="float" office:value="0.564748201438849" calcext:value-type="float">
            <text:p>0.56475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6294964028777" calcext:value-type="float">
            <text:p>0.56295</text:p>
          </table:table-cell>
          <table:table-cell office:value-type="float" office:value="0.564748201438849" calcext:value-type="float">
            <text:p>0.56475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6294964028777" calcext:value-type="float">
            <text:p>0.56295</text:p>
          </table:table-cell>
          <table:table-cell office:value-type="float" office:value="0.564748201438849" calcext:value-type="float">
            <text:p>0.56475</text:p>
          </table:table-cell>
          <table:table-cell office:value-type="float" office:value="0.566546762589928" calcext:value-type="float">
            <text:p>0.56655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Decrease STD</text:p>
          </table:table-cell>
          <table:table-cell office:value-type="float" office:value="0.482014388489209" calcext:value-type="float">
            <text:p>0.48201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55035971223022" calcext:value-type="float">
            <text:p>0.45504</text:p>
          </table:table-cell>
          <table:table-cell office:value-type="float" office:value="0.45863309352518" calcext:value-type="float">
            <text:p>0.45863</text:p>
          </table:table-cell>
          <table:table-cell office:value-type="float" office:value="0.482014388489209" calcext:value-type="float">
            <text:p>0.48201</text:p>
          </table:table-cell>
          <table:table-cell office:value-type="float" office:value="0.467625899280576" calcext:value-type="float">
            <text:p>0.46763</text:p>
          </table:table-cell>
          <table:table-cell office:value-type="float" office:value="0.456834532374101" calcext:value-type="float">
            <text:p>0.45683</text:p>
          </table:table-cell>
          <table:table-cell office:value-type="float" office:value="0.45863309352518" calcext:value-type="float">
            <text:p>0.45863</text:p>
          </table:table-cell>
          <table:table-cell office:value-type="float" office:value="0.482014388489209" calcext:value-type="float">
            <text:p>0.48201</text:p>
          </table:table-cell>
          <table:table-cell office:value-type="float" office:value="0.465827338129496" calcext:value-type="float">
            <text:p>0.46583</text:p>
          </table:table-cell>
          <table:table-cell office:value-type="float" office:value="0.455035971223022" calcext:value-type="float">
            <text:p>0.45504</text:p>
          </table:table-cell>
          <table:table-cell office:value-type="float" office:value="0.456834532374101" calcext:value-type="float">
            <text:p>0.45683</text:p>
          </table:table-cell>
          <table:table-cell office:value-type="float" office:value="0.482014388489209" calcext:value-type="float">
            <text:p>0.48201</text:p>
          </table:table-cell>
          <table:table-cell office:value-type="float" office:value="0.465827338129496" calcext:value-type="float">
            <text:p>0.46583</text:p>
          </table:table-cell>
          <table:table-cell office:value-type="float" office:value="0.455035971223022" calcext:value-type="float">
            <text:p>0.45504</text:p>
          </table:table-cell>
          <table:table-cell office:value-type="float" office:value="0.456834532374101" calcext:value-type="float">
            <text:p>0.45683</text:p>
          </table:table-cell>
          <table:table-cell office:value-type="float" office:value="0.465827338129496" calcext:value-type="float">
            <text:p>0.46583</text:p>
          </table:table-cell>
          <table:table-cell office:value-type="float" office:value="0.444244604316547" calcext:value-type="float">
            <text:p>0.44424</text:p>
          </table:table-cell>
          <table:table-cell office:value-type="float" office:value="0.420863309352518" calcext:value-type="float">
            <text:p>0.42086</text:p>
          </table:table-cell>
          <table:table-cell office:value-type="float" office:value="0.464028776978417" calcext:value-type="float">
            <text:p>0.46403</text:p>
          </table:table-cell>
          <table:table-cell office:value-type="float" office:value="0.446043165467626" calcext:value-type="float">
            <text:p>0.44604</text:p>
          </table:table-cell>
          <table:table-cell office:value-type="float" office:value="0.420863309352518" calcext:value-type="float">
            <text:p>0.42086</text:p>
          </table:table-cell>
          <table:table-cell office:value-type="float" office:value="0.464028776978417" calcext:value-type="float">
            <text:p>0.46403</text:p>
          </table:table-cell>
          <table:table-cell office:value-type="float" office:value="0.446043165467626" calcext:value-type="float">
            <text:p>0.44604</text:p>
          </table:table-cell>
          <table:table-cell office:value-type="float" office:value="0.420863309352518" calcext:value-type="float">
            <text:p>0.42086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Flatness STD</text:p>
          </table:table-cell>
          <table:table-cell office:value-type="float" office:value="0.318345323741007" calcext:value-type="float">
            <text:p>0.31835</text:p>
          </table:table-cell>
          <table:table-cell table:number-columns-repeated="24" office:value-type="float" office:value="0.665467625899281" calcext:value-type="float">
            <text:p>0.66547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Flux STD</text:p>
          </table:table-cell>
          <table:table-cell table:number-columns-repeated="16" office:value-type="float" office:value="0.523381294964029" calcext:value-type="float">
            <text:p>0.52338</text:p>
          </table:table-cell>
          <table:table-cell office:value-type="float" office:value="0.526978417266187" calcext:value-type="float">
            <text:p>0.52698</text:p>
          </table:table-cell>
          <table:table-cell office:value-type="float" office:value="0.52158273381295" calcext:value-type="float">
            <text:p>0.52158</text:p>
          </table:table-cell>
          <table:table-cell table:number-columns-repeated="2" office:value-type="float" office:value="0.523381294964029" calcext:value-type="float">
            <text:p>0.52338</text:p>
          </table:table-cell>
          <table:table-cell office:value-type="float" office:value="0.52158273381295" calcext:value-type="float">
            <text:p>0.52158</text:p>
          </table:table-cell>
          <table:table-cell table:number-columns-repeated="2" office:value-type="float" office:value="0.523381294964029" calcext:value-type="float">
            <text:p>0.52338</text:p>
          </table:table-cell>
          <table:table-cell office:value-type="float" office:value="0.52158273381295" calcext:value-type="float">
            <text:p>0.52158</text:p>
          </table:table-cell>
          <table:table-cell office:value-type="float" office:value="0.523381294964029" calcext:value-type="float">
            <text:p>0.52338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Rolloff STD</text:p>
          </table:table-cell>
          <table:table-cell office:value-type="float" office:value="0.336330935251799" calcext:value-type="float">
            <text:p>0.33633</text:p>
          </table:table-cell>
          <table:table-cell office:value-type="float" office:value="0.33273381294964" calcext:value-type="float">
            <text:p>0.33273</text:p>
          </table:table-cell>
          <table:table-cell office:value-type="float" office:value="0.334532374100719" calcext:value-type="float">
            <text:p>0.33453</text:p>
          </table:table-cell>
          <table:table-cell office:value-type="float" office:value="0.329136690647482" calcext:value-type="float">
            <text:p>0.32914</text:p>
          </table:table-cell>
          <table:table-cell office:value-type="float" office:value="0.336330935251799" calcext:value-type="float">
            <text:p>0.33633</text:p>
          </table:table-cell>
          <table:table-cell table:number-columns-repeated="2" office:value-type="float" office:value="0.334532374100719" calcext:value-type="float">
            <text:p>0.33453</text:p>
          </table:table-cell>
          <table:table-cell office:value-type="float" office:value="0.33273381294964" calcext:value-type="float">
            <text:p>0.33273</text:p>
          </table:table-cell>
          <table:table-cell table:number-columns-repeated="2" office:value-type="float" office:value="0.336330935251799" calcext:value-type="float">
            <text:p>0.33633</text:p>
          </table:table-cell>
          <table:table-cell table:number-columns-repeated="2" office:value-type="float" office:value="0.334532374100719" calcext:value-type="float">
            <text:p>0.33453</text:p>
          </table:table-cell>
          <table:table-cell office:value-type="float" office:value="0.338129496402878" calcext:value-type="float">
            <text:p>0.33813</text:p>
          </table:table-cell>
          <table:table-cell office:value-type="float" office:value="0.336330935251799" calcext:value-type="float">
            <text:p>0.33633</text:p>
          </table:table-cell>
          <table:table-cell office:value-type="float" office:value="0.334532374100719" calcext:value-type="float">
            <text:p>0.33453</text:p>
          </table:table-cell>
          <table:table-cell office:value-type="float" office:value="0.33273381294964" calcext:value-type="float">
            <text:p>0.33273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29136690647482" calcext:value-type="float">
            <text:p>0.32914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34532374100719" calcext:value-type="float">
            <text:p>0.33453</text:p>
          </table:table-cell>
          <table:table-cell office:value-type="float" office:value="0.329136690647482" calcext:value-type="float">
            <text:p>0.32914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34532374100719" calcext:value-type="float">
            <text:p>0.33453</text:p>
          </table:table-cell>
          <table:table-cell office:value-type="float" office:value="0.327338129496403" calcext:value-type="float">
            <text:p>0.32734</text:p>
          </table:table-cell>
          <table:table-cell office:value-type="float" office:value="0.330935251798561" calcext:value-type="float">
            <text:p>0.33094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Spread STD</text:p>
          </table:table-cell>
          <table:table-cell table:number-columns-repeated="3" office:value-type="float" office:value="0.431654676258993" calcext:value-type="float">
            <text:p>0.43165</text:p>
          </table:table-cell>
          <table:table-cell office:value-type="float" office:value="0.433453237410072" calcext:value-type="float">
            <text:p>0.43345</text:p>
          </table:table-cell>
          <table:table-cell table:number-columns-repeated="3" office:value-type="float" office:value="0.429856115107914" calcext:value-type="float">
            <text:p>0.42986</text:p>
          </table:table-cell>
          <table:table-cell office:value-type="float" office:value="0.433453237410072" calcext:value-type="float">
            <text:p>0.43345</text:p>
          </table:table-cell>
          <table:table-cell table:number-columns-repeated="3" office:value-type="float" office:value="0.429856115107914" calcext:value-type="float">
            <text:p>0.42986</text:p>
          </table:table-cell>
          <table:table-cell office:value-type="float" office:value="0.433453237410072" calcext:value-type="float">
            <text:p>0.43345</text:p>
          </table:table-cell>
          <table:table-cell table:number-columns-repeated="3" office:value-type="float" office:value="0.429856115107914" calcext:value-type="float">
            <text:p>0.42986</text:p>
          </table:table-cell>
          <table:table-cell table:number-columns-repeated="3" office:value-type="float" office:value="0.433453237410072" calcext:value-type="float">
            <text:p>0.43345</text:p>
          </table:table-cell>
          <table:table-cell office:value-type="float" office:value="0.438848920863309" calcext:value-type="float">
            <text:p>0.43885</text:p>
          </table:table-cell>
          <table:table-cell office:value-type="float" office:value="0.433453237410072" calcext:value-type="float">
            <text:p>0.43345</text:p>
          </table:table-cell>
          <table:table-cell office:value-type="float" office:value="0.429856115107914" calcext:value-type="float">
            <text:p>0.42986</text:p>
          </table:table-cell>
          <table:table-cell office:value-type="float" office:value="0.438848920863309" calcext:value-type="float">
            <text:p>0.43885</text:p>
          </table:table-cell>
          <table:table-cell table:number-columns-repeated="2" office:value-type="float" office:value="0.433453237410072" calcext:value-type="float">
            <text:p>0.43345</text:p>
          </table:table-cell>
          <table:table-cell office:value-type="float" office:value="0.43705035971223" calcext:value-type="float">
            <text:p>0.43705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SpectralTonalPowerRatio STD</text:p>
          </table:table-cell>
          <table:table-cell table:number-columns-repeated="3" office:value-type="float" office:value="0.564748201438849" calcext:value-type="float">
            <text:p>0.56475</text:p>
          </table:table-cell>
          <table:table-cell office:value-type="float" office:value="0.56294964028777" calcext:value-type="float">
            <text:p>0.56295</text:p>
          </table:table-cell>
          <table:table-cell table:number-columns-repeated="3" office:value-type="float" office:value="0.564748201438849" calcext:value-type="float">
            <text:p>0.56475</text:p>
          </table:table-cell>
          <table:table-cell office:value-type="float" office:value="0.56294964028777" calcext:value-type="float">
            <text:p>0.56295</text:p>
          </table:table-cell>
          <table:table-cell table:number-columns-repeated="3" office:value-type="float" office:value="0.564748201438849" calcext:value-type="float">
            <text:p>0.56475</text:p>
          </table:table-cell>
          <table:table-cell office:value-type="float" office:value="0.56294964028777" calcext:value-type="float">
            <text:p>0.56295</text:p>
          </table:table-cell>
          <table:table-cell table:number-columns-repeated="3" office:value-type="float" office:value="0.564748201438849" calcext:value-type="float">
            <text:p>0.56475</text:p>
          </table:table-cell>
          <table:table-cell table:number-columns-repeated="2" office:value-type="float" office:value="0.56294964028777" calcext:value-type="float">
            <text:p>0.56295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9352517985611" calcext:value-type="float">
            <text:p>0.55935</text:p>
          </table:table-cell>
          <table:table-cell office:value-type="float" office:value="0.56294964028777" calcext:value-type="float">
            <text:p>0.56295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9352517985611" calcext:value-type="float">
            <text:p>0.55935</text:p>
          </table:table-cell>
          <table:table-cell office:value-type="float" office:value="0.56294964028777" calcext:value-type="float">
            <text:p>0.56295</text:p>
          </table:table-cell>
          <table:table-cell office:value-type="float" office:value="0.566546762589928" calcext:value-type="float">
            <text:p>0.56655</text:p>
          </table:table-cell>
          <table:table-cell office:value-type="float" office:value="0.559352517985611" calcext:value-type="float">
            <text:p>0.55935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TimeZeroCrossingRate STD</text:p>
          </table:table-cell>
          <table:table-cell table:number-columns-repeated="25" office:value-type="float" office:value="0.406474820143885" calcext:value-type="float">
            <text:p>0.40647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TimeAcfCoeff STD</text:p>
          </table:table-cell>
          <table:table-cell table:number-columns-repeated="25" office:value-type="float" office:value="0.535971223021583" calcext:value-type="float">
            <text:p>0.53597</text:p>
          </table:table-cell>
          <table:table-cell/>
        </table:table-row>
        <table:table-row table:style-name="ro2">
          <table:covered-table-cell table:style-name="ce33"/>
          <table:table-cell table:style-name="ce17" office:value-type="string" calcext:value-type="string">
            <text:p>feat TimeMaxAcf STD</text:p>
          </table:table-cell>
          <table:table-cell table:number-columns-repeated="25" office:value-type="float" office:value="0.58273381294964" calcext:value-type="float">
            <text:p>0.58273</text:p>
          </table:table-cell>
          <table:table-cell/>
        </table:table-row>
        <table:table-row table:style-name="ro3">
          <table:table-cell table:style-name="Default" table:number-columns-repeated="28"/>
        </table:table-row>
        <table:table-row table:style-name="ro3">
          <table:table-cell table:style-name="Default"/>
          <table:table-cell table:style-name="ce26" office:value-type="string" calcext:value-type="string">
            <text:p>AVERAGE</text:p>
          </table:table-cell>
          <table:table-cell table:style-name="ce59" table:formula="of:=AVERAGE([.C4:.C41])" office:value-type="float" office:value="0.360280196895116" calcext:value-type="float">
            <text:p>0.36028</text:p>
          </table:table-cell>
          <table:table-cell table:style-name="ce59" table:formula="of:=AVERAGE([.D4:.D41])" office:value-type="float" office:value="0.410355925785687" calcext:value-type="float">
            <text:p>0.41036</text:p>
          </table:table-cell>
          <table:table-cell table:style-name="ce59" table:formula="of:=AVERAGE([.E4:.E41])" office:value-type="float" office:value="0.40959863687997" calcext:value-type="float">
            <text:p>0.40960</text:p>
          </table:table-cell>
          <table:table-cell table:style-name="ce59" table:formula="of:=AVERAGE([.F4:.F41])" office:value-type="float" office:value="0.409551306323363" calcext:value-type="float">
            <text:p>0.40955</text:p>
          </table:table-cell>
          <table:table-cell table:style-name="ce59" table:formula="of:=AVERAGE([.G4:.G41])" office:value-type="float" office:value="0.40709011737978" calcext:value-type="float">
            <text:p>0.40709</text:p>
          </table:table-cell>
          <table:table-cell table:style-name="ce59" table:formula="of:=AVERAGE([.H4:.H41])" office:value-type="float" office:value="0.410497917455509" calcext:value-type="float">
            <text:p>0.41050</text:p>
          </table:table-cell>
          <table:table-cell table:style-name="ce59" table:formula="of:=AVERAGE([.I4:.I41])" office:value-type="float" office:value="0.409314653540326" calcext:value-type="float">
            <text:p>0.40931</text:p>
          </table:table-cell>
          <table:table-cell table:style-name="ce59" table:formula="of:=AVERAGE([.J4:.J41])" office:value-type="float" office:value="0.409503975766755" calcext:value-type="float">
            <text:p>0.40950</text:p>
          </table:table-cell>
          <table:table-cell table:style-name="ce59" table:formula="of:=AVERAGE([.K4:.K41])" office:value-type="float" office:value="0.40709011737978" calcext:value-type="float">
            <text:p>0.40709</text:p>
          </table:table-cell>
          <table:table-cell table:style-name="ce59" table:formula="of:=AVERAGE([.L4:.L41])" office:value-type="float" office:value="0.410403256342295" calcext:value-type="float">
            <text:p>0.41040</text:p>
          </table:table-cell>
          <table:table-cell table:style-name="ce59" table:formula="of:=AVERAGE([.M4:.M41])" office:value-type="float" office:value="0.40940931465354" calcext:value-type="float">
            <text:p>0.40941</text:p>
          </table:table-cell>
          <table:table-cell table:style-name="ce59" table:formula="of:=AVERAGE([.N4:.N41])" office:value-type="float" office:value="0.409645967436577" calcext:value-type="float">
            <text:p>0.40965</text:p>
          </table:table-cell>
          <table:table-cell table:style-name="ce59" table:formula="of:=AVERAGE([.O4:.O41])" office:value-type="float" office:value="0.407326770162817" calcext:value-type="float">
            <text:p>0.40733</text:p>
          </table:table-cell>
          <table:table-cell table:style-name="ce59" table:formula="of:=AVERAGE([.P4:.P41])" office:value-type="float" office:value="0.410687239681939" calcext:value-type="float">
            <text:p>0.41069</text:p>
          </table:table-cell>
          <table:table-cell table:style-name="ce59" table:formula="of:=AVERAGE([.Q4:.Q41])" office:value-type="float" office:value="0.409693297993185" calcext:value-type="float">
            <text:p>0.40969</text:p>
          </table:table-cell>
          <table:table-cell table:style-name="ce59" table:formula="of:=AVERAGE([.R4:.R41])" office:value-type="float" office:value="0.409787959106399" calcext:value-type="float">
            <text:p>0.40979</text:p>
          </table:table-cell>
          <table:table-cell table:style-name="ce59" table:formula="of:=AVERAGE([.S4:.S41])" office:value-type="float" office:value="0.410687239681939" calcext:value-type="float">
            <text:p>0.41069</text:p>
          </table:table-cell>
          <table:table-cell table:style-name="ce59" table:formula="of:=AVERAGE([.T4:.T41])" office:value-type="float" office:value="0.408604695191216" calcext:value-type="float">
            <text:p>0.40860</text:p>
          </table:table-cell>
          <table:table-cell table:style-name="ce59" table:formula="of:=AVERAGE([.U4:.U41])" office:value-type="float" office:value="0.408226050738357" calcext:value-type="float">
            <text:p>0.40823</text:p>
          </table:table-cell>
          <table:table-cell table:style-name="ce59" table:formula="of:=AVERAGE([.V4:.V41])" office:value-type="float" office:value="0.410923892464975" calcext:value-type="float">
            <text:p>0.41092</text:p>
          </table:table-cell>
          <table:table-cell table:style-name="ce59" table:formula="of:=AVERAGE([.W4:.W41])" office:value-type="float" office:value="0.408983339644074" calcext:value-type="float">
            <text:p>0.40898</text:p>
          </table:table-cell>
          <table:table-cell table:style-name="ce59" table:formula="of:=AVERAGE([.X4:.X41])" office:value-type="float" office:value="0.407847406285498" calcext:value-type="float">
            <text:p>0.40785</text:p>
          </table:table-cell>
          <table:table-cell table:style-name="ce59" table:formula="of:=AVERAGE([.Y4:.Y41])" office:value-type="float" office:value="0.41120787580462" calcext:value-type="float">
            <text:p>0.41121</text:p>
          </table:table-cell>
          <table:table-cell table:style-name="ce59" table:formula="of:=AVERAGE([.Z4:.Z41])" office:value-type="float" office:value="0.408983339644074" calcext:value-type="float">
            <text:p>0.40898</text:p>
          </table:table-cell>
          <table:table-cell table:style-name="ce59" table:formula="of:=AVERAGE([.AA4:.AA41])" office:value-type="float" office:value="0.407942067398713" calcext:value-type="float">
            <text:p>0.40794</text:p>
          </table:table-cell>
          <table:table-cell table:style-name="Default"/>
        </table:table-row>
        <table:table-row table:style-name="ro3" table:number-rows-repeated="3">
          <table:table-cell table:style-name="Default" table:number-columns-repeated="28"/>
        </table:table-row>
        <table:table-row table:style-name="ro3">
          <table:table-cell table:style-name="ce19" office:value-type="string" calcext:value-type="string" table:number-columns-spanned="2" table:number-rows-spanned="1">
            <text:p>LEGENDA</text:p>
          </table:table-cell>
          <table:covered-table-cell table:style-name="Default"/>
          <table:table-cell table:style-name="Default"/>
          <table:table-cell table:style-name="ce52" office:value-type="string" calcext:value-type="string" table:number-columns-spanned="3" table:number-rows-spanned="1">
            <text:p>TEST </text:p>
          </table:table-cell>
          <table:covered-table-cell table:number-columns-repeated="2" table:style-name="Default"/>
          <table:table-cell table:style-name="Default"/>
          <table:table-cell table:style-name="ce60" office:value-type="string" calcext:value-type="string" table:number-columns-spanned="2" table:number-rows-spanned="1">
            <text:p>MIN VALUE</text:p>
          </table:table-cell>
          <table:covered-table-cell table:style-name="ce70"/>
          <table:table-cell table:style-name="Default" table:number-columns-repeated="19"/>
        </table:table-row>
        <table:table-row table:style-name="ro3">
          <table:table-cell table:style-name="ce20" office:value-type="float" office:value="0.3975" calcext:value-type="float">
            <text:p>0.3975</text:p>
          </table:table-cell>
          <table:table-cell table:style-name="Default" office:value-type="string" calcext:value-type="string">
            <text:p>result is better than no filter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filter upper 0 5 10 15 20 30 40</text:p>
          </table:table-cell>
          <table:covered-table-cell table:number-columns-repeated="2" table:style-name="Default"/>
          <table:table-cell table:style-name="Default"/>
          <table:table-cell table:style-name="ce54" table:formula="of:=MIN([.C4:.AA41])" office:value-type="float" office:value="0.0683453237410072" calcext:value-type="float" table:number-columns-spanned="2" table:number-rows-spanned="1">
            <text:p>0.06835</text:p>
          </table:table-cell>
          <table:covered-table-cell table:style-name="Default"/>
          <table:table-cell table:style-name="Default" table:number-columns-repeated="19"/>
        </table:table-row>
        <table:table-row table:style-name="ro3">
          <table:table-cell table:style-name="ce21" office:value-type="float" office:value="0.3453" calcext:value-type="float">
            <text:p>0.3453</text:p>
          </table:table-cell>
          <table:table-cell table:style-name="Default" office:value-type="string" calcext:value-type="string">
            <text:p>equal to no filter</text:p>
          </table:table-cell>
          <table:table-cell table:style-name="Default"/>
          <table:table-cell table:style-name="Default" office:value-type="string" calcext:value-type="string" table:number-columns-spanned="3" table:number-rows-spanned="1">
            <text:p>filter lower 0 5 10 15 20 30 40</text:p>
          </table:table-cell>
          <table:covered-table-cell table:number-columns-repeated="2" table:style-name="Default"/>
          <table:table-cell table:style-name="Default" table:number-columns-repeated="22"/>
        </table:table-row>
        <table:table-row table:style-name="ro3">
          <table:table-cell table:style-name="ce22" office:value-type="float" office:value="0.48343" calcext:value-type="float">
            <text:p>0.48343</text:p>
          </table:table-cell>
          <table:table-cell table:style-name="Default" office:value-type="string" calcext:value-type="string">
            <text:p>result is worst than no filter</text:p>
          </table:table-cell>
          <table:table-cell table:style-name="Default"/>
          <table:table-cell table:style-name="Default" office:value-type="string" calcext:value-type="string" table:number-columns-spanned="2" table:number-rows-spanned="1">
            <text:p>YAT1,2,3</text:p>
          </table:table-cell>
          <table:covered-table-cell table:style-name="Default"/>
          <table:table-cell table:style-name="Default" table:number-columns-repeated="2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march</text:p>
          </table:table-cell>
          <table:covered-table-cell table:style-name="Default"/>
          <table:table-cell table:style-name="Default" table:number-columns-repeated="2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H 2,6,10,14,18,22</text:p>
          </table:table-cell>
          <table:covered-table-cell table:style-name="Default"/>
          <table:table-cell table:style-name="Default" table:number-columns-repeated="23"/>
        </table:table-row>
        <table:table-row table:style-name="ro3">
          <table:table-cell table:style-name="Default" table:number-columns-repeated="3"/>
          <table:table-cell table:style-name="Default" office:value-type="string" calcext:value-type="string" table:number-columns-spanned="2" table:number-rows-spanned="1">
            <text:p>556 files</text:p>
          </table:table-cell>
          <table:covered-table-cell table:style-name="Default"/>
          <table:table-cell table:style-name="Default" table:number-columns-repeated="23"/>
        </table:table-row>
        <table:table-row table:style-name="ro3" table:number-rows-repeated="3">
          <table:table-cell table:style-name="Default" table:number-columns-repeated="28"/>
        </table:table-row>
        <table:table-row table:style-name="ro3">
          <table:table-cell table:style-name="Default"/>
          <table:table-cell table:style-name="Default">
            <draw:frame draw:z-index="0" draw:style-name="gr1" draw:text-style-name="P1" svg:width="53.789cm" svg:height="25.002cm" svg:x="3.691cm" svg:y="0.032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26"/>
        </table:table-row>
        <calcext:conditional-formats>
          <calcext:conditional-format calcext:target-range-address="'order by LOWER filter'.C43:'order by LOWER filter'.AA43">
            <calcext:condition calcext:apply-style-name="Untitled11" calcext:value="formula-is([.C43] = MIN([.$C43:.$AA43]))" calcext:base-cell-address="'order by LOWER filter'.C43"/>
          </calcext:conditional-format>
          <calcext:conditional-format calcext:target-range-address="'order by LOWER filter'.C2:'order by LOWER filter'.AA3">
            <calcext:condition calcext:apply-style-name="Untitled1" calcext:value="=0" calcext:base-cell-address="'order by UPPER filter'.C2"/>
            <calcext:condition calcext:apply-style-name="Untitled2" calcext:value="=5" calcext:base-cell-address="'order by UPPER filter'.C2"/>
            <calcext:condition calcext:apply-style-name="Untitled3" calcext:value="=10" calcext:base-cell-address="'order by UPPER filter'.C2"/>
            <calcext:condition calcext:apply-style-name="Untitled4" calcext:value="=15" calcext:base-cell-address="'order by UPPER filter'.C2"/>
            <calcext:condition calcext:apply-style-name="Untitled5" calcext:value="=20" calcext:base-cell-address="'order by UPPER filter'.C2"/>
            <calcext:condition calcext:apply-style-name="Untitled6" calcext:value="=30" calcext:base-cell-address="'order by UPPER filter'.C2"/>
            <calcext:condition calcext:apply-style-name="Untitled7" calcext:value="=40" calcext:base-cell-address="'order by UPPER filter'.C2"/>
          </calcext:conditional-format>
          <calcext:conditional-format calcext:target-range-address="'order by LOWER filter'.C4:'order by LOWER filter'.AA41">
            <calcext:color-scale>
              <calcext:color-scale-entry calcext:value="0" calcext:type="minimum" calcext:color="#fafafa"/>
              <calcext:color-scale-entry calcext:value="50" calcext:type="percentile" calcext:color="#ffa726"/>
              <calcext:color-scale-entry calcext:value="0" calcext:type="maximum" calcext:color="#ff5722"/>
            </calcext:color-scale>
            <calcext:condition calcext:apply-style-name="BIG BORDERS" calcext:value="formula-is([.C4] = MIN([.$C$4:.$AA$41]))" calcext:base-cell-address="'order by LOWER filter'.C4"/>
            <calcext:condition calcext:apply-style-name="Accent" calcext:value="formula-is([.C4] = MIN([.$C4:.$AA4]))" calcext:base-cell-address="'order by LOWER filter'.C4"/>
          </calcext:conditional-format>
        </calcext:conditional-formats>
        <calcext:sparkline-groups>
          <calcext:sparkline-group calcext:id="{3D3B0D0F-553D-4E78-ABB3-5D3FCFE74D50}" calcext:type="column" calcext:line-width="0.5pt" calcext:display-empty-cells-as="gap" calcext:low="true" calcext:min-axis-type="group" calcext:max-axis-type="individual" calcext:color-series="#4169e1" calcext:color-negative="#ff0000" calcext:color-axis="#ff0000" calcext:color-markers="#228b22" calcext:color-first="#ff0000" calcext:color-last="#ff0000" calcext:color-high="#ff0000" calcext:color-low="#0000cd">
            <calcext:sparklines>
              <calcext:sparkline calcext:cell-address="'order by LOWER filter'.AB4" calcext:data-range="'order by LOWER filter'.C4:'order by LOWER filter'.AA4"/>
              <calcext:sparkline calcext:cell-address="'order by LOWER filter'.AB5" calcext:data-range="'order by LOWER filter'.C5:'order by LOWER filter'.AA5"/>
              <calcext:sparkline calcext:cell-address="'order by LOWER filter'.AB6" calcext:data-range="'order by LOWER filter'.C6:'order by LOWER filter'.AA6"/>
              <calcext:sparkline calcext:cell-address="'order by LOWER filter'.AB7" calcext:data-range="'order by LOWER filter'.C7:'order by LOWER filter'.AA7"/>
              <calcext:sparkline calcext:cell-address="'order by LOWER filter'.AB8" calcext:data-range="'order by LOWER filter'.C8:'order by LOWER filter'.AA8"/>
              <calcext:sparkline calcext:cell-address="'order by LOWER filter'.AB9" calcext:data-range="'order by LOWER filter'.C9:'order by LOWER filter'.AA9"/>
              <calcext:sparkline calcext:cell-address="'order by LOWER filter'.AB10" calcext:data-range="'order by LOWER filter'.C10:'order by LOWER filter'.AA10"/>
              <calcext:sparkline calcext:cell-address="'order by LOWER filter'.AB11" calcext:data-range="'order by LOWER filter'.C11:'order by LOWER filter'.AA11"/>
              <calcext:sparkline calcext:cell-address="'order by LOWER filter'.AB12" calcext:data-range="'order by LOWER filter'.C12:'order by LOWER filter'.AA12"/>
              <calcext:sparkline calcext:cell-address="'order by LOWER filter'.AB13" calcext:data-range="'order by LOWER filter'.C13:'order by LOWER filter'.AA13"/>
              <calcext:sparkline calcext:cell-address="'order by LOWER filter'.AB14" calcext:data-range="'order by UPPER filter'.C14:'order by UPPER filter'.AA14"/>
              <calcext:sparkline calcext:cell-address="'order by LOWER filter'.AB16" calcext:data-range="'order by LOWER filter'.C16:'order by LOWER filter'.AA16"/>
              <calcext:sparkline calcext:cell-address="'order by LOWER filter'.AB17" calcext:data-range="'order by LOWER filter'.C17:'order by LOWER filter'.AA17"/>
              <calcext:sparkline calcext:cell-address="'order by LOWER filter'.AB18" calcext:data-range="'order by LOWER filter'.C18:'order by LOWER filter'.AA18"/>
              <calcext:sparkline calcext:cell-address="'order by LOWER filter'.AB19" calcext:data-range="'order by LOWER filter'.C19:'order by LOWER filter'.AA19"/>
              <calcext:sparkline calcext:cell-address="'order by LOWER filter'.AB20" calcext:data-range="'order by LOWER filter'.C20:'order by LOWER filter'.AA20"/>
              <calcext:sparkline calcext:cell-address="'order by LOWER filter'.AB21" calcext:data-range="'order by LOWER filter'.C21:'order by LOWER filter'.AA21"/>
              <calcext:sparkline calcext:cell-address="'order by LOWER filter'.AB22" calcext:data-range="'order by LOWER filter'.C22:'order by LOWER filter'.AA22"/>
              <calcext:sparkline calcext:cell-address="'order by LOWER filter'.AB23" calcext:data-range="'order by LOWER filter'.C23:'order by LOWER filter'.AA23"/>
              <calcext:sparkline calcext:cell-address="'order by LOWER filter'.AB24" calcext:data-range="'order by LOWER filter'.C24:'order by LOWER filter'.AA24"/>
              <calcext:sparkline calcext:cell-address="'order by LOWER filter'.AB25" calcext:data-range="'order by LOWER filter'.C25:'order by LOWER filter'.AA25"/>
              <calcext:sparkline calcext:cell-address="'order by LOWER filter'.AB26" calcext:data-range="'order by LOWER filter'.C26:'order by LOWER filter'.AA26"/>
              <calcext:sparkline calcext:cell-address="'order by LOWER filter'.AB27" calcext:data-range="'order by LOWER filter'.C27:'order by LOWER filter'.AA27"/>
              <calcext:sparkline calcext:cell-address="'order by LOWER filter'.AB28" calcext:data-range="'order by LOWER filter'.C28:'order by LOWER filter'.AA28"/>
              <calcext:sparkline calcext:cell-address="'order by LOWER filter'.AB29" calcext:data-range="'order by LOWER filter'.C29:'order by LOWER filter'.AA29"/>
              <calcext:sparkline calcext:cell-address="'order by LOWER filter'.AB30" calcext:data-range="'order by LOWER filter'.C30:'order by LOWER filter'.AA30"/>
              <calcext:sparkline calcext:cell-address="'order by LOWER filter'.AB31" calcext:data-range="'order by LOWER filter'.C31:'order by LOWER filter'.AA31"/>
              <calcext:sparkline calcext:cell-address="'order by LOWER filter'.AB32" calcext:data-range="'order by LOWER filter'.C32:'order by LOWER filter'.AA32"/>
              <calcext:sparkline calcext:cell-address="'order by LOWER filter'.AB33" calcext:data-range="'order by LOWER filter'.C33:'order by LOWER filter'.AA33"/>
              <calcext:sparkline calcext:cell-address="'order by LOWER filter'.AB34" calcext:data-range="'order by LOWER filter'.C34:'order by LOWER filter'.AA34"/>
              <calcext:sparkline calcext:cell-address="'order by LOWER filter'.AB35" calcext:data-range="'order by LOWER filter'.C35:'order by LOWER filter'.AA35"/>
              <calcext:sparkline calcext:cell-address="'order by LOWER filter'.AB36" calcext:data-range="'order by LOWER filter'.C36:'order by LOWER filter'.AA36"/>
              <calcext:sparkline calcext:cell-address="'order by LOWER filter'.AB37" calcext:data-range="'order by LOWER filter'.C37:'order by LOWER filter'.AA37"/>
              <calcext:sparkline calcext:cell-address="'order by LOWER filter'.AB38" calcext:data-range="'order by LOWER filter'.C38:'order by LOWER filter'.AA38"/>
              <calcext:sparkline calcext:cell-address="'order by LOWER filter'.AB39" calcext:data-range="'order by LOWER filter'.C39:'order by LOWER filter'.AA39"/>
              <calcext:sparkline calcext:cell-address="'order by LOWER filter'.AB40" calcext:data-range="'order by LOWER filter'.C40:'order by LOWER filter'.AA40"/>
              <calcext:sparkline calcext:cell-address="'order by LOWER filter'.AB41" calcext:data-range="'order by LOWER filter'.C41:'order by LOWER filter'.AA41"/>
              <calcext:sparkline calcext:cell-address="'order by LOWER filter'.AB15" calcext:data-range="'order by LOWER filter'.C15:'order by LOWER filter'.AA15"/>
            </calcext:sparklines>
          </calcext:sparkline-group>
        </calcext:sparkline-group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20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style:diagonal-bl-tr="none" style:diagonal-tl-br="none"/>
      <style:text-properties fo:color="#757575"/>
    </style:style>
    <style:style style:name="Untitled2" style:family="table-cell" style:parent-style-name="Default">
      <style:table-cell-properties style:diagonal-bl-tr="none" style:diagonal-tl-br="none"/>
      <style:text-properties fo:color="#ffa000"/>
    </style:style>
    <style:style style:name="Untitled3" style:family="table-cell" style:parent-style-name="Default">
      <style:text-properties fo:color="#e65100"/>
    </style:style>
    <style:style style:name="Untitled4" style:family="table-cell" style:parent-style-name="Default">
      <style:text-properties fo:color="#d32f2f"/>
    </style:style>
    <style:style style:name="Untitled5" style:family="table-cell" style:parent-style-name="Default">
      <style:text-properties fo:color="#7e0021"/>
    </style:style>
    <style:style style:name="Untitled6" style:family="table-cell" style:parent-style-name="Default">
      <style:text-properties fo:color="#314004"/>
    </style:style>
    <style:style style:name="Untitled7" style:family="table-cell" style:parent-style-name="Default">
      <style:text-properties fo:color="#1b1b1b"/>
    </style:style>
    <style:style style:name="Untitled11" style:family="table-cell" style:parent-style-name="Default">
      <style:table-cell-properties style:diagonal-bl-tr="none" style:diagonal-tl-br="none" fo:border="1.5pt solid #000000"/>
    </style:style>
    <style:style style:name="BIG_20_BORDERS" style:display-name="BIG BORDERS" style:family="table-cell" style:parent-style-name="Default">
      <style:table-cell-properties style:diagonal-bl-tr="none" style:diagonal-tl-br="none" fo:border="4.51pt solid #000000"/>
      <style:text-properties fo:font-size="10.5pt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4">00/00/0000</text:date>, <text:time style:data-style-name="N2" text:time-value="22:16:24.6972116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date>2024-06-14T22:18:56.880505045</dc:date>
    <meta:editing-duration>PT7H54M55S</meta:editing-duration>
    <meta:editing-cycles>83</meta:editing-cycles>
    <meta:document-statistic meta:table-count="2" meta:cell-count="223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3.79cm" svg:height="25.003cm" xlink:href="." xlink:type="simple" chart:class="chart:line" chart:style-name="ch1">
        <chart:title svg:x="25.357cm" svg:y="0.636cm" chart:style-name="ch2">
          <text:p>Knn with filters</text:p>
        </chart:title>
        <chart:legend chart:legend-position="end" svg:x="47.101cm" svg:y="3.238cm" style:legend-expansion="high" chart:style-name="ch3"/>
        <chart:plot-area chart:style-name="ch4" chart:data-source-has-labels="both" svg:x="2.086cm" svg:y="1.915cm" svg:width="43.94cm" svg:height="21.607cm">
          <chart:coordinate-region svg:x="2.946cm" svg:y="2.114cm" svg:width="42.218cm" svg:height="20.761cm"/>
          <chart:axis chart:dimension="x" chart:name="primary-x" chart:style-name="ch5" chartooo:axis-type="auto">
            <chartooo:date-scale/>
            <chart:title svg:x="23.231cm" svg:y="24.022cm" chart:style-name="ch6">
              <text:p>knn results</text:p>
            </chart:title>
            <chart:categories table:cell-range-address="local-table.$B$1:.$Z$1"/>
          </chart:axis>
          <chart:axis chart:dimension="y" chart:name="primary-y" chart:style-name="ch5">
            <chart:title svg:x="0.451cm" svg:y="13.609cm" chart:style-name="ch7">
              <text:p>feature type</text:p>
            </chart:title>
            <chart:grid chart:style-name="ch8" chart:class="major"/>
          </chart:axis>
          <chart:series chart:style-name="ch9" chart:values-cell-range-address="local-table.$B$2:.$Z$2" chart:label-cell-address="local-table.$A$2" chart:class="chart:line">
            <chart:data-point chart:repeated="25"/>
          </chart:series>
          <chart:series chart:style-name="ch10" chart:values-cell-range-address="local-table.$B$3:.$Z$3" chart:label-cell-address="local-table.$A$3" chart:class="chart:line">
            <chart:data-point chart:repeated="25"/>
          </chart:series>
          <chart:series chart:style-name="ch11" chart:values-cell-range-address="local-table.$B$4:.$Z$4" chart:label-cell-address="local-table.$A$4" chart:class="chart:line">
            <chart:data-point chart:repeated="25"/>
          </chart:series>
          <chart:series chart:style-name="ch12" chart:values-cell-range-address="local-table.$B$5:.$Z$5" chart:label-cell-address="local-table.$A$5" chart:class="chart:line">
            <chart:data-point chart:repeated="25"/>
          </chart:series>
          <chart:series chart:style-name="ch13" chart:values-cell-range-address="local-table.$B$6:.$Z$6" chart:label-cell-address="local-table.$A$6" chart:class="chart:line">
            <chart:data-point chart:repeated="25"/>
          </chart:series>
          <chart:series chart:style-name="ch14" chart:values-cell-range-address="local-table.$B$7:.$Z$7" chart:label-cell-address="local-table.$A$7" chart:class="chart:line">
            <chart:data-point chart:repeated="25"/>
          </chart:series>
          <chart:series chart:style-name="ch15" chart:values-cell-range-address="local-table.$B$8:.$Z$8" chart:label-cell-address="local-table.$A$8" chart:class="chart:line">
            <chart:data-point chart:repeated="25"/>
          </chart:series>
          <chart:series chart:style-name="ch16" chart:values-cell-range-address="local-table.$B$9:.$Z$9" chart:label-cell-address="local-table.$A$9" chart:class="chart:line">
            <chart:data-point chart:repeated="25"/>
          </chart:series>
          <chart:series chart:style-name="ch17" chart:values-cell-range-address="local-table.$B$10:.$Z$10" chart:label-cell-address="local-table.$A$10" chart:class="chart:line">
            <chart:data-point chart:repeated="25"/>
          </chart:series>
          <chart:series chart:style-name="ch18" chart:values-cell-range-address="local-table.$B$11:.$Z$11" chart:label-cell-address="local-table.$A$11" chart:class="chart:line">
            <chart:data-point chart:repeated="25"/>
          </chart:series>
          <chart:series chart:style-name="ch19" chart:values-cell-range-address="local-table.$B$12:.$Z$12" chart:label-cell-address="local-table.$A$12" chart:class="chart:line">
            <chart:data-point chart:repeated="25"/>
          </chart:series>
          <chart:series chart:style-name="ch20" chart:values-cell-range-address="local-table.$B$13:.$Z$13" chart:label-cell-address="local-table.$A$13" chart:class="chart:line">
            <chart:data-point chart:repeated="25"/>
          </chart:series>
          <chart:series chart:style-name="ch9" chart:values-cell-range-address="local-table.$B$14:.$Z$14" chart:label-cell-address="local-table.$A$14" chart:class="chart:line">
            <chart:data-point chart:repeated="25"/>
          </chart:series>
          <chart:series chart:style-name="ch10" chart:values-cell-range-address="local-table.$B$15:.$Z$15" chart:label-cell-address="local-table.$A$15" chart:class="chart:line">
            <chart:data-point chart:repeated="25"/>
          </chart:series>
          <chart:series chart:style-name="ch11" chart:values-cell-range-address="local-table.$B$16:.$Z$16" chart:label-cell-address="local-table.$A$16" chart:class="chart:line">
            <chart:data-point chart:repeated="25"/>
          </chart:series>
          <chart:series chart:style-name="ch12" chart:values-cell-range-address="local-table.$B$17:.$Z$17" chart:label-cell-address="local-table.$A$17" chart:class="chart:line">
            <chart:data-point chart:repeated="25"/>
          </chart:series>
          <chart:series chart:style-name="ch13" chart:values-cell-range-address="local-table.$B$18:.$Z$18" chart:label-cell-address="local-table.$A$18" chart:class="chart:line">
            <chart:data-point chart:repeated="25"/>
          </chart:series>
          <chart:series chart:style-name="ch14" chart:values-cell-range-address="local-table.$B$19:.$Z$19" chart:label-cell-address="local-table.$A$19" chart:class="chart:line">
            <chart:data-point chart:repeated="25"/>
          </chart:series>
          <chart:series chart:style-name="ch15" chart:values-cell-range-address="local-table.$B$20:.$Z$20" chart:label-cell-address="local-table.$A$20" chart:class="chart:line">
            <chart:data-point chart:repeated="25"/>
          </chart:series>
          <chart:series chart:style-name="ch16" chart:values-cell-range-address="local-table.$B$21:.$Z$21" chart:label-cell-address="local-table.$A$21" chart:class="chart:line">
            <chart:data-point chart:repeated="25"/>
          </chart:series>
          <chart:series chart:style-name="ch17" chart:values-cell-range-address="local-table.$B$22:.$Z$22" chart:label-cell-address="local-table.$A$22" chart:class="chart:line">
            <chart:data-point chart:repeated="25"/>
          </chart:series>
          <chart:series chart:style-name="ch18" chart:values-cell-range-address="local-table.$B$23:.$Z$23" chart:label-cell-address="local-table.$A$23" chart:class="chart:line">
            <chart:data-point chart:repeated="25"/>
          </chart:series>
          <chart:series chart:style-name="ch19" chart:values-cell-range-address="local-table.$B$24:.$Z$24" chart:label-cell-address="local-table.$A$24" chart:class="chart:line">
            <chart:data-point chart:repeated="25"/>
          </chart:series>
          <chart:series chart:style-name="ch20" chart:values-cell-range-address="local-table.$B$25:.$Z$25" chart:label-cell-address="local-table.$A$25" chart:class="chart:line">
            <chart:data-point chart:repeated="25"/>
          </chart:series>
          <chart:series chart:style-name="ch9" chart:values-cell-range-address="local-table.$B$26:.$Z$26" chart:label-cell-address="local-table.$A$26" chart:class="chart:line">
            <chart:data-point chart:repeated="25"/>
          </chart:series>
          <chart:series chart:style-name="ch10" chart:values-cell-range-address="local-table.$B$27:.$Z$27" chart:label-cell-address="local-table.$A$27" chart:class="chart:line">
            <chart:data-point chart:repeated="25"/>
          </chart:series>
          <chart:series chart:style-name="ch11" chart:values-cell-range-address="local-table.$B$28:.$Z$28" chart:label-cell-address="local-table.$A$28" chart:class="chart:line">
            <chart:data-point chart:repeated="25"/>
          </chart:series>
          <chart:series chart:style-name="ch12" chart:values-cell-range-address="local-table.$B$29:.$Z$29" chart:label-cell-address="local-table.$A$29" chart:class="chart:line">
            <chart:data-point chart:repeated="25"/>
          </chart:series>
          <chart:series chart:style-name="ch13" chart:values-cell-range-address="local-table.$B$30:.$Z$30" chart:label-cell-address="local-table.$A$30" chart:class="chart:line">
            <chart:data-point chart:repeated="25"/>
          </chart:series>
          <chart:series chart:style-name="ch14" chart:values-cell-range-address="local-table.$B$31:.$Z$31" chart:label-cell-address="local-table.$A$31" chart:class="chart:line">
            <chart:data-point chart:repeated="25"/>
          </chart:series>
          <chart:series chart:style-name="ch15" chart:values-cell-range-address="local-table.$B$32:.$Z$32" chart:label-cell-address="local-table.$A$32" chart:class="chart:line">
            <chart:data-point chart:repeated="25"/>
          </chart:series>
          <chart:series chart:style-name="ch16" chart:values-cell-range-address="local-table.$B$33:.$Z$33" chart:label-cell-address="local-table.$A$33" chart:class="chart:line">
            <chart:data-point chart:repeated="25"/>
          </chart:series>
          <chart:series chart:style-name="ch17" chart:values-cell-range-address="local-table.$B$34:.$Z$34" chart:label-cell-address="local-table.$A$34" chart:class="chart:line">
            <chart:data-point chart:repeated="25"/>
          </chart:series>
          <chart:series chart:style-name="ch18" chart:values-cell-range-address="local-table.$B$35:.$Z$35" chart:label-cell-address="local-table.$A$35" chart:class="chart:line">
            <chart:data-point chart:repeated="25"/>
          </chart:series>
          <chart:series chart:style-name="ch19" chart:values-cell-range-address="local-table.$B$36:.$Z$36" chart:label-cell-address="local-table.$A$36" chart:class="chart:line">
            <chart:data-point chart:repeated="25"/>
          </chart:series>
          <chart:series chart:style-name="ch20" chart:values-cell-range-address="local-table.$B$37:.$Z$37" chart:label-cell-address="local-table.$A$37" chart:class="chart:line">
            <chart:data-point chart:repeated="25"/>
          </chart:series>
          <chart:series chart:style-name="ch9" chart:values-cell-range-address="local-table.$B$38:.$Z$38" chart:label-cell-address="local-table.$A$38" chart:class="chart:line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</table:table-row>
          </table:table-header-rows>
          <table:table-rows>
            <table:table-row>
              <table:table-cell office:value-type="string">
                <text:p>conc feat spectral 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</table:table-row>
            <table:table-row>
              <table:table-cell office:value-type="string">
                <text:p>conc feat tonaless </text:p>
              </table:table-cell>
              <table:table-cell office:value-type="float" office:value="0.2968">
                <text:p>0.2968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13309352517986">
                <text:p>0.61330935251798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611510791366906">
                <text:p>0.61151079136690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613309352517986">
                <text:p>0.61330935251798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conc feat time 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</table:table-row>
            <table:table-row>
              <table:table-cell office:value-type="string">
                <text:p>conc avg feat all 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avg feat spectral 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avg feat tonaless </text:p>
              </table:table-cell>
              <table:table-cell office:value-type="float" office:value="0.3165">
                <text:p>0.3165</text:p>
              </table:table-cell>
              <table:table-cell office:value-type="float" office:value="0.518">
                <text:p>0.518</text:p>
              </table:table-cell>
              <table:table-cell office:value-type="float" office:value="0.5162">
                <text:p>0.5162</text:p>
              </table:table-cell>
              <table:table-cell office:value-type="float" office:value="0.5054">
                <text:p>0.5054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054">
                <text:p>0.5054</text:p>
              </table:table-cell>
              <table:table-cell office:value-type="float" office:value="0.5198">
                <text:p>0.5198</text:p>
              </table:table-cell>
              <table:table-cell office:value-type="float" office:value="0.5216">
                <text:p>0.5216</text:p>
              </table:table-cell>
              <table:table-cell office:value-type="float" office:value="0.5198">
                <text:p>0.5198</text:p>
              </table:table-cell>
              <table:table-cell office:value-type="float" office:value="0.5072">
                <text:p>0.5072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072">
                <text:p>0.5072</text:p>
              </table:table-cell>
              <table:table-cell office:value-type="float" office:value="0.507194244604317">
                <text:p>0.507194244604317</text:p>
              </table:table-cell>
              <table:table-cell office:value-type="float" office:value="0.503597122302158">
                <text:p>0.503597122302158</text:p>
              </table:table-cell>
              <table:table-cell office:value-type="float" office:value="0.501798561151079">
                <text:p>0.501798561151079</text:p>
              </table:table-cell>
              <table:table-cell office:value-type="float" office:value="0.505395683453237">
                <text:p>0.505395683453237</text:p>
              </table:table-cell>
              <table:table-cell office:value-type="float" office:value="0.508992805755396">
                <text:p>0.508992805755396</text:p>
              </table:table-cell>
              <table:table-cell office:value-type="float" office:value="0.503597122302158">
                <text:p>0.503597122302158</text:p>
              </table:table-cell>
              <table:table-cell office:value-type="float" office:value="0.512589928057554">
                <text:p>0.512589928057554</text:p>
              </table:table-cell>
              <table:table-cell office:value-type="float" office:value="0.516187050359712">
                <text:p>0.516187050359712</text:p>
              </table:table-cell>
              <table:table-cell office:value-type="float" office:value="0.503597122302158">
                <text:p>0.503597122302158</text:p>
              </table:table-cell>
            </table:table-row>
            <table:table-row>
              <table:table-cell office:value-type="string">
                <text:p>conc avg feat time 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</table:table-row>
            <table:table-row>
              <table:table-cell office:value-type="string">
                <text:p>feat SpectralCentroid </text:p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615">
                <text:p>0.3615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15">
                <text:p>0.3615</text:p>
              </table:table-cell>
              <table:table-cell office:value-type="float" office:value="0.3597">
                <text:p>0.3597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15">
                <text:p>0.3615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33">
                <text:p>0.3633</text:p>
              </table:table-cell>
              <table:table-cell office:value-type="float" office:value="0.363309352517986">
                <text:p>0.363309352517986</text:p>
              </table:table-cell>
              <table:table-cell office:value-type="float" office:value="0.365107913669065">
                <text:p>0.365107913669065</text:p>
              </table:table-cell>
              <table:table-cell office:value-type="float" office:value="0.37410071942446">
                <text:p>0.37410071942446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70503597122302">
                <text:p>0.370503597122302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5107913669065">
                <text:p>0.365107913669065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feat SpectralCrestFactor 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69">
                <text:p>0.6169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</table:table-row>
            <table:table-row>
              <table:table-cell office:value-type="string">
                <text:p>feat SpectralDecrease </text:p>
              </table:table-cell>
              <table:table-cell office:value-type="float" office:value="0.4442">
                <text:p>0.4442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802">
                <text:p>0.4802</text:p>
              </table:table-cell>
              <table:table-cell office:value-type="float" office:value="0.4442">
                <text:p>0.4442</text:p>
              </table:table-cell>
              <table:table-cell office:value-type="float" office:value="0.4568">
                <text:p>0.4568</text:p>
              </table:table-cell>
              <table:table-cell office:value-type="float" office:value="0.4604">
                <text:p>0.4604</text:p>
              </table:table-cell>
              <table:table-cell office:value-type="float" office:value="0.482">
                <text:p>0.482</text:p>
              </table:table-cell>
              <table:table-cell office:value-type="float" office:value="0.4442">
                <text:p>0.4442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802">
                <text:p>0.4802</text:p>
              </table:table-cell>
              <table:table-cell office:value-type="float" office:value="0.4442">
                <text:p>0.4442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802">
                <text:p>0.4802</text:p>
              </table:table-cell>
              <table:table-cell office:value-type="float" office:value="0.469424460431655">
                <text:p>0.469424460431655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69424460431655">
                <text:p>0.469424460431655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feat SpectralFlatness </text:p>
              </table:table-cell>
              <table:table-cell office:value-type="float" office:value="0.3183">
                <text:p>0.3183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feat SpectralFlux 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feat SpectralRolloff 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55">
                <text:p>0.3255</text:p>
              </table:table-cell>
              <table:table-cell office:value-type="float" office:value="0.3237">
                <text:p>0.3237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55">
                <text:p>0.3255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91">
                <text:p>0.3291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9136690647482">
                <text:p>0.329136690647482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9136690647482">
                <text:p>0.329136690647482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5539568345324">
                <text:p>0.325539568345324</text:p>
              </table:table-cell>
            </table:table-row>
            <table:table-row>
              <table:table-cell office:value-type="string">
                <text:p>feat SpectralSpread 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568">
                <text:p>0.4568</text:p>
              </table:table-cell>
              <table:table-cell office:value-type="float" office:value="0.4622">
                <text:p>0.4622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04">
                <text:p>0.4604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22">
                <text:p>0.4622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4">
                <text:p>0.464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6834532374101">
                <text:p>0.456834532374101</text:p>
              </table:table-cell>
              <table:table-cell office:value-type="float" office:value="0.465827338129496">
                <text:p>0.465827338129496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feat SpectralTonalPowerRatio 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55">
                <text:p>0.5755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</table:table-row>
            <table:table-row>
              <table:table-cell office:value-type="string">
                <text:p>feat TimeZeroCrossingRate 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</table:table-row>
            <table:table-row>
              <table:table-cell office:value-type="string">
                <text:p>feat TimeAcfCoeff 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</table:table-row>
            <table:table-row>
              <table:table-cell office:value-type="string">
                <text:p>feat TimeMaxAcf 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</table:table-row>
            <table:table-row>
              <table:table-cell office:value-type="string">
                <text:p>conc feat all STD</text:p>
              </table:table-cell>
              <table:table-cell office:value-type="float" office:value="0.0827">
                <text:p>0.0827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6834532374101">
                <text:p>0.206834532374101</text:p>
              </table:table-cell>
            </table:table-row>
            <table:table-row>
              <table:table-cell office:value-type="string">
                <text:p>conc feat spectral STD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3">
                <text:p>0.223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feat tonaless STD</text:p>
              </table:table-cell>
              <table:table-cell office:value-type="float" office:value="0.2806">
                <text:p>0.2806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42">
                <text:p>0.5342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6">
                <text:p>0.536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78">
                <text:p>0.5378</text:p>
              </table:table-cell>
              <table:table-cell office:value-type="float" office:value="0.536">
                <text:p>0.536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7769784172662">
                <text:p>0.537769784172662</text:p>
              </table:table-cell>
              <table:table-cell office:value-type="float" office:value="0.534172661870504">
                <text:p>0.534172661870504</text:p>
              </table:table-cell>
              <table:table-cell office:value-type="float" office:value="0.528776978417266">
                <text:p>0.528776978417266</text:p>
              </table:table-cell>
              <table:table-cell office:value-type="float" office:value="0.539568345323741">
                <text:p>0.539568345323741</text:p>
              </table:table-cell>
              <table:table-cell office:value-type="float" office:value="0.532374100719424">
                <text:p>0.532374100719424</text:p>
              </table:table-cell>
              <table:table-cell office:value-type="float" office:value="0.528776978417266">
                <text:p>0.528776978417266</text:p>
              </table:table-cell>
              <table:table-cell office:value-type="float" office:value="0.539568345323741">
                <text:p>0.539568345323741</text:p>
              </table:table-cell>
              <table:table-cell office:value-type="float" office:value="0.532374100719424">
                <text:p>0.532374100719424</text:p>
              </table:table-cell>
              <table:table-cell office:value-type="float" office:value="0.530575539568345">
                <text:p>0.530575539568345</text:p>
              </table:table-cell>
            </table:table-row>
            <table:table-row>
              <table:table-cell office:value-type="string">
                <text:p>conc feat time STD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</table:table-row>
            <table:table-row>
              <table:table-cell office:value-type="string">
                <text:p>conc avg feat all STD</text:p>
              </table:table-cell>
              <table:table-cell office:value-type="float" office:value="0.0683">
                <text:p>0.0683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0503597122302">
                <text:p>0.120503597122302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0503597122302">
                <text:p>0.120503597122302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16906474820144">
                <text:p>0.116906474820144</text:p>
              </table:table-cell>
              <table:table-cell office:value-type="float" office:value="0.12410071942446">
                <text:p>0.12410071942446</text:p>
              </table:table-cell>
            </table:table-row>
            <table:table-row>
              <table:table-cell office:value-type="string">
                <text:p>conc avg feat spectral STD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086">
                <text:p>0.2086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0431654676259">
                <text:p>0.210431654676259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14028776978417">
                <text:p>0.214028776978417</text:p>
              </table:table-cell>
              <table:table-cell office:value-type="float" office:value="0.210431654676259">
                <text:p>0.210431654676259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14028776978417">
                <text:p>0.214028776978417</text:p>
              </table:table-cell>
              <table:table-cell office:value-type="float" office:value="0.210431654676259">
                <text:p>0.210431654676259</text:p>
              </table:table-cell>
            </table:table-row>
            <table:table-row>
              <table:table-cell office:value-type="string">
                <text:p>conc avg feat tonaless STD</text:p>
              </table:table-cell>
              <table:table-cell office:value-type="float" office:value="0.2104">
                <text:p>0.2104</text:p>
              </table:table-cell>
              <table:table-cell office:value-type="float" office:value="0.4424">
                <text:p>0.4424</text:p>
              </table:table-cell>
              <table:table-cell office:value-type="float" office:value="0.446">
                <text:p>0.446</text:p>
              </table:table-cell>
              <table:table-cell office:value-type="float" office:value="0.446">
                <text:p>0.446</text:p>
              </table:table-cell>
              <table:table-cell office:value-type="float" office:value="0.446">
                <text:p>0.446</text:p>
              </table:table-cell>
              <table:table-cell office:value-type="float" office:value="0.4442">
                <text:p>0.4442</text:p>
              </table:table-cell>
              <table:table-cell office:value-type="float" office:value="0.4514">
                <text:p>0.4514</text:p>
              </table:table-cell>
              <table:table-cell office:value-type="float" office:value="0.4496">
                <text:p>0.4496</text:p>
              </table:table-cell>
              <table:table-cell office:value-type="float" office:value="0.446">
                <text:p>0.446</text:p>
              </table:table-cell>
              <table:table-cell office:value-type="float" office:value="0.4496">
                <text:p>0.4496</text:p>
              </table:table-cell>
              <table:table-cell office:value-type="float" office:value="0.4514">
                <text:p>0.4514</text:p>
              </table:table-cell>
              <table:table-cell office:value-type="float" office:value="0.4532">
                <text:p>0.4532</text:p>
              </table:table-cell>
              <table:table-cell office:value-type="float" office:value="0.446">
                <text:p>0.446</text:p>
              </table:table-cell>
              <table:table-cell office:value-type="float" office:value="0.4478">
                <text:p>0.4478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47841726618705">
                <text:p>0.447841726618705</text:p>
              </table:table-cell>
              <table:table-cell office:value-type="float" office:value="0.447841726618705">
                <text:p>0.447841726618705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conc avg feat time STD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</table:table-row>
            <table:table-row>
              <table:table-cell office:value-type="string">
                <text:p>feat SpectralCentroid STD</text:p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25">
                <text:p>0.3525</text:p>
              </table:table-cell>
              <table:table-cell office:value-type="float" office:value="0.3579">
                <text:p>0.3579</text:p>
              </table:table-cell>
              <table:table-cell office:value-type="float" office:value="0.356115107913669">
                <text:p>0.356115107913669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57913669064748">
                <text:p>0.357913669064748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feat SpectralCrestFactor STD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95">
                <text:p>0.6295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77">
                <text:p>0.6277</text:p>
              </table:table-cell>
              <table:table-cell office:value-type="float" office:value="0.62589928057554">
                <text:p>0.62589928057554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20503597122302">
                <text:p>0.620503597122302</text:p>
              </table:table-cell>
              <table:table-cell office:value-type="float" office:value="0.627697841726619">
                <text:p>0.627697841726619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31294964028777">
                <text:p>0.631294964028777</text:p>
              </table:table-cell>
              <table:table-cell office:value-type="float" office:value="0.620503597122302">
                <text:p>0.620503597122302</text:p>
              </table:table-cell>
              <table:table-cell office:value-type="float" office:value="0.620503597122302">
                <text:p>0.620503597122302</text:p>
              </table:table-cell>
            </table:table-row>
            <table:table-row>
              <table:table-cell office:value-type="string">
                <text:p>feat SpectralDecrease STD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4">
                <text:p>0.464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66">
                <text:p>0.4766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4028776978417">
                <text:p>0.464028776978417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feat SpectralFlatness STD</text:p>
              </table:table-cell>
              <table:table-cell office:value-type="float" office:value="0.3183">
                <text:p>0.3183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feat SpectralFlux STD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</table:table-row>
            <table:table-row>
              <table:table-cell office:value-type="string">
                <text:p>feat SpectralRolloff STD</text:p>
              </table:table-cell>
              <table:table-cell office:value-type="float" office:value="0.3219">
                <text:p>0.3219</text:p>
              </table:table-cell>
              <table:table-cell office:value-type="float" office:value="0.3201">
                <text:p>0.3201</text:p>
              </table:table-cell>
              <table:table-cell office:value-type="float" office:value="0.3201">
                <text:p>0.3201</text:p>
              </table:table-cell>
              <table:table-cell office:value-type="float" office:value="0.3219">
                <text:p>0.3219</text:p>
              </table:table-cell>
              <table:table-cell office:value-type="float" office:value="0.3237">
                <text:p>0.3237</text:p>
              </table:table-cell>
              <table:table-cell office:value-type="float" office:value="0.3201">
                <text:p>0.3201</text:p>
              </table:table-cell>
              <table:table-cell office:value-type="float" office:value="0.3183">
                <text:p>0.3183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183">
                <text:p>0.3183</text:p>
              </table:table-cell>
              <table:table-cell office:value-type="float" office:value="0.3201">
                <text:p>0.3201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0143884892086">
                <text:p>0.320143884892086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0143884892086">
                <text:p>0.320143884892086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feat SpectralSpread STD</text:p>
              </table:table-cell>
              <table:table-cell office:value-type="float" office:value="0.4514">
                <text:p>0.4514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532">
                <text:p>0.4532</text:p>
              </table:table-cell>
              <table:table-cell office:value-type="float" office:value="0.4514">
                <text:p>0.4514</text:p>
              </table:table-cell>
              <table:table-cell office:value-type="float" office:value="0.455">
                <text:p>0.455</text:p>
              </table:table-cell>
              <table:table-cell office:value-type="float" office:value="0.4568">
                <text:p>0.4568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68">
                <text:p>0.4568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1438848920863">
                <text:p>0.451438848920863</text:p>
              </table:table-cell>
              <table:table-cell office:value-type="float" office:value="0.451438848920863">
                <text:p>0.451438848920863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53237410071942">
                <text:p>0.453237410071942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3237410071942">
                <text:p>0.453237410071942</text:p>
              </table:table-cell>
              <table:table-cell office:value-type="float" office:value="0.453237410071942">
                <text:p>0.453237410071942</text:p>
              </table:table-cell>
            </table:table-row>
            <table:table-row>
              <table:table-cell office:value-type="string">
                <text:p>feat SpectralTonalPowerRatio STD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feat TimeZeroCrossingRate STD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</table:table-row>
            <table:table-row>
              <table:table-cell office:value-type="string">
                <text:p>feat TimeAcfCoeff STD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</table:table-row>
            <table:table-row>
              <table:table-cell office:value-type="string">
                <text:p>feat TimeMaxAcf STD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0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 dr3d:edge-rounding="5%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 dr3d:edge-rounding="5%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3.79cm" svg:height="25.003cm" xlink:href="." xlink:type="simple" chart:class="chart:line" chart:style-name="ch1">
        <chart:title svg:x="25.357cm" svg:y="0.636cm" chart:style-name="ch2">
          <text:p>Knn with filters</text:p>
        </chart:title>
        <chart:legend chart:legend-position="end" svg:x="47.101cm" svg:y="3.238cm" style:legend-expansion="high" chart:style-name="ch3"/>
        <chart:plot-area chart:style-name="ch4" chart:data-source-has-labels="both" svg:x="2.086cm" svg:y="1.915cm" svg:width="43.94cm" svg:height="21.607cm">
          <chart:coordinate-region svg:x="2.946cm" svg:y="2.114cm" svg:width="42.218cm" svg:height="20.761cm"/>
          <chart:axis chart:dimension="x" chart:name="primary-x" chart:style-name="ch5" chartooo:axis-type="auto">
            <chartooo:date-scale/>
            <chart:title svg:x="23.231cm" svg:y="24.022cm" chart:style-name="ch6">
              <text:p>knn results</text:p>
            </chart:title>
            <chart:categories table:cell-range-address="local-table.$B$1:.$Z$1"/>
          </chart:axis>
          <chart:axis chart:dimension="y" chart:name="primary-y" chart:style-name="ch5">
            <chart:title svg:x="0.451cm" svg:y="13.609cm" chart:style-name="ch7">
              <text:p>feature type</text:p>
            </chart:title>
            <chart:grid chart:style-name="ch8" chart:class="major"/>
          </chart:axis>
          <chart:series chart:style-name="ch9" chart:values-cell-range-address="local-table.$B$2:.$Z$2" chart:label-cell-address="local-table.$A$2" chart:class="chart:line">
            <chart:data-point chart:repeated="25"/>
          </chart:series>
          <chart:series chart:style-name="ch10" chart:values-cell-range-address="local-table.$B$3:.$Z$3" chart:label-cell-address="local-table.$A$3" chart:class="chart:line">
            <chart:data-point chart:repeated="25"/>
          </chart:series>
          <chart:series chart:style-name="ch11" chart:values-cell-range-address="local-table.$B$4:.$Z$4" chart:label-cell-address="local-table.$A$4" chart:class="chart:line">
            <chart:data-point chart:repeated="25"/>
          </chart:series>
          <chart:series chart:style-name="ch12" chart:values-cell-range-address="local-table.$B$5:.$Z$5" chart:label-cell-address="local-table.$A$5" chart:class="chart:line">
            <chart:data-point chart:repeated="25"/>
          </chart:series>
          <chart:series chart:style-name="ch13" chart:values-cell-range-address="local-table.$B$6:.$Z$6" chart:label-cell-address="local-table.$A$6" chart:class="chart:line">
            <chart:data-point chart:repeated="25"/>
          </chart:series>
          <chart:series chart:style-name="ch14" chart:values-cell-range-address="local-table.$B$7:.$Z$7" chart:label-cell-address="local-table.$A$7" chart:class="chart:line">
            <chart:data-point chart:repeated="25"/>
          </chart:series>
          <chart:series chart:style-name="ch15" chart:values-cell-range-address="local-table.$B$8:.$Z$8" chart:label-cell-address="local-table.$A$8" chart:class="chart:line">
            <chart:data-point chart:repeated="25"/>
          </chart:series>
          <chart:series chart:style-name="ch16" chart:values-cell-range-address="local-table.$B$9:.$Z$9" chart:label-cell-address="local-table.$A$9" chart:class="chart:line">
            <chart:data-point chart:repeated="25"/>
          </chart:series>
          <chart:series chart:style-name="ch17" chart:values-cell-range-address="local-table.$B$10:.$Z$10" chart:label-cell-address="local-table.$A$10" chart:class="chart:line">
            <chart:data-point chart:repeated="25"/>
          </chart:series>
          <chart:series chart:style-name="ch18" chart:values-cell-range-address="local-table.$B$11:.$Z$11" chart:label-cell-address="local-table.$A$11" chart:class="chart:line">
            <chart:data-point chart:repeated="25"/>
          </chart:series>
          <chart:series chart:style-name="ch19" chart:values-cell-range-address="local-table.$B$12:.$Z$12" chart:label-cell-address="local-table.$A$12" chart:class="chart:line">
            <chart:data-point chart:repeated="25"/>
          </chart:series>
          <chart:series chart:style-name="ch20" chart:values-cell-range-address="local-table.$B$13:.$Z$13" chart:label-cell-address="local-table.$A$13" chart:class="chart:line">
            <chart:data-point chart:repeated="25"/>
          </chart:series>
          <chart:series chart:style-name="ch9" chart:values-cell-range-address="local-table.$B$14:.$Z$14" chart:label-cell-address="local-table.$A$14" chart:class="chart:line">
            <chart:data-point chart:repeated="25"/>
          </chart:series>
          <chart:series chart:style-name="ch10" chart:values-cell-range-address="local-table.$B$15:.$Z$15" chart:label-cell-address="local-table.$A$15" chart:class="chart:line">
            <chart:data-point chart:repeated="25"/>
          </chart:series>
          <chart:series chart:style-name="ch11" chart:values-cell-range-address="local-table.$B$16:.$Z$16" chart:label-cell-address="local-table.$A$16" chart:class="chart:line">
            <chart:data-point chart:repeated="25"/>
          </chart:series>
          <chart:series chart:style-name="ch12" chart:values-cell-range-address="local-table.$B$17:.$Z$17" chart:label-cell-address="local-table.$A$17" chart:class="chart:line">
            <chart:data-point chart:repeated="25"/>
          </chart:series>
          <chart:series chart:style-name="ch13" chart:values-cell-range-address="local-table.$B$18:.$Z$18" chart:label-cell-address="local-table.$A$18" chart:class="chart:line">
            <chart:data-point chart:repeated="25"/>
          </chart:series>
          <chart:series chart:style-name="ch14" chart:values-cell-range-address="local-table.$B$19:.$Z$19" chart:label-cell-address="local-table.$A$19" chart:class="chart:line">
            <chart:data-point chart:repeated="25"/>
          </chart:series>
          <chart:series chart:style-name="ch15" chart:values-cell-range-address="local-table.$B$20:.$Z$20" chart:label-cell-address="local-table.$A$20" chart:class="chart:line">
            <chart:data-point chart:repeated="25"/>
          </chart:series>
          <chart:series chart:style-name="ch16" chart:values-cell-range-address="local-table.$B$21:.$Z$21" chart:label-cell-address="local-table.$A$21" chart:class="chart:line">
            <chart:data-point chart:repeated="25"/>
          </chart:series>
          <chart:series chart:style-name="ch17" chart:values-cell-range-address="local-table.$B$22:.$Z$22" chart:label-cell-address="local-table.$A$22" chart:class="chart:line">
            <chart:data-point chart:repeated="25"/>
          </chart:series>
          <chart:series chart:style-name="ch18" chart:values-cell-range-address="local-table.$B$23:.$Z$23" chart:label-cell-address="local-table.$A$23" chart:class="chart:line">
            <chart:data-point chart:repeated="25"/>
          </chart:series>
          <chart:series chart:style-name="ch19" chart:values-cell-range-address="local-table.$B$24:.$Z$24" chart:label-cell-address="local-table.$A$24" chart:class="chart:line">
            <chart:data-point chart:repeated="25"/>
          </chart:series>
          <chart:series chart:style-name="ch20" chart:values-cell-range-address="local-table.$B$25:.$Z$25" chart:label-cell-address="local-table.$A$25" chart:class="chart:line">
            <chart:data-point chart:repeated="25"/>
          </chart:series>
          <chart:series chart:style-name="ch9" chart:values-cell-range-address="local-table.$B$26:.$Z$26" chart:label-cell-address="local-table.$A$26" chart:class="chart:line">
            <chart:data-point chart:repeated="25"/>
          </chart:series>
          <chart:series chart:style-name="ch10" chart:values-cell-range-address="local-table.$B$27:.$Z$27" chart:label-cell-address="local-table.$A$27" chart:class="chart:line">
            <chart:data-point chart:repeated="25"/>
          </chart:series>
          <chart:series chart:style-name="ch11" chart:values-cell-range-address="local-table.$B$28:.$Z$28" chart:label-cell-address="local-table.$A$28" chart:class="chart:line">
            <chart:data-point chart:repeated="25"/>
          </chart:series>
          <chart:series chart:style-name="ch12" chart:values-cell-range-address="local-table.$B$29:.$Z$29" chart:label-cell-address="local-table.$A$29" chart:class="chart:line">
            <chart:data-point chart:repeated="25"/>
          </chart:series>
          <chart:series chart:style-name="ch13" chart:values-cell-range-address="local-table.$B$30:.$Z$30" chart:label-cell-address="local-table.$A$30" chart:class="chart:line">
            <chart:data-point chart:repeated="25"/>
          </chart:series>
          <chart:series chart:style-name="ch14" chart:values-cell-range-address="local-table.$B$31:.$Z$31" chart:label-cell-address="local-table.$A$31" chart:class="chart:line">
            <chart:data-point chart:repeated="25"/>
          </chart:series>
          <chart:series chart:style-name="ch15" chart:values-cell-range-address="local-table.$B$32:.$Z$32" chart:label-cell-address="local-table.$A$32" chart:class="chart:line">
            <chart:data-point chart:repeated="25"/>
          </chart:series>
          <chart:series chart:style-name="ch16" chart:values-cell-range-address="local-table.$B$33:.$Z$33" chart:label-cell-address="local-table.$A$33" chart:class="chart:line">
            <chart:data-point chart:repeated="25"/>
          </chart:series>
          <chart:series chart:style-name="ch17" chart:values-cell-range-address="local-table.$B$34:.$Z$34" chart:label-cell-address="local-table.$A$34" chart:class="chart:line">
            <chart:data-point chart:repeated="25"/>
          </chart:series>
          <chart:series chart:style-name="ch18" chart:values-cell-range-address="local-table.$B$35:.$Z$35" chart:label-cell-address="local-table.$A$35" chart:class="chart:line">
            <chart:data-point chart:repeated="25"/>
          </chart:series>
          <chart:series chart:style-name="ch19" chart:values-cell-range-address="local-table.$B$36:.$Z$36" chart:label-cell-address="local-table.$A$36" chart:class="chart:line">
            <chart:data-point chart:repeated="25"/>
          </chart:series>
          <chart:series chart:style-name="ch20" chart:values-cell-range-address="local-table.$B$37:.$Z$37" chart:label-cell-address="local-table.$A$37" chart:class="chart:line">
            <chart:data-point chart:repeated="25"/>
          </chart:series>
          <chart:series chart:style-name="ch9" chart:values-cell-range-address="local-table.$B$38:.$Z$38" chart:label-cell-address="local-table.$A$38" chart:class="chart:line">
            <chart:data-point chart:repeated="2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</table:table-row>
          </table:table-header-rows>
          <table:table-rows>
            <table:table-row>
              <table:table-cell office:value-type="string">
                <text:p>conc feat spectral 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98">
                <text:p>0.2698</text:p>
              </table:table-cell>
              <table:table-cell office:value-type="float" office:value="0.2698">
                <text:p>0.2698</text:p>
              </table:table-cell>
              <table:table-cell office:value-type="float" office:value="0.268">
                <text:p>0.268</text:p>
              </table:table-cell>
              <table:table-cell office:value-type="float" office:value="0.268">
                <text:p>0.268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6187050359712">
                <text:p>0.266187050359712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7985611510791">
                <text:p>0.267985611510791</text:p>
              </table:table-cell>
              <table:table-cell office:value-type="float" office:value="0.264388489208633">
                <text:p>0.264388489208633</text:p>
              </table:table-cell>
              <table:table-cell office:value-type="float" office:value="0.267985611510791">
                <text:p>0.267985611510791</text:p>
              </table:table-cell>
            </table:table-row>
            <table:table-row>
              <table:table-cell office:value-type="string">
                <text:p>conc feat tonaless </text:p>
              </table:table-cell>
              <table:table-cell office:value-type="float" office:value="0.2968">
                <text:p>0.2968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97">
                <text:p>0.6097</text:p>
              </table:table-cell>
              <table:table-cell office:value-type="float" office:value="0.6079">
                <text:p>0.6079</text:p>
              </table:table-cell>
              <table:table-cell office:value-type="float" office:value="0.6079">
                <text:p>0.6079</text:p>
              </table:table-cell>
              <table:table-cell office:value-type="float" office:value="0.613309352517986">
                <text:p>0.61330935251798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611510791366906">
                <text:p>0.61151079136690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431654676259">
                <text:p>0.60431654676259</text:p>
              </table:table-cell>
              <table:table-cell office:value-type="float" office:value="0.613309352517986">
                <text:p>0.613309352517986</text:p>
              </table:table-cell>
              <table:table-cell office:value-type="float" office:value="0.600719424460432">
                <text:p>0.600719424460432</text:p>
              </table:table-cell>
              <table:table-cell office:value-type="float" office:value="0.602517985611511">
                <text:p>0.602517985611511</text:p>
              </table:table-cell>
            </table:table-row>
            <table:table-row>
              <table:table-cell office:value-type="string">
                <text:p>conc feat time 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37410071942446">
                <text:p>0.237410071942446</text:p>
              </table:table-cell>
            </table:table-row>
            <table:table-row>
              <table:table-cell office:value-type="string">
                <text:p>conc avg feat all 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avg feat spectral 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74">
                <text:p>0.2374</text:p>
              </table:table-cell>
              <table:table-cell office:value-type="float" office:value="0.2374">
                <text:p>0.2374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41">
                <text:p>0.241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37410071942446">
                <text:p>0.237410071942446</text:p>
              </table:table-cell>
              <table:table-cell office:value-type="float" office:value="0.241007194244604">
                <text:p>0.241007194244604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avg feat tonaless </text:p>
              </table:table-cell>
              <table:table-cell office:value-type="float" office:value="0.3165">
                <text:p>0.3165</text:p>
              </table:table-cell>
              <table:table-cell office:value-type="float" office:value="0.518">
                <text:p>0.518</text:p>
              </table:table-cell>
              <table:table-cell office:value-type="float" office:value="0.5162">
                <text:p>0.5162</text:p>
              </table:table-cell>
              <table:table-cell office:value-type="float" office:value="0.5054">
                <text:p>0.5054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054">
                <text:p>0.5054</text:p>
              </table:table-cell>
              <table:table-cell office:value-type="float" office:value="0.5198">
                <text:p>0.5198</text:p>
              </table:table-cell>
              <table:table-cell office:value-type="float" office:value="0.5216">
                <text:p>0.5216</text:p>
              </table:table-cell>
              <table:table-cell office:value-type="float" office:value="0.5198">
                <text:p>0.5198</text:p>
              </table:table-cell>
              <table:table-cell office:value-type="float" office:value="0.5072">
                <text:p>0.5072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198">
                <text:p>0.5198</text:p>
              </table:table-cell>
              <table:table-cell office:value-type="float" office:value="0.5072">
                <text:p>0.5072</text:p>
              </table:table-cell>
              <table:table-cell office:value-type="float" office:value="0.507194244604317">
                <text:p>0.507194244604317</text:p>
              </table:table-cell>
              <table:table-cell office:value-type="float" office:value="0.503597122302158">
                <text:p>0.503597122302158</text:p>
              </table:table-cell>
              <table:table-cell office:value-type="float" office:value="0.501798561151079">
                <text:p>0.501798561151079</text:p>
              </table:table-cell>
              <table:table-cell office:value-type="float" office:value="0.505395683453237">
                <text:p>0.505395683453237</text:p>
              </table:table-cell>
              <table:table-cell office:value-type="float" office:value="0.508992805755396">
                <text:p>0.508992805755396</text:p>
              </table:table-cell>
              <table:table-cell office:value-type="float" office:value="0.503597122302158">
                <text:p>0.503597122302158</text:p>
              </table:table-cell>
              <table:table-cell office:value-type="float" office:value="0.512589928057554">
                <text:p>0.512589928057554</text:p>
              </table:table-cell>
              <table:table-cell office:value-type="float" office:value="0.516187050359712">
                <text:p>0.516187050359712</text:p>
              </table:table-cell>
              <table:table-cell office:value-type="float" office:value="0.503597122302158">
                <text:p>0.503597122302158</text:p>
              </table:table-cell>
            </table:table-row>
            <table:table-row>
              <table:table-cell office:value-type="string">
                <text:p>conc avg feat time 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">
                <text:p>0.2122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2230215827338">
                <text:p>0.212230215827338</text:p>
              </table:table-cell>
            </table:table-row>
            <table:table-row>
              <table:table-cell office:value-type="string">
                <text:p>feat SpectralCentroid </text:p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615">
                <text:p>0.3615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15">
                <text:p>0.3615</text:p>
              </table:table-cell>
              <table:table-cell office:value-type="float" office:value="0.3597">
                <text:p>0.3597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15">
                <text:p>0.3615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579">
                <text:p>0.3579</text:p>
              </table:table-cell>
              <table:table-cell office:value-type="float" office:value="0.3633">
                <text:p>0.3633</text:p>
              </table:table-cell>
              <table:table-cell office:value-type="float" office:value="0.363309352517986">
                <text:p>0.363309352517986</text:p>
              </table:table-cell>
              <table:table-cell office:value-type="float" office:value="0.365107913669065">
                <text:p>0.365107913669065</text:p>
              </table:table-cell>
              <table:table-cell office:value-type="float" office:value="0.37410071942446">
                <text:p>0.37410071942446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70503597122302">
                <text:p>0.370503597122302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5107913669065">
                <text:p>0.365107913669065</text:p>
              </table:table-cell>
              <table:table-cell office:value-type="float" office:value="0.370503597122302">
                <text:p>0.370503597122302</text:p>
              </table:table-cell>
            </table:table-row>
            <table:table-row>
              <table:table-cell office:value-type="string">
                <text:p>feat SpectralCrestFactor 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87">
                <text:p>0.6187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87">
                <text:p>0.6187</text:p>
              </table:table-cell>
              <table:table-cell office:value-type="float" office:value="0.6169">
                <text:p>0.6169</text:p>
              </table:table-cell>
              <table:table-cell office:value-type="float" office:value="0.6151">
                <text:p>0.6151</text:p>
              </table:table-cell>
              <table:table-cell office:value-type="float" office:value="0.6151">
                <text:p>0.6151</text:p>
              </table:table-cell>
              <table:table-cell office:value-type="float" office:value="0.6169">
                <text:p>0.6169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6906474820144">
                <text:p>0.616906474820144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16906474820144">
                <text:p>0.616906474820144</text:p>
              </table:table-cell>
            </table:table-row>
            <table:table-row>
              <table:table-cell office:value-type="string">
                <text:p>feat SpectralDecrease </text:p>
              </table:table-cell>
              <table:table-cell office:value-type="float" office:value="0.4442">
                <text:p>0.4442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802">
                <text:p>0.4802</text:p>
              </table:table-cell>
              <table:table-cell office:value-type="float" office:value="0.4442">
                <text:p>0.4442</text:p>
              </table:table-cell>
              <table:table-cell office:value-type="float" office:value="0.4568">
                <text:p>0.4568</text:p>
              </table:table-cell>
              <table:table-cell office:value-type="float" office:value="0.4604">
                <text:p>0.4604</text:p>
              </table:table-cell>
              <table:table-cell office:value-type="float" office:value="0.482">
                <text:p>0.482</text:p>
              </table:table-cell>
              <table:table-cell office:value-type="float" office:value="0.4442">
                <text:p>0.4442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802">
                <text:p>0.4802</text:p>
              </table:table-cell>
              <table:table-cell office:value-type="float" office:value="0.4442">
                <text:p>0.4442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802">
                <text:p>0.4802</text:p>
              </table:table-cell>
              <table:table-cell office:value-type="float" office:value="0.469424460431655">
                <text:p>0.469424460431655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69424460431655">
                <text:p>0.469424460431655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438848920863309">
                <text:p>0.438848920863309</text:p>
              </table:table-cell>
            </table:table-row>
            <table:table-row>
              <table:table-cell office:value-type="string">
                <text:p>feat SpectralFlatness </text:p>
              </table:table-cell>
              <table:table-cell office:value-type="float" office:value="0.3183">
                <text:p>0.3183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feat SpectralFlux 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94">
                <text:p>0.5594</text:p>
              </table:table-cell>
              <table:table-cell office:value-type="float" office:value="0.5594">
                <text:p>0.5594</text:p>
              </table:table-cell>
              <table:table-cell office:value-type="float" office:value="0.5576">
                <text:p>0.5576</text:p>
              </table:table-cell>
              <table:table-cell office:value-type="float" office:value="0.554">
                <text:p>0.554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feat SpectralRolloff 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55">
                <text:p>0.3255</text:p>
              </table:table-cell>
              <table:table-cell office:value-type="float" office:value="0.3237">
                <text:p>0.3237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55">
                <text:p>0.3255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91">
                <text:p>0.3291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">
                <text:p>0.3273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7338129496403">
                <text:p>0.327338129496403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9136690647482">
                <text:p>0.329136690647482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9136690647482">
                <text:p>0.329136690647482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5539568345324">
                <text:p>0.325539568345324</text:p>
              </table:table-cell>
            </table:table-row>
            <table:table-row>
              <table:table-cell office:value-type="string">
                <text:p>feat SpectralSpread 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568">
                <text:p>0.4568</text:p>
              </table:table-cell>
              <table:table-cell office:value-type="float" office:value="0.4622">
                <text:p>0.4622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04">
                <text:p>0.4604</text:p>
              </table:table-cell>
              <table:table-cell office:value-type="float" office:value="0.4568">
                <text:p>0.4568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22">
                <text:p>0.4622</text:p>
              </table:table-cell>
              <table:table-cell office:value-type="float" office:value="0.4586">
                <text:p>0.4586</text:p>
              </table:table-cell>
              <table:table-cell office:value-type="float" office:value="0.4586">
                <text:p>0.4586</text:p>
              </table:table-cell>
              <table:table-cell office:value-type="float" office:value="0.4604">
                <text:p>0.4604</text:p>
              </table:table-cell>
              <table:table-cell office:value-type="float" office:value="0.464">
                <text:p>0.464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67625899280576">
                <text:p>0.467625899280576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6834532374101">
                <text:p>0.456834532374101</text:p>
              </table:table-cell>
              <table:table-cell office:value-type="float" office:value="0.465827338129496">
                <text:p>0.465827338129496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6834532374101">
                <text:p>0.456834532374101</text:p>
              </table:table-cell>
            </table:table-row>
            <table:table-row>
              <table:table-cell office:value-type="string">
                <text:p>feat SpectralTonalPowerRatio 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773">
                <text:p>0.5773</text:p>
              </table:table-cell>
              <table:table-cell office:value-type="float" office:value="0.5755">
                <text:p>0.5755</text:p>
              </table:table-cell>
              <table:table-cell office:value-type="float" office:value="0.5755">
                <text:p>0.5755</text:p>
              </table:table-cell>
              <table:table-cell office:value-type="float" office:value="0.5755">
                <text:p>0.5755</text:p>
              </table:table-cell>
              <table:table-cell office:value-type="float" office:value="0.5773">
                <text:p>0.5773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  <table:table-cell office:value-type="float" office:value="0.580935251798561">
                <text:p>0.580935251798561</text:p>
              </table:table-cell>
              <table:table-cell office:value-type="float" office:value="0.570143884892086">
                <text:p>0.570143884892086</text:p>
              </table:table-cell>
              <table:table-cell office:value-type="float" office:value="0.561151079136691">
                <text:p>0.561151079136691</text:p>
              </table:table-cell>
            </table:table-row>
            <table:table-row>
              <table:table-cell office:value-type="string">
                <text:p>feat TimeZeroCrossingRate 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7">
                <text:p>0.4047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  <table:table-cell office:value-type="float" office:value="0.404676258992806">
                <text:p>0.404676258992806</text:p>
              </table:table-cell>
            </table:table-row>
            <table:table-row>
              <table:table-cell office:value-type="string">
                <text:p>feat TimeAcfCoeff 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7553956834532">
                <text:p>0.557553956834532</text:p>
              </table:table-cell>
            </table:table-row>
            <table:table-row>
              <table:table-cell office:value-type="string">
                <text:p>feat TimeMaxAcf 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5">
                <text:p>0.6475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  <table:table-cell office:value-type="float" office:value="0.647482014388489">
                <text:p>0.647482014388489</text:p>
              </table:table-cell>
            </table:table-row>
            <table:table-row>
              <table:table-cell office:value-type="string">
                <text:p>conc feat all STD</text:p>
              </table:table-cell>
              <table:table-cell office:value-type="float" office:value="0.0827">
                <text:p>0.0827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1583">
                <text:p>0.1583</text:p>
              </table:table-cell>
              <table:table-cell office:value-type="float" office:value="0.2086">
                <text:p>0.2086</text:p>
              </table:table-cell>
              <table:table-cell office:value-type="float" office:value="0.2068">
                <text:p>0.2068</text:p>
              </table:table-cell>
              <table:table-cell office:value-type="float" office:value="0.205">
                <text:p>0.205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06834532374101">
                <text:p>0.206834532374101</text:p>
              </table:table-cell>
            </table:table-row>
            <table:table-row>
              <table:table-cell office:value-type="string">
                <text:p>conc feat spectral STD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3">
                <text:p>0.223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1978">
                <text:p>0.1978</text:p>
              </table:table-cell>
              <table:table-cell office:value-type="float" office:value="0.232">
                <text:p>0.232</text:p>
              </table:table-cell>
              <table:table-cell office:value-type="float" office:value="0.2266">
                <text:p>0.2266</text:p>
              </table:table-cell>
              <table:table-cell office:value-type="float" office:value="0.2266">
                <text:p>0.2266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  <table:table-cell office:value-type="float" office:value="0.22841726618705">
                <text:p>0.22841726618705</text:p>
              </table:table-cell>
              <table:table-cell office:value-type="float" office:value="0.233812949640288">
                <text:p>0.233812949640288</text:p>
              </table:table-cell>
              <table:table-cell office:value-type="float" office:value="0.232014388489209">
                <text:p>0.232014388489209</text:p>
              </table:table-cell>
            </table:table-row>
            <table:table-row>
              <table:table-cell office:value-type="string">
                <text:p>conc feat tonaless STD</text:p>
              </table:table-cell>
              <table:table-cell office:value-type="float" office:value="0.2806">
                <text:p>0.2806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42">
                <text:p>0.5342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6">
                <text:p>0.536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24">
                <text:p>0.5324</text:p>
              </table:table-cell>
              <table:table-cell office:value-type="float" office:value="0.5378">
                <text:p>0.5378</text:p>
              </table:table-cell>
              <table:table-cell office:value-type="float" office:value="0.536">
                <text:p>0.536</text:p>
              </table:table-cell>
              <table:table-cell office:value-type="float" office:value="0.5342">
                <text:p>0.5342</text:p>
              </table:table-cell>
              <table:table-cell office:value-type="float" office:value="0.5324">
                <text:p>0.5324</text:p>
              </table:table-cell>
              <table:table-cell office:value-type="float" office:value="0.537769784172662">
                <text:p>0.537769784172662</text:p>
              </table:table-cell>
              <table:table-cell office:value-type="float" office:value="0.534172661870504">
                <text:p>0.534172661870504</text:p>
              </table:table-cell>
              <table:table-cell office:value-type="float" office:value="0.528776978417266">
                <text:p>0.528776978417266</text:p>
              </table:table-cell>
              <table:table-cell office:value-type="float" office:value="0.539568345323741">
                <text:p>0.539568345323741</text:p>
              </table:table-cell>
              <table:table-cell office:value-type="float" office:value="0.532374100719424">
                <text:p>0.532374100719424</text:p>
              </table:table-cell>
              <table:table-cell office:value-type="float" office:value="0.528776978417266">
                <text:p>0.528776978417266</text:p>
              </table:table-cell>
              <table:table-cell office:value-type="float" office:value="0.539568345323741">
                <text:p>0.539568345323741</text:p>
              </table:table-cell>
              <table:table-cell office:value-type="float" office:value="0.532374100719424">
                <text:p>0.532374100719424</text:p>
              </table:table-cell>
              <table:table-cell office:value-type="float" office:value="0.530575539568345">
                <text:p>0.530575539568345</text:p>
              </table:table-cell>
            </table:table-row>
            <table:table-row>
              <table:table-cell office:value-type="string">
                <text:p>conc feat time STD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">
                <text:p>0.2392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  <table:table-cell office:value-type="float" office:value="0.239208633093525">
                <text:p>0.239208633093525</text:p>
              </table:table-cell>
            </table:table-row>
            <table:table-row>
              <table:table-cell office:value-type="string">
                <text:p>conc avg feat all STD</text:p>
              </table:table-cell>
              <table:table-cell office:value-type="float" office:value="0.0683">
                <text:p>0.0683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77">
                <text:p>0.1277</text:p>
              </table:table-cell>
              <table:table-cell office:value-type="float" office:value="0.1259">
                <text:p>0.1259</text:p>
              </table:table-cell>
              <table:table-cell office:value-type="float" office:value="0.0953">
                <text:p>0.0953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59">
                <text:p>0.1259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0503597122302">
                <text:p>0.120503597122302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20503597122302">
                <text:p>0.120503597122302</text:p>
              </table:table-cell>
              <table:table-cell office:value-type="float" office:value="0.12410071942446">
                <text:p>0.12410071942446</text:p>
              </table:table-cell>
              <table:table-cell office:value-type="float" office:value="0.122302158273381">
                <text:p>0.122302158273381</text:p>
              </table:table-cell>
              <table:table-cell office:value-type="float" office:value="0.116906474820144">
                <text:p>0.116906474820144</text:p>
              </table:table-cell>
              <table:table-cell office:value-type="float" office:value="0.12410071942446">
                <text:p>0.12410071942446</text:p>
              </table:table-cell>
            </table:table-row>
            <table:table-row>
              <table:table-cell office:value-type="string">
                <text:p>conc avg feat spectral STD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086">
                <text:p>0.2086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1727">
                <text:p>0.1727</text:p>
              </table:table-cell>
              <table:table-cell office:value-type="float" office:value="0.2176">
                <text:p>0.2176</text:p>
              </table:table-cell>
              <table:table-cell office:value-type="float" office:value="0.2122">
                <text:p>0.2122</text:p>
              </table:table-cell>
              <table:table-cell office:value-type="float" office:value="0.2104">
                <text:p>0.2104</text:p>
              </table:table-cell>
              <table:table-cell office:value-type="float" office:value="0.205035971223022">
                <text:p>0.205035971223022</text:p>
              </table:table-cell>
              <table:table-cell office:value-type="float" office:value="0.212230215827338">
                <text:p>0.212230215827338</text:p>
              </table:table-cell>
              <table:table-cell office:value-type="float" office:value="0.210431654676259">
                <text:p>0.210431654676259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14028776978417">
                <text:p>0.214028776978417</text:p>
              </table:table-cell>
              <table:table-cell office:value-type="float" office:value="0.210431654676259">
                <text:p>0.210431654676259</text:p>
              </table:table-cell>
              <table:table-cell office:value-type="float" office:value="0.203237410071942">
                <text:p>0.203237410071942</text:p>
              </table:table-cell>
              <table:table-cell office:value-type="float" office:value="0.214028776978417">
                <text:p>0.214028776978417</text:p>
              </table:table-cell>
              <table:table-cell office:value-type="float" office:value="0.210431654676259">
                <text:p>0.210431654676259</text:p>
              </table:table-cell>
            </table:table-row>
            <table:table-row>
              <table:table-cell office:value-type="string">
                <text:p>conc avg feat tonaless STD</text:p>
              </table:table-cell>
              <table:table-cell office:value-type="float" office:value="0.2104">
                <text:p>0.2104</text:p>
              </table:table-cell>
              <table:table-cell office:value-type="float" office:value="0.4424">
                <text:p>0.4424</text:p>
              </table:table-cell>
              <table:table-cell office:value-type="float" office:value="0.446">
                <text:p>0.446</text:p>
              </table:table-cell>
              <table:table-cell office:value-type="float" office:value="0.446">
                <text:p>0.446</text:p>
              </table:table-cell>
              <table:table-cell office:value-type="float" office:value="0.446">
                <text:p>0.446</text:p>
              </table:table-cell>
              <table:table-cell office:value-type="float" office:value="0.4442">
                <text:p>0.4442</text:p>
              </table:table-cell>
              <table:table-cell office:value-type="float" office:value="0.4514">
                <text:p>0.4514</text:p>
              </table:table-cell>
              <table:table-cell office:value-type="float" office:value="0.4496">
                <text:p>0.4496</text:p>
              </table:table-cell>
              <table:table-cell office:value-type="float" office:value="0.446">
                <text:p>0.446</text:p>
              </table:table-cell>
              <table:table-cell office:value-type="float" office:value="0.4496">
                <text:p>0.4496</text:p>
              </table:table-cell>
              <table:table-cell office:value-type="float" office:value="0.4514">
                <text:p>0.4514</text:p>
              </table:table-cell>
              <table:table-cell office:value-type="float" office:value="0.4532">
                <text:p>0.4532</text:p>
              </table:table-cell>
              <table:table-cell office:value-type="float" office:value="0.446">
                <text:p>0.446</text:p>
              </table:table-cell>
              <table:table-cell office:value-type="float" office:value="0.4478">
                <text:p>0.4478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44244604316547">
                <text:p>0.444244604316547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47841726618705">
                <text:p>0.447841726618705</text:p>
              </table:table-cell>
              <table:table-cell office:value-type="float" office:value="0.447841726618705">
                <text:p>0.447841726618705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  <table:table-cell office:value-type="float" office:value="0.455035971223022">
                <text:p>0.455035971223022</text:p>
              </table:table-cell>
            </table:table-row>
            <table:table-row>
              <table:table-cell office:value-type="string">
                <text:p>conc avg feat time STD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">
                <text:p>0.1996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  <table:table-cell office:value-type="float" office:value="0.199640287769784">
                <text:p>0.199640287769784</text:p>
              </table:table-cell>
            </table:table-row>
            <table:table-row>
              <table:table-cell office:value-type="string">
                <text:p>feat SpectralCentroid STD</text:p>
              </table:table-cell>
              <table:table-cell office:value-type="float" office:value="0.3561">
                <text:p>0.3561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43">
                <text:p>0.3543</text:p>
              </table:table-cell>
              <table:table-cell office:value-type="float" office:value="0.3579">
                <text:p>0.3579</text:p>
              </table:table-cell>
              <table:table-cell office:value-type="float" office:value="0.3561">
                <text:p>0.3561</text:p>
              </table:table-cell>
              <table:table-cell office:value-type="float" office:value="0.3543">
                <text:p>0.3543</text:p>
              </table:table-cell>
              <table:table-cell office:value-type="float" office:value="0.3525">
                <text:p>0.3525</text:p>
              </table:table-cell>
              <table:table-cell office:value-type="float" office:value="0.3579">
                <text:p>0.3579</text:p>
              </table:table-cell>
              <table:table-cell office:value-type="float" office:value="0.356115107913669">
                <text:p>0.356115107913669</text:p>
              </table:table-cell>
              <table:table-cell office:value-type="float" office:value="0.361510791366906">
                <text:p>0.361510791366906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57913669064748">
                <text:p>0.357913669064748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66906474820144">
                <text:p>0.366906474820144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59712230215827">
                <text:p>0.359712230215827</text:p>
              </table:table-cell>
              <table:table-cell office:value-type="float" office:value="0.366906474820144">
                <text:p>0.366906474820144</text:p>
              </table:table-cell>
            </table:table-row>
            <table:table-row>
              <table:table-cell office:value-type="string">
                <text:p>feat SpectralCrestFactor STD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95">
                <text:p>0.6295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59">
                <text:p>0.6259</text:p>
              </table:table-cell>
              <table:table-cell office:value-type="float" office:value="0.6277">
                <text:p>0.6277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77">
                <text:p>0.6277</text:p>
              </table:table-cell>
              <table:table-cell office:value-type="float" office:value="0.6295">
                <text:p>0.6295</text:p>
              </table:table-cell>
              <table:table-cell office:value-type="float" office:value="0.6277">
                <text:p>0.6277</text:p>
              </table:table-cell>
              <table:table-cell office:value-type="float" office:value="0.62589928057554">
                <text:p>0.62589928057554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20503597122302">
                <text:p>0.620503597122302</text:p>
              </table:table-cell>
              <table:table-cell office:value-type="float" office:value="0.627697841726619">
                <text:p>0.627697841726619</text:p>
              </table:table-cell>
              <table:table-cell office:value-type="float" office:value="0.622302158273381">
                <text:p>0.622302158273381</text:p>
              </table:table-cell>
              <table:table-cell office:value-type="float" office:value="0.618705035971223">
                <text:p>0.618705035971223</text:p>
              </table:table-cell>
              <table:table-cell office:value-type="float" office:value="0.631294964028777">
                <text:p>0.631294964028777</text:p>
              </table:table-cell>
              <table:table-cell office:value-type="float" office:value="0.620503597122302">
                <text:p>0.620503597122302</text:p>
              </table:table-cell>
              <table:table-cell office:value-type="float" office:value="0.620503597122302">
                <text:p>0.620503597122302</text:p>
              </table:table-cell>
            </table:table-row>
            <table:table-row>
              <table:table-cell office:value-type="string">
                <text:p>feat SpectralDecrease STD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4">
                <text:p>0.464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48">
                <text:p>0.4748</text:p>
              </table:table-cell>
              <table:table-cell office:value-type="float" office:value="0.4946">
                <text:p>0.4946</text:p>
              </table:table-cell>
              <table:table-cell office:value-type="float" office:value="0.4622">
                <text:p>0.4622</text:p>
              </table:table-cell>
              <table:table-cell office:value-type="float" office:value="0.464">
                <text:p>0.464</text:p>
              </table:table-cell>
              <table:table-cell office:value-type="float" office:value="0.4766">
                <text:p>0.4766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0431654676259">
                <text:p>0.460431654676259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42446043165468">
                <text:p>0.442446043165468</text:p>
              </table:table-cell>
              <table:table-cell office:value-type="float" office:value="0.464028776978417">
                <text:p>0.464028776978417</text:p>
              </table:table-cell>
              <table:table-cell office:value-type="float" office:value="0.440647482014388">
                <text:p>0.440647482014388</text:p>
              </table:table-cell>
              <table:table-cell office:value-type="float" office:value="0.442446043165468">
                <text:p>0.442446043165468</text:p>
              </table:table-cell>
            </table:table-row>
            <table:table-row>
              <table:table-cell office:value-type="string">
                <text:p>feat SpectralFlatness STD</text:p>
              </table:table-cell>
              <table:table-cell office:value-type="float" office:value="0.3183">
                <text:p>0.3183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5">
                <text:p>0.6655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  <table:table-cell office:value-type="float" office:value="0.665467625899281">
                <text:p>0.665467625899281</text:p>
              </table:table-cell>
            </table:table-row>
            <table:table-row>
              <table:table-cell office:value-type="string">
                <text:p>feat SpectralFlux STD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58">
                <text:p>0.5558</text:p>
              </table:table-cell>
              <table:table-cell office:value-type="float" office:value="0.5576">
                <text:p>0.5576</text:p>
              </table:table-cell>
              <table:table-cell office:value-type="float" office:value="0.5558">
                <text:p>0.555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57553956834532">
                <text:p>0.557553956834532</text:p>
              </table:table-cell>
              <table:table-cell office:value-type="float" office:value="0.553956834532374">
                <text:p>0.553956834532374</text:p>
              </table:table-cell>
            </table:table-row>
            <table:table-row>
              <table:table-cell office:value-type="string">
                <text:p>feat SpectralRolloff STD</text:p>
              </table:table-cell>
              <table:table-cell office:value-type="float" office:value="0.3219">
                <text:p>0.3219</text:p>
              </table:table-cell>
              <table:table-cell office:value-type="float" office:value="0.3201">
                <text:p>0.3201</text:p>
              </table:table-cell>
              <table:table-cell office:value-type="float" office:value="0.3201">
                <text:p>0.3201</text:p>
              </table:table-cell>
              <table:table-cell office:value-type="float" office:value="0.3219">
                <text:p>0.3219</text:p>
              </table:table-cell>
              <table:table-cell office:value-type="float" office:value="0.3237">
                <text:p>0.3237</text:p>
              </table:table-cell>
              <table:table-cell office:value-type="float" office:value="0.3201">
                <text:p>0.3201</text:p>
              </table:table-cell>
              <table:table-cell office:value-type="float" office:value="0.3183">
                <text:p>0.3183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219">
                <text:p>0.3219</text:p>
              </table:table-cell>
              <table:table-cell office:value-type="float" office:value="0.3183">
                <text:p>0.3183</text:p>
              </table:table-cell>
              <table:table-cell office:value-type="float" office:value="0.3201">
                <text:p>0.3201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0143884892086">
                <text:p>0.320143884892086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1942446043165">
                <text:p>0.321942446043165</text:p>
              </table:table-cell>
              <table:table-cell office:value-type="float" office:value="0.325539568345324">
                <text:p>0.325539568345324</text:p>
              </table:table-cell>
              <table:table-cell office:value-type="float" office:value="0.323741007194245">
                <text:p>0.323741007194245</text:p>
              </table:table-cell>
              <table:table-cell office:value-type="float" office:value="0.320143884892086">
                <text:p>0.320143884892086</text:p>
              </table:table-cell>
              <table:table-cell office:value-type="float" office:value="0.329136690647482">
                <text:p>0.329136690647482</text:p>
              </table:table-cell>
            </table:table-row>
            <table:table-row>
              <table:table-cell office:value-type="string">
                <text:p>feat SpectralSpread STD</text:p>
              </table:table-cell>
              <table:table-cell office:value-type="float" office:value="0.4514">
                <text:p>0.4514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.4532">
                <text:p>0.4532</text:p>
              </table:table-cell>
              <table:table-cell office:value-type="float" office:value="0.4514">
                <text:p>0.4514</text:p>
              </table:table-cell>
              <table:table-cell office:value-type="float" office:value="0.455">
                <text:p>0.455</text:p>
              </table:table-cell>
              <table:table-cell office:value-type="float" office:value="0.4568">
                <text:p>0.4568</text:p>
              </table:table-cell>
              <table:table-cell office:value-type="float" office:value="0.4532">
                <text:p>0.4532</text:p>
              </table:table-cell>
              <table:table-cell office:value-type="float" office:value="0.4532">
                <text:p>0.4532</text:p>
              </table:table-cell>
              <table:table-cell office:value-type="float" office:value="0.455">
                <text:p>0.455</text:p>
              </table:table-cell>
              <table:table-cell office:value-type="float" office:value="0.4568">
                <text:p>0.4568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1438848920863">
                <text:p>0.451438848920863</text:p>
              </table:table-cell>
              <table:table-cell office:value-type="float" office:value="0.451438848920863">
                <text:p>0.451438848920863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49640287769784">
                <text:p>0.449640287769784</text:p>
              </table:table-cell>
              <table:table-cell office:value-type="float" office:value="0.453237410071942">
                <text:p>0.453237410071942</text:p>
              </table:table-cell>
              <table:table-cell office:value-type="float" office:value="0.45863309352518">
                <text:p>0.45863309352518</text:p>
              </table:table-cell>
              <table:table-cell office:value-type="float" office:value="0.453237410071942">
                <text:p>0.453237410071942</text:p>
              </table:table-cell>
              <table:table-cell office:value-type="float" office:value="0.453237410071942">
                <text:p>0.453237410071942</text:p>
              </table:table-cell>
            </table:table-row>
            <table:table-row>
              <table:table-cell office:value-type="string">
                <text:p>feat SpectralTonalPowerRatio STD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19">
                <text:p>0.5719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  <table:table-cell office:value-type="float" office:value="0.575539568345324">
                <text:p>0.575539568345324</text:p>
              </table:table-cell>
              <table:table-cell office:value-type="float" office:value="0.566546762589928">
                <text:p>0.566546762589928</text:p>
              </table:table-cell>
              <table:table-cell office:value-type="float" office:value="0.555755395683453">
                <text:p>0.555755395683453</text:p>
              </table:table-cell>
            </table:table-row>
            <table:table-row>
              <table:table-cell office:value-type="string">
                <text:p>feat TimeZeroCrossingRate STD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5">
                <text:p>0.3975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  <table:table-cell office:value-type="float" office:value="0.397482014388489">
                <text:p>0.397482014388489</text:p>
              </table:table-cell>
            </table:table-row>
            <table:table-row>
              <table:table-cell office:value-type="string">
                <text:p>feat TimeAcfCoeff STD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">
                <text:p>0.5629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  <table:table-cell office:value-type="float" office:value="0.56294964028777">
                <text:p>0.56294964028777</text:p>
              </table:table-cell>
            </table:table-row>
            <table:table-row>
              <table:table-cell office:value-type="string">
                <text:p>feat TimeMaxAcf STD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9">
                <text:p>0.6439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  <table:table-cell office:value-type="float" office:value="0.643884892086331">
                <text:p>0.6438848920863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